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ck1" table:style-name="ta1">
        <table:shapes>
          <draw:frame draw:z-index="0" draw:style-name="gr1" draw:text-style-name="P1" svg:width="453.51pt" svg:height="255.09pt" svg:x="354.9pt" svg:y="1157.07pt">
            <loext:p draw:notify-on-update-of-ranges="back1.L11:back1.L11 back1.K11:back1.K51 back1.J11:back1.J51 back1.J2:back1.J10 back1.L2:back1.L2 back1.K2:back1.K10 back1.L52:back1.L52 back1.K52:back1.K92 back1.J52:back1.J92 back1.L93:back1.L93 back1.K93:back1.K133 back1.J93:back1.J133 back1.L134:back1.L134 back1.K134:back1.K174 back1.J134:back1.J1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time(ms)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400114836106674" calcext:value-type="float">
            <text:p>4.00114836106674E-06</text:p>
          </table:table-cell>
          <table:table-cell office:value-type="float" office:value="0.00000399140122089953" calcext:value-type="float">
            <text:p>3.99140122089953E-06</text:p>
          </table:table-cell>
          <table:table-cell office:value-type="float" office:value="0.00000401202249359789" calcext:value-type="float">
            <text:p>0.000004012</text:p>
          </table:table-cell>
          <table:table-cell office:value-type="float" office:value="0.0000000347537830629053" calcext:value-type="float">
            <text:p>3.47537830629053E-08</text:p>
          </table:table-cell>
          <table:table-cell office:value-type="float" office:value="0.0000000285401630414853" calcext:value-type="float">
            <text:p>2.85401630414853E-08</text:p>
          </table:table-cell>
          <table:table-cell office:value-type="float" office:value="0.000000043113773317097" calcext:value-type="float">
            <text:p>4.3113773317097E-08</text:p>
          </table:table-cell>
          <table:table-cell/>
          <table:table-cell table:formula="of:=FIND(&quot;of &quot;;[.A2])" office:value-type="float" office:value="8" calcext:value-type="float">
            <text:p>8</text:p>
          </table:table-cell>
          <table:table-cell table:formula="of:=VALUE(REPLACE([.A2];1;[.I2]+2;&quot;&quot;))" office:value-type="float" office:value="0" calcext:value-type="float">
            <text:p>0</text:p>
          </table:table-cell>
          <table:table-cell table:formula="of:=[.B2]*1000" office:value-type="float" office:value="0.00400114836106674" calcext:value-type="float">
            <text:p>0.0040011484</text:p>
          </table:table-cell>
          <table:table-cell office:value-type="string" calcext:value-type="string">
            <text:p>Find half</text:p>
          </table:table-cell>
        </table:table-row>
        <table:table-row table:style-name="ro1">
          <table:table-cell office:value-type="string" calcext:value-type="string">
            <text:p>find 1250 of 2500</text:p>
          </table:table-cell>
          <table:table-cell office:value-type="float" office:value="0.177504614870847" calcext:value-type="float">
            <text:p>0.1775046149</text:p>
          </table:table-cell>
          <table:table-cell office:value-type="float" office:value="0.175314629025488" calcext:value-type="float">
            <text:p>0.175314629</text:p>
          </table:table-cell>
          <table:table-cell office:value-type="float" office:value="0.179503876786042" calcext:value-type="float">
            <text:p>0.1795038768</text:p>
          </table:table-cell>
          <table:table-cell office:value-type="float" office:value="0.00281068741110513" calcext:value-type="float">
            <text:p>0.0028106874</text:p>
          </table:table-cell>
          <table:table-cell office:value-type="float" office:value="0.00179872189310789" calcext:value-type="float">
            <text:p>0.0017987219</text:p>
          </table:table-cell>
          <table:table-cell office:value-type="float" office:value="0.00458909099486696" calcext:value-type="float">
            <text:p>0.004589091</text:p>
          </table:table-cell>
          <table:table-cell/>
          <table:table-cell table:formula="of:=FIND(&quot;of &quot;;[.A3])" office:value-type="float" office:value="11" calcext:value-type="float">
            <text:p>11</text:p>
          </table:table-cell>
          <table:table-cell table:formula="of:=VALUE(REPLACE([.A3];1;[.I3]+2;&quot;&quot;))" office:value-type="float" office:value="2500" calcext:value-type="float">
            <text:p>2500</text:p>
          </table:table-cell>
          <table:table-cell table:formula="of:=[.B3]*1000" office:value-type="float" office:value="177.504614870847" calcext:value-type="float">
            <text:p>177.5046148708</text:p>
          </table:table-cell>
          <table:table-cell/>
        </table:table-row>
        <table:table-row table:style-name="ro1">
          <table:table-cell office:value-type="string" calcext:value-type="string">
            <text:p>find 2500 of 5000</text:p>
          </table:table-cell>
          <table:table-cell office:value-type="float" office:value="0.671709447965119" calcext:value-type="float">
            <text:p>0.671709448</text:p>
          </table:table-cell>
          <table:table-cell office:value-type="float" office:value="0.669002475254466" calcext:value-type="float">
            <text:p>0.6690024753</text:p>
          </table:table-cell>
          <table:table-cell office:value-type="float" office:value="0.674340906454634" calcext:value-type="float">
            <text:p>0.6743409065</text:p>
          </table:table-cell>
          <table:table-cell office:value-type="float" office:value="0.0044938503450881" calcext:value-type="float">
            <text:p>0.0044938503</text:p>
          </table:table-cell>
          <table:table-cell office:value-type="float" office:value="0" calcext:value-type="float">
            <text:p>0</text:p>
          </table:table-cell>
          <table:table-cell office:value-type="float" office:value="0.00455781980184965" calcext:value-type="float">
            <text:p>0.0045578198</text:p>
          </table:table-cell>
          <table:table-cell/>
          <table:table-cell table:formula="of:=FIND(&quot;of &quot;;[.A4])" office:value-type="float" office:value="11" calcext:value-type="float">
            <text:p>11</text:p>
          </table:table-cell>
          <table:table-cell table:formula="of:=VALUE(REPLACE([.A4];1;[.I4]+2;&quot;&quot;))" office:value-type="float" office:value="5000" calcext:value-type="float">
            <text:p>5000</text:p>
          </table:table-cell>
          <table:table-cell table:formula="of:=[.B4]*1000" office:value-type="float" office:value="671.709447965119" calcext:value-type="float">
            <text:p>671.7094479651</text:p>
          </table:table-cell>
          <table:table-cell/>
        </table:table-row>
        <table:table-row table:style-name="ro1">
          <table:table-cell office:value-type="string" calcext:value-type="string">
            <text:p>find 3750 of 7500</text:p>
          </table:table-cell>
          <table:table-cell office:value-type="float" office:value="1.47530130241505" calcext:value-type="float">
            <text:p>1.4753013024</text:p>
          </table:table-cell>
          <table:table-cell office:value-type="float" office:value="1.46835304191138" calcext:value-type="float">
            <text:p>1.4683530419</text:p>
          </table:table-cell>
          <table:table-cell office:value-type="float" office:value="1.48709951570973" calcext:value-type="float">
            <text:p>1.4870995157</text:p>
          </table:table-cell>
          <table:table-cell office:value-type="float" office:value="0.0102712755548851" calcext:value-type="float">
            <text:p>0.0102712756</text:p>
          </table:table-cell>
          <table:table-cell office:value-type="float" office:value="2.71947991102104E-016" calcext:value-type="float">
            <text:p>2.71947991102104E-16</text:p>
          </table:table-cell>
          <table:table-cell office:value-type="float" office:value="0.0108232816938376" calcext:value-type="float">
            <text:p>0.0108232817</text:p>
          </table:table-cell>
          <table:table-cell/>
          <table:table-cell table:formula="of:=FIND(&quot;of &quot;;[.A5])" office:value-type="float" office:value="11" calcext:value-type="float">
            <text:p>11</text:p>
          </table:table-cell>
          <table:table-cell table:formula="of:=VALUE(REPLACE([.A5];1;[.I5]+2;&quot;&quot;))" office:value-type="float" office:value="7500" calcext:value-type="float">
            <text:p>7500</text:p>
          </table:table-cell>
          <table:table-cell table:formula="of:=[.B5]*1000" office:value-type="float" office:value="1475.30130241505" calcext:value-type="float">
            <text:p>1475.3013024151</text:p>
          </table:table-cell>
          <table:table-cell/>
        </table:table-row>
        <table:table-row table:style-name="ro1">
          <table:table-cell office:value-type="string" calcext:value-type="string">
            <text:p>find 5000 of 10000</text:p>
          </table:table-cell>
          <table:table-cell office:value-type="float" office:value="2.61532294500424" calcext:value-type="float">
            <text:p>2.615322945</text:p>
          </table:table-cell>
          <table:table-cell office:value-type="float" office:value="2.57307060493423" calcext:value-type="float">
            <text:p>2.5730706049</text:p>
          </table:table-cell>
          <table:table-cell office:value-type="float" office:value="2.63653322117707" calcext:value-type="float">
            <text:p>2.6365332212</text:p>
          </table:table-cell>
          <table:table-cell office:value-type="float" office:value="0.0365924697940076" calcext:value-type="float">
            <text:p>0.0365924698</text:p>
          </table:table-cell>
          <table:table-cell office:value-type="float" office:value="0" calcext:value-type="float">
            <text:p>0</text:p>
          </table:table-cell>
          <table:table-cell office:value-type="float" office:value="0.0367372759739043" calcext:value-type="float">
            <text:p>0.036737276</text:p>
          </table:table-cell>
          <table:table-cell/>
          <table:table-cell table:formula="of:=FIND(&quot;of &quot;;[.A6])" office:value-type="float" office:value="11" calcext:value-type="float">
            <text:p>11</text:p>
          </table:table-cell>
          <table:table-cell table:formula="of:=VALUE(REPLACE([.A6];1;[.I6]+2;&quot;&quot;))" office:value-type="float" office:value="10000" calcext:value-type="float">
            <text:p>10000</text:p>
          </table:table-cell>
          <table:table-cell table:formula="of:=[.B6]*1000" office:value-type="float" office:value="2615.32294500424" calcext:value-type="float">
            <text:p>2615.3229450042</text:p>
          </table:table-cell>
          <table:table-cell/>
        </table:table-row>
        <table:table-row table:style-name="ro1">
          <table:table-cell office:value-type="string" calcext:value-type="string">
            <text:p>find 6250 of 12500</text:p>
          </table:table-cell>
          <table:table-cell office:value-type="float" office:value="4.07280822130449" calcext:value-type="float">
            <text:p>4.0728082213</text:p>
          </table:table-cell>
          <table:table-cell office:value-type="float" office:value="4.01066067989251" calcext:value-type="float">
            <text:p>4.0106606799</text:p>
          </table:table-cell>
          <table:table-cell office:value-type="float" office:value="4.11017604644237" calcext:value-type="float">
            <text:p>4.1101760464</text:p>
          </table:table-cell>
          <table:table-cell office:value-type="float" office:value="0.0570374768760815" calcext:value-type="float">
            <text:p>0.0570374769</text:p>
          </table:table-cell>
          <table:table-cell office:value-type="float" office:value="0" calcext:value-type="float">
            <text:p>0</text:p>
          </table:table-cell>
          <table:table-cell office:value-type="float" office:value="0.0647229717071558" calcext:value-type="float">
            <text:p>0.0647229717</text:p>
          </table:table-cell>
          <table:table-cell/>
          <table:table-cell table:formula="of:=FIND(&quot;of &quot;;[.A7])" office:value-type="float" office:value="11" calcext:value-type="float">
            <text:p>11</text:p>
          </table:table-cell>
          <table:table-cell table:formula="of:=VALUE(REPLACE([.A7];1;[.I7]+2;&quot;&quot;))" office:value-type="float" office:value="12500" calcext:value-type="float">
            <text:p>12500</text:p>
          </table:table-cell>
          <table:table-cell table:formula="of:=[.B7]*1000" office:value-type="float" office:value="4072.80822130449" calcext:value-type="float">
            <text:p>4072.8082213045</text:p>
          </table:table-cell>
          <table:table-cell/>
        </table:table-row>
        <table:table-row table:style-name="ro1">
          <table:table-cell office:value-type="string" calcext:value-type="string">
            <text:p>find 7500 of 15000</text:p>
          </table:table-cell>
          <table:table-cell office:value-type="float" office:value="5.70859138344064" calcext:value-type="float">
            <text:p>5.7085913834</text:p>
          </table:table-cell>
          <table:table-cell office:value-type="float" office:value="5.66054713341675" calcext:value-type="float">
            <text:p>5.6605471334</text:p>
          </table:table-cell>
          <table:table-cell office:value-type="float" office:value="5.73433166727975" calcext:value-type="float">
            <text:p>5.7343316673</text:p>
          </table:table-cell>
          <table:table-cell office:value-type="float" office:value="0.0419256019404261" calcext:value-type="float">
            <text:p>0.0419256019</text:p>
          </table:table-cell>
          <table:table-cell office:value-type="float" office:value="1.08779196440841E-015" calcext:value-type="float">
            <text:p>1.08779196440841E-15</text:p>
          </table:table-cell>
          <table:table-cell office:value-type="float" office:value="0.0445834794105785" calcext:value-type="float">
            <text:p>0.0445834794</text:p>
          </table:table-cell>
          <table:table-cell/>
          <table:table-cell table:formula="of:=FIND(&quot;of &quot;;[.A8])" office:value-type="float" office:value="11" calcext:value-type="float">
            <text:p>11</text:p>
          </table:table-cell>
          <table:table-cell table:formula="of:=VALUE(REPLACE([.A8];1;[.I8]+2;&quot;&quot;))" office:value-type="float" office:value="15000" calcext:value-type="float">
            <text:p>15000</text:p>
          </table:table-cell>
          <table:table-cell table:formula="of:=[.B8]*1000" office:value-type="float" office:value="5708.59138344064" calcext:value-type="float">
            <text:p>5708.5913834406</text:p>
          </table:table-cell>
          <table:table-cell/>
        </table:table-row>
        <table:table-row table:style-name="ro1">
          <table:table-cell office:value-type="string" calcext:value-type="string">
            <text:p>find 8750 of 17500</text:p>
          </table:table-cell>
          <table:table-cell office:value-type="float" office:value="7.99880147944126" calcext:value-type="float">
            <text:p>7.9988014794</text:p>
          </table:table-cell>
          <table:table-cell office:value-type="float" office:value="7.96190254291088" calcext:value-type="float">
            <text:p>7.9619025429</text:p>
          </table:table-cell>
          <table:table-cell office:value-type="float" office:value="8.02426847695754" calcext:value-type="float">
            <text:p>8.024268477</text:p>
          </table:table-cell>
          <table:table-cell office:value-type="float" office:value="0.0382669581873769" calcext:value-type="float">
            <text:p>0.0382669582</text:p>
          </table:table-cell>
          <table:table-cell office:value-type="float" office:value="0" calcext:value-type="float">
            <text:p>0</text:p>
          </table:table-cell>
          <table:table-cell office:value-type="float" office:value="0.0441101336144346" calcext:value-type="float">
            <text:p>0.0441101336</text:p>
          </table:table-cell>
          <table:table-cell/>
          <table:table-cell table:formula="of:=FIND(&quot;of &quot;;[.A9])" office:value-type="float" office:value="11" calcext:value-type="float">
            <text:p>11</text:p>
          </table:table-cell>
          <table:table-cell table:formula="of:=VALUE(REPLACE([.A9];1;[.I9]+2;&quot;&quot;))" office:value-type="float" office:value="17500" calcext:value-type="float">
            <text:p>17500</text:p>
          </table:table-cell>
          <table:table-cell table:formula="of:=[.B9]*1000" office:value-type="float" office:value="7998.80147944126" calcext:value-type="float">
            <text:p>7998.8014794413</text:p>
          </table:table-cell>
          <table:table-cell/>
        </table:table-row>
        <table:table-row table:style-name="ro1">
          <table:table-cell office:value-type="string" calcext:value-type="string">
            <text:p>find 10000 of 20000</text:p>
          </table:table-cell>
          <table:table-cell office:value-type="float" office:value="10.3671684922449" calcext:value-type="float">
            <text:p>10.3671684922</text:p>
          </table:table-cell>
          <table:table-cell office:value-type="float" office:value="10.2190970816481" calcext:value-type="float">
            <text:p>10.2190970816</text:p>
          </table:table-cell>
          <table:table-cell office:value-type="float" office:value="10.4567152899289" calcext:value-type="float">
            <text:p>10.4567152899</text:p>
          </table:table-cell>
          <table:table-cell office:value-type="float" office:value="0.136415552119419" calcext:value-type="float">
            <text:p>0.1364155521</text:p>
          </table:table-cell>
          <table:table-cell office:value-type="float" office:value="0" calcext:value-type="float">
            <text:p>0</text:p>
          </table:table-cell>
          <table:table-cell office:value-type="float" office:value="0.155099603243801" calcext:value-type="float">
            <text:p>0.1550996032</text:p>
          </table:table-cell>
          <table:table-cell/>
          <table:table-cell table:formula="of:=FIND(&quot;of &quot;;[.A10])" office:value-type="float" office:value="12" calcext:value-type="float">
            <text:p>12</text:p>
          </table:table-cell>
          <table:table-cell table:formula="of:=VALUE(REPLACE([.A10];1;[.I10]+2;&quot;&quot;))" office:value-type="float" office:value="20000" calcext:value-type="float">
            <text:p>20000</text:p>
          </table:table-cell>
          <table:table-cell table:formula="of:=[.B10]*1000" office:value-type="float" office:value="10367.1684922449" calcext:value-type="float">
            <text:p>10367.1684922449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399242595079743" calcext:value-type="float">
            <text:p>3.99242595079743E-06</text:p>
          </table:table-cell>
          <table:table-cell office:value-type="float" office:value="0.00000397531218638801" calcext:value-type="float">
            <text:p>3.97531218638801E-06</text:p>
          </table:table-cell>
          <table:table-cell office:value-type="float" office:value="0.00000400784215562586" calcext:value-type="float">
            <text:p>4.00784215562586E-06</text:p>
          </table:table-cell>
          <table:table-cell office:value-type="float" office:value="0.0000000569924833461875" calcext:value-type="float">
            <text:p>0.000000057</text:p>
          </table:table-cell>
          <table:table-cell office:value-type="float" office:value="0.0000000492629042886007" calcext:value-type="float">
            <text:p>4.92629042886007E-08</text:p>
          </table:table-cell>
          <table:table-cell office:value-type="float" office:value="0.0000000658599183879544" calcext:value-type="float">
            <text:p>6.58599183879544E-08</text:p>
          </table:table-cell>
          <table:table-cell/>
          <table:table-cell table:formula="of:=FIND(&quot;of &quot;;[.A11])" office:value-type="float" office:value="8" calcext:value-type="float">
            <text:p>8</text:p>
          </table:table-cell>
          <table:table-cell table:formula="of:=VALUE(REPLACE([.A11];1;[.I11]+2;&quot;&quot;))" office:value-type="float" office:value="0" calcext:value-type="float">
            <text:p>0</text:p>
          </table:table-cell>
          <table:table-cell table:formula="of:=[.B11]*1000" office:value-type="float" office:value="0.00399242595079743" calcext:value-type="float">
            <text:p>0.003992426</text:p>
          </table:table-cell>
          <table:table-cell office:value-type="string" calcext:value-type="string">
            <text:p>Find all</text:p>
          </table:table-cell>
        </table:table-row>
        <table:table-row table:style-name="ro1">
          <table:table-cell office:value-type="string" calcext:value-type="string">
            <text:p>find 2500 of 2500</text:p>
          </table:table-cell>
          <table:table-cell office:value-type="float" office:value="0.0420826859756168" calcext:value-type="float">
            <text:p>0.042082686</text:p>
          </table:table-cell>
          <table:table-cell office:value-type="float" office:value="0.0418950770527688" calcext:value-type="float">
            <text:p>0.0418950771</text:p>
          </table:table-cell>
          <table:table-cell office:value-type="float" office:value="0.0422975156431587" calcext:value-type="float">
            <text:p>0.0422975156</text:p>
          </table:table-cell>
          <table:table-cell office:value-type="float" office:value="0.000372356157590848" calcext:value-type="float">
            <text:p>0.0003723562</text:p>
          </table:table-cell>
          <table:table-cell office:value-type="float" office:value="0.000261349013912767" calcext:value-type="float">
            <text:p>0.000261349</text:p>
          </table:table-cell>
          <table:table-cell office:value-type="float" office:value="0.000570294512644344" calcext:value-type="float">
            <text:p>0.0005702945</text:p>
          </table:table-cell>
          <table:table-cell/>
          <table:table-cell table:formula="of:=FIND(&quot;of &quot;;[.A12])" office:value-type="float" office:value="11" calcext:value-type="float">
            <text:p>11</text:p>
          </table:table-cell>
          <table:table-cell table:formula="of:=VALUE(REPLACE([.A12];1;[.I12]+2;&quot;&quot;))" office:value-type="float" office:value="2500" calcext:value-type="float">
            <text:p>2500</text:p>
          </table:table-cell>
          <table:table-cell table:formula="of:=[.B12]*1000" office:value-type="float" office:value="42.0826859756168" calcext:value-type="float">
            <text:p>42.0826859756</text:p>
          </table:table-cell>
          <table:table-cell/>
        </table:table-row>
        <table:table-row table:style-name="ro1">
          <table:table-cell office:value-type="string" calcext:value-type="string">
            <text:p>find 5000 of 5000</text:p>
          </table:table-cell>
          <table:table-cell office:value-type="float" office:value="0.101080521583016" calcext:value-type="float">
            <text:p>0.1010805216</text:p>
          </table:table-cell>
          <table:table-cell office:value-type="float" office:value="0.10078866119757" calcext:value-type="float">
            <text:p>0.1007886612</text:p>
          </table:table-cell>
          <table:table-cell office:value-type="float" office:value="0.101452789141258" calcext:value-type="float">
            <text:p>0.1014527891</text:p>
          </table:table-cell>
          <table:table-cell office:value-type="float" office:value="0.00050463158872851" calcext:value-type="float">
            <text:p>0.0005046316</text:p>
          </table:table-cell>
          <table:table-cell office:value-type="float" office:value="0.000358069931210627" calcext:value-type="float">
            <text:p>0.0003580699</text:p>
          </table:table-cell>
          <table:table-cell office:value-type="float" office:value="0.000709656878956859" calcext:value-type="float">
            <text:p>0.0007096569</text:p>
          </table:table-cell>
          <table:table-cell/>
          <table:table-cell table:formula="of:=FIND(&quot;of &quot;;[.A13])" office:value-type="float" office:value="11" calcext:value-type="float">
            <text:p>11</text:p>
          </table:table-cell>
          <table:table-cell table:formula="of:=VALUE(REPLACE([.A13];1;[.I13]+2;&quot;&quot;))" office:value-type="float" office:value="5000" calcext:value-type="float">
            <text:p>5000</text:p>
          </table:table-cell>
          <table:table-cell table:formula="of:=[.B13]*1000" office:value-type="float" office:value="101.080521583016" calcext:value-type="float">
            <text:p>101.080521583</text:p>
          </table:table-cell>
          <table:table-cell/>
        </table:table-row>
        <table:table-row table:style-name="ro1">
          <table:table-cell office:value-type="string" calcext:value-type="string">
            <text:p>find 7500 of 7500</text:p>
          </table:table-cell>
          <table:table-cell office:value-type="float" office:value="0.169911949390079" calcext:value-type="float">
            <text:p>0.1699119494</text:p>
          </table:table-cell>
          <table:table-cell office:value-type="float" office:value="0.168696128315144" calcext:value-type="float">
            <text:p>0.1686961283</text:p>
          </table:table-cell>
          <table:table-cell office:value-type="float" office:value="0.170978179507631" calcext:value-type="float">
            <text:p>0.1709781795</text:p>
          </table:table-cell>
          <table:table-cell office:value-type="float" office:value="0.00156375154491749" calcext:value-type="float">
            <text:p>0.0015637515</text:p>
          </table:table-cell>
          <table:table-cell office:value-type="float" office:value="0.0012387037782641" calcext:value-type="float">
            <text:p>0.0012387038</text:p>
          </table:table-cell>
          <table:table-cell office:value-type="float" office:value="0.00208674728347713" calcext:value-type="float">
            <text:p>0.0020867473</text:p>
          </table:table-cell>
          <table:table-cell/>
          <table:table-cell table:formula="of:=FIND(&quot;of &quot;;[.A14])" office:value-type="float" office:value="11" calcext:value-type="float">
            <text:p>11</text:p>
          </table:table-cell>
          <table:table-cell table:formula="of:=VALUE(REPLACE([.A14];1;[.I14]+2;&quot;&quot;))" office:value-type="float" office:value="7500" calcext:value-type="float">
            <text:p>7500</text:p>
          </table:table-cell>
          <table:table-cell table:formula="of:=[.B14]*1000" office:value-type="float" office:value="169.911949390079" calcext:value-type="float">
            <text:p>169.9119493901</text:p>
          </table:table-cell>
          <table:table-cell/>
        </table:table-row>
        <table:table-row table:style-name="ro1">
          <table:table-cell office:value-type="string" calcext:value-type="string">
            <text:p>find 10000 of 10000</text:p>
          </table:table-cell>
          <table:table-cell office:value-type="float" office:value="0.254055304354975" calcext:value-type="float">
            <text:p>0.2540553044</text:p>
          </table:table-cell>
          <table:table-cell office:value-type="float" office:value="0.252951447867858" calcext:value-type="float">
            <text:p>0.2529514479</text:p>
          </table:table-cell>
          <table:table-cell office:value-type="float" office:value="0.255595975063668" calcext:value-type="float">
            <text:p>0.2555959751</text:p>
          </table:table-cell>
          <table:table-cell office:value-type="float" office:value="0.00150246471612889" calcext:value-type="float">
            <text:p>0.0015024647</text:p>
          </table:table-cell>
          <table:table-cell office:value-type="float" office:value="0.000513489375428707" calcext:value-type="float">
            <text:p>0.0005134894</text:p>
          </table:table-cell>
          <table:table-cell office:value-type="float" office:value="0.00203575798450743" calcext:value-type="float">
            <text:p>0.002035758</text:p>
          </table:table-cell>
          <table:table-cell/>
          <table:table-cell table:formula="of:=FIND(&quot;of &quot;;[.A15])" office:value-type="float" office:value="12" calcext:value-type="float">
            <text:p>12</text:p>
          </table:table-cell>
          <table:table-cell table:formula="of:=VALUE(REPLACE([.A15];1;[.I15]+2;&quot;&quot;))" office:value-type="float" office:value="10000" calcext:value-type="float">
            <text:p>10000</text:p>
          </table:table-cell>
          <table:table-cell table:formula="of:=[.B15]*1000" office:value-type="float" office:value="254.055304354975" calcext:value-type="float">
            <text:p>254.055304355</text:p>
          </table:table-cell>
          <table:table-cell/>
        </table:table-row>
        <table:table-row table:style-name="ro1">
          <table:table-cell office:value-type="string" calcext:value-type="string">
            <text:p>find 12500 of 12500</text:p>
          </table:table-cell>
          <table:table-cell office:value-type="float" office:value="0.336955132271902" calcext:value-type="float">
            <text:p>0.3369551323</text:p>
          </table:table-cell>
          <table:table-cell office:value-type="float" office:value="0.334751187473474" calcext:value-type="float">
            <text:p>0.3347511875</text:p>
          </table:table-cell>
          <table:table-cell office:value-type="float" office:value="0.338242752902618" calcext:value-type="float">
            <text:p>0.3382427529</text:p>
          </table:table-cell>
          <table:table-cell office:value-type="float" office:value="0.00198826982540757" calcext:value-type="float">
            <text:p>0.0019882698</text:p>
          </table:table-cell>
          <table:table-cell office:value-type="float" office:value="0" calcext:value-type="float">
            <text:p>0</text:p>
          </table:table-cell>
          <table:table-cell office:value-type="float" office:value="0.00223022435327352" calcext:value-type="float">
            <text:p>0.0022302244</text:p>
          </table:table-cell>
          <table:table-cell/>
          <table:table-cell table:formula="of:=FIND(&quot;of &quot;;[.A16])" office:value-type="float" office:value="12" calcext:value-type="float">
            <text:p>12</text:p>
          </table:table-cell>
          <table:table-cell table:formula="of:=VALUE(REPLACE([.A16];1;[.I16]+2;&quot;&quot;))" office:value-type="float" office:value="12500" calcext:value-type="float">
            <text:p>12500</text:p>
          </table:table-cell>
          <table:table-cell table:formula="of:=[.B16]*1000" office:value-type="float" office:value="336.955132271902" calcext:value-type="float">
            <text:p>336.9551322719</text:p>
          </table:table-cell>
          <table:table-cell/>
        </table:table-row>
        <table:table-row table:style-name="ro1">
          <table:table-cell office:value-type="string" calcext:value-type="string">
            <text:p>find 15000 of 15000</text:p>
          </table:table-cell>
          <table:table-cell office:value-type="float" office:value="0.42665009846858" calcext:value-type="float">
            <text:p>0.4266500985</text:p>
          </table:table-cell>
          <table:table-cell office:value-type="float" office:value="0.425469815438025" calcext:value-type="float">
            <text:p>0.4254698154</text:p>
          </table:table-cell>
          <table:table-cell office:value-type="float" office:value="0.427334276081738" calcext:value-type="float">
            <text:p>0.4273342761</text:p>
          </table:table-cell>
          <table:table-cell office:value-type="float" office:value="0.00106037074342118" calcext:value-type="float">
            <text:p>0.0010603707</text:p>
          </table:table-cell>
          <table:table-cell office:value-type="float" office:value="0" calcext:value-type="float">
            <text:p>0</text:p>
          </table:table-cell>
          <table:table-cell office:value-type="float" office:value="0.00118503038739111" calcext:value-type="float">
            <text:p>0.0011850304</text:p>
          </table:table-cell>
          <table:table-cell/>
          <table:table-cell table:formula="of:=FIND(&quot;of &quot;;[.A17])" office:value-type="float" office:value="12" calcext:value-type="float">
            <text:p>12</text:p>
          </table:table-cell>
          <table:table-cell table:formula="of:=VALUE(REPLACE([.A17];1;[.I17]+2;&quot;&quot;))" office:value-type="float" office:value="15000" calcext:value-type="float">
            <text:p>15000</text:p>
          </table:table-cell>
          <table:table-cell table:formula="of:=[.B17]*1000" office:value-type="float" office:value="426.65009846858" calcext:value-type="float">
            <text:p>426.6500984686</text:p>
          </table:table-cell>
          <table:table-cell/>
        </table:table-row>
        <table:table-row table:style-name="ro1">
          <table:table-cell office:value-type="string" calcext:value-type="string">
            <text:p>find 17500 of 17500</text:p>
          </table:table-cell>
          <table:table-cell office:value-type="float" office:value="0.545002584046699" calcext:value-type="float">
            <text:p>0.545002584</text:p>
          </table:table-cell>
          <table:table-cell office:value-type="float" office:value="0.541444152281848" calcext:value-type="float">
            <text:p>0.5414441523</text:p>
          </table:table-cell>
          <table:table-cell office:value-type="float" office:value="0.546914878590706" calcext:value-type="float">
            <text:p>0.5469148786</text:p>
          </table:table-cell>
          <table:table-cell office:value-type="float" office:value="0.00310744538815086" calcext:value-type="float">
            <text:p>0.0031074454</text:p>
          </table:table-cell>
          <table:table-cell office:value-type="float" office:value="0" calcext:value-type="float">
            <text:p>0</text:p>
          </table:table-cell>
          <table:table-cell office:value-type="float" office:value="0.00331219130925731" calcext:value-type="float">
            <text:p>0.0033121913</text:p>
          </table:table-cell>
          <table:table-cell/>
          <table:table-cell table:formula="of:=FIND(&quot;of &quot;;[.A18])" office:value-type="float" office:value="12" calcext:value-type="float">
            <text:p>12</text:p>
          </table:table-cell>
          <table:table-cell table:formula="of:=VALUE(REPLACE([.A18];1;[.I18]+2;&quot;&quot;))" office:value-type="float" office:value="17500" calcext:value-type="float">
            <text:p>17500</text:p>
          </table:table-cell>
          <table:table-cell table:formula="of:=[.B18]*1000" office:value-type="float" office:value="545.002584046699" calcext:value-type="float">
            <text:p>545.0025840467</text:p>
          </table:table-cell>
          <table:table-cell/>
        </table:table-row>
        <table:table-row table:style-name="ro1">
          <table:table-cell office:value-type="string" calcext:value-type="string">
            <text:p>find 20000 of 20000</text:p>
          </table:table-cell>
          <table:table-cell office:value-type="float" office:value="0.649388601668944" calcext:value-type="float">
            <text:p>0.6493886017</text:p>
          </table:table-cell>
          <table:table-cell office:value-type="float" office:value="0.647294147927657" calcext:value-type="float">
            <text:p>0.6472941479</text:p>
          </table:table-cell>
          <table:table-cell office:value-type="float" office:value="0.650477197236695" calcext:value-type="float">
            <text:p>0.6504771972</text:p>
          </table:table-cell>
          <table:table-cell office:value-type="float" office:value="0.0018180909431864" calcext:value-type="float">
            <text:p>0.0018180909</text:p>
          </table:table-cell>
          <table:table-cell office:value-type="float" office:value="0" calcext:value-type="float">
            <text:p>0</text:p>
          </table:table-cell>
          <table:table-cell office:value-type="float" office:value="0.00188550283223796" calcext:value-type="float">
            <text:p>0.0018855028</text:p>
          </table:table-cell>
          <table:table-cell/>
          <table:table-cell table:formula="of:=FIND(&quot;of &quot;;[.A19])" office:value-type="float" office:value="12" calcext:value-type="float">
            <text:p>12</text:p>
          </table:table-cell>
          <table:table-cell table:formula="of:=VALUE(REPLACE([.A19];1;[.I19]+2;&quot;&quot;))" office:value-type="float" office:value="20000" calcext:value-type="float">
            <text:p>20000</text:p>
          </table:table-cell>
          <table:table-cell table:formula="of:=[.B19]*1000" office:value-type="float" office:value="649.388601668944" calcext:value-type="float">
            <text:p>649.3886016689</text:p>
          </table:table-cell>
          <table:table-cell/>
        </table:table-row>
        <table:table-row table:style-name="ro1">
          <table:table-cell office:value-type="string" calcext:value-type="string">
            <text:p>find 22500 of 22500</text:p>
          </table:table-cell>
          <table:table-cell office:value-type="float" office:value="0.755314377345289" calcext:value-type="float">
            <text:p>0.7553143773</text:p>
          </table:table-cell>
          <table:table-cell office:value-type="float" office:value="0.753703429943759" calcext:value-type="float">
            <text:p>0.7537034299</text:p>
          </table:table-cell>
          <table:table-cell office:value-type="float" office:value="0.756591582905659" calcext:value-type="float">
            <text:p>0.7565915829</text:p>
          </table:table-cell>
          <table:table-cell office:value-type="float" office:value="0.00198724487020851" calcext:value-type="float">
            <text:p>0.0019872449</text:p>
          </table:table-cell>
          <table:table-cell office:value-type="float" office:value="0" calcext:value-type="float">
            <text:p>0</text:p>
          </table:table-cell>
          <table:table-cell office:value-type="float" office:value="0.00221218492227025" calcext:value-type="float">
            <text:p>0.0022121849</text:p>
          </table:table-cell>
          <table:table-cell/>
          <table:table-cell table:formula="of:=FIND(&quot;of &quot;;[.A20])" office:value-type="float" office:value="12" calcext:value-type="float">
            <text:p>12</text:p>
          </table:table-cell>
          <table:table-cell table:formula="of:=VALUE(REPLACE([.A20];1;[.I20]+2;&quot;&quot;))" office:value-type="float" office:value="22500" calcext:value-type="float">
            <text:p>22500</text:p>
          </table:table-cell>
          <table:table-cell table:formula="of:=[.B20]*1000" office:value-type="float" office:value="755.314377345289" calcext:value-type="float">
            <text:p>755.3143773453</text:p>
          </table:table-cell>
          <table:table-cell/>
        </table:table-row>
        <table:table-row table:style-name="ro1">
          <table:table-cell office:value-type="string" calcext:value-type="string">
            <text:p>find 25000 of 25000</text:p>
          </table:table-cell>
          <table:table-cell office:value-type="float" office:value="0.863866954791452" calcext:value-type="float">
            <text:p>0.8638669548</text:p>
          </table:table-cell>
          <table:table-cell office:value-type="float" office:value="0.860653299293709" calcext:value-type="float">
            <text:p>0.8606532993</text:p>
          </table:table-cell>
          <table:table-cell office:value-type="float" office:value="0.865574765492827" calcext:value-type="float">
            <text:p>0.8655747655</text:p>
          </table:table-cell>
          <table:table-cell office:value-type="float" office:value="0.00279954715157571" calcext:value-type="float">
            <text:p>0.0027995472</text:p>
          </table:table-cell>
          <table:table-cell office:value-type="float" office:value="0" calcext:value-type="float">
            <text:p>0</text:p>
          </table:table-cell>
          <table:table-cell office:value-type="float" office:value="0.0029580149044911" calcext:value-type="float">
            <text:p>0.0029580149</text:p>
          </table:table-cell>
          <table:table-cell/>
          <table:table-cell table:formula="of:=FIND(&quot;of &quot;;[.A21])" office:value-type="float" office:value="12" calcext:value-type="float">
            <text:p>12</text:p>
          </table:table-cell>
          <table:table-cell table:formula="of:=VALUE(REPLACE([.A21];1;[.I21]+2;&quot;&quot;))" office:value-type="float" office:value="25000" calcext:value-type="float">
            <text:p>25000</text:p>
          </table:table-cell>
          <table:table-cell table:formula="of:=[.B21]*1000" office:value-type="float" office:value="863.866954791452" calcext:value-type="float">
            <text:p>863.8669547915</text:p>
          </table:table-cell>
          <table:table-cell/>
        </table:table-row>
        <table:table-row table:style-name="ro1">
          <table:table-cell office:value-type="string" calcext:value-type="string">
            <text:p>find 27500 of 27500</text:p>
          </table:table-cell>
          <table:table-cell office:value-type="float" office:value="1.00902881262642" calcext:value-type="float">
            <text:p>1.0090288126</text:p>
          </table:table-cell>
          <table:table-cell office:value-type="float" office:value="1.00423112869513" calcext:value-type="float">
            <text:p>1.0042311287</text:p>
          </table:table-cell>
          <table:table-cell office:value-type="float" office:value="1.01315405048896" calcext:value-type="float">
            <text:p>1.0131540505</text:p>
          </table:table-cell>
          <table:table-cell office:value-type="float" office:value="0.00663982781884944" calcext:value-type="float">
            <text:p>0.0066398278</text:p>
          </table:table-cell>
          <table:table-cell office:value-type="float" office:value="0" calcext:value-type="float">
            <text:p>0</text:p>
          </table:table-cell>
          <table:table-cell office:value-type="float" office:value="0.00714512157123786" calcext:value-type="float">
            <text:p>0.0071451216</text:p>
          </table:table-cell>
          <table:table-cell/>
          <table:table-cell table:formula="of:=FIND(&quot;of &quot;;[.A22])" office:value-type="float" office:value="12" calcext:value-type="float">
            <text:p>12</text:p>
          </table:table-cell>
          <table:table-cell table:formula="of:=VALUE(REPLACE([.A22];1;[.I22]+2;&quot;&quot;))" office:value-type="float" office:value="27500" calcext:value-type="float">
            <text:p>27500</text:p>
          </table:table-cell>
          <table:table-cell table:formula="of:=[.B22]*1000" office:value-type="float" office:value="1009.02881262642" calcext:value-type="float">
            <text:p>1009.0288126264</text:p>
          </table:table-cell>
          <table:table-cell/>
        </table:table-row>
        <table:table-row table:style-name="ro1">
          <table:table-cell office:value-type="string" calcext:value-type="string">
            <text:p>find 30000 of 30000</text:p>
          </table:table-cell>
          <table:table-cell office:value-type="float" office:value="1.10988097197634" calcext:value-type="float">
            <text:p>1.109880972</text:p>
          </table:table-cell>
          <table:table-cell office:value-type="float" office:value="1.10346095872129" calcext:value-type="float">
            <text:p>1.1034609587</text:p>
          </table:table-cell>
          <table:table-cell office:value-type="float" office:value="1.11506318038205" calcext:value-type="float">
            <text:p>1.1150631804</text:p>
          </table:table-cell>
          <table:table-cell office:value-type="float" office:value="0.00811902988854762" calcext:value-type="float">
            <text:p>0.0081190299</text:p>
          </table:table-cell>
          <table:table-cell office:value-type="float" office:value="0" calcext:value-type="float">
            <text:p>0</text:p>
          </table:table-cell>
          <table:table-cell office:value-type="float" office:value="0.00897584825409941" calcext:value-type="float">
            <text:p>0.0089758483</text:p>
          </table:table-cell>
          <table:table-cell/>
          <table:table-cell table:formula="of:=FIND(&quot;of &quot;;[.A23])" office:value-type="float" office:value="12" calcext:value-type="float">
            <text:p>12</text:p>
          </table:table-cell>
          <table:table-cell table:formula="of:=VALUE(REPLACE([.A23];1;[.I23]+2;&quot;&quot;))" office:value-type="float" office:value="30000" calcext:value-type="float">
            <text:p>30000</text:p>
          </table:table-cell>
          <table:table-cell table:formula="of:=[.B23]*1000" office:value-type="float" office:value="1109.88097197634" calcext:value-type="float">
            <text:p>1109.8809719763</text:p>
          </table:table-cell>
          <table:table-cell/>
        </table:table-row>
        <table:table-row table:style-name="ro1">
          <table:table-cell office:value-type="string" calcext:value-type="string">
            <text:p>find 32500 of 32500</text:p>
          </table:table-cell>
          <table:table-cell office:value-type="float" office:value="1.21856741697591" calcext:value-type="float">
            <text:p>1.218567417</text:p>
          </table:table-cell>
          <table:table-cell office:value-type="float" office:value="1.21354600127344" calcext:value-type="float">
            <text:p>1.2135460013</text:p>
          </table:table-cell>
          <table:table-cell office:value-type="float" office:value="1.22144806728333" calcext:value-type="float">
            <text:p>1.2214480673</text:p>
          </table:table-cell>
          <table:table-cell office:value-type="float" office:value="0.00448805955071648" calcext:value-type="float">
            <text:p>0.0044880596</text:p>
          </table:table-cell>
          <table:table-cell office:value-type="float" office:value="0" calcext:value-type="float">
            <text:p>0</text:p>
          </table:table-cell>
          <table:table-cell office:value-type="float" office:value="0.00498943269129185" calcext:value-type="float">
            <text:p>0.0049894327</text:p>
          </table:table-cell>
          <table:table-cell/>
          <table:table-cell table:formula="of:=FIND(&quot;of &quot;;[.A24])" office:value-type="float" office:value="12" calcext:value-type="float">
            <text:p>12</text:p>
          </table:table-cell>
          <table:table-cell table:formula="of:=VALUE(REPLACE([.A24];1;[.I24]+2;&quot;&quot;))" office:value-type="float" office:value="32500" calcext:value-type="float">
            <text:p>32500</text:p>
          </table:table-cell>
          <table:table-cell table:formula="of:=[.B24]*1000" office:value-type="float" office:value="1218.56741697591" calcext:value-type="float">
            <text:p>1218.5674169759</text:p>
          </table:table-cell>
          <table:table-cell/>
        </table:table-row>
        <table:table-row table:style-name="ro1">
          <table:table-cell office:value-type="string" calcext:value-type="string">
            <text:p>find 35000 of 35000</text:p>
          </table:table-cell>
          <table:table-cell office:value-type="float" office:value="1.44527806180464" calcext:value-type="float">
            <text:p>1.4452780618</text:p>
          </table:table-cell>
          <table:table-cell office:value-type="float" office:value="1.40205044729968" calcext:value-type="float">
            <text:p>1.4020504473</text:p>
          </table:table-cell>
          <table:table-cell office:value-type="float" office:value="1.48482376410649" calcext:value-type="float">
            <text:p>1.4848237641</text:p>
          </table:table-cell>
          <table:table-cell office:value-type="float" office:value="0.0655396500783933" calcext:value-type="float">
            <text:p>0.0655396501</text:p>
          </table:table-cell>
          <table:table-cell office:value-type="float" office:value="0" calcext:value-type="float">
            <text:p>0</text:p>
          </table:table-cell>
          <table:table-cell office:value-type="float" office:value="0.0684951656078015" calcext:value-type="float">
            <text:p>0.0684951656</text:p>
          </table:table-cell>
          <table:table-cell/>
          <table:table-cell table:formula="of:=FIND(&quot;of &quot;;[.A25])" office:value-type="float" office:value="12" calcext:value-type="float">
            <text:p>12</text:p>
          </table:table-cell>
          <table:table-cell table:formula="of:=VALUE(REPLACE([.A25];1;[.I25]+2;&quot;&quot;))" office:value-type="float" office:value="35000" calcext:value-type="float">
            <text:p>35000</text:p>
          </table:table-cell>
          <table:table-cell table:formula="of:=[.B25]*1000" office:value-type="float" office:value="1445.27806180464" calcext:value-type="float">
            <text:p>1445.2780618046</text:p>
          </table:table-cell>
          <table:table-cell/>
        </table:table-row>
        <table:table-row table:style-name="ro1">
          <table:table-cell office:value-type="string" calcext:value-type="string">
            <text:p>find 37500 of 37500</text:p>
          </table:table-cell>
          <table:table-cell office:value-type="float" office:value="1.57719607283735" calcext:value-type="float">
            <text:p>1.5771960728</text:p>
          </table:table-cell>
          <table:table-cell office:value-type="float" office:value="1.54758484795358" calcext:value-type="float">
            <text:p>1.547584848</text:p>
          </table:table-cell>
          <table:table-cell office:value-type="float" office:value="1.59521851805531" calcext:value-type="float">
            <text:p>1.5952185181</text:p>
          </table:table-cell>
          <table:table-cell office:value-type="float" office:value="0.027399828417729" calcext:value-type="float">
            <text:p>0.0273998284</text:p>
          </table:table-cell>
          <table:table-cell office:value-type="float" office:value="0" calcext:value-type="float">
            <text:p>0</text:p>
          </table:table-cell>
          <table:table-cell office:value-type="float" office:value="0.0312157907941303" calcext:value-type="float">
            <text:p>0.0312157908</text:p>
          </table:table-cell>
          <table:table-cell/>
          <table:table-cell table:formula="of:=FIND(&quot;of &quot;;[.A26])" office:value-type="float" office:value="12" calcext:value-type="float">
            <text:p>12</text:p>
          </table:table-cell>
          <table:table-cell table:formula="of:=VALUE(REPLACE([.A26];1;[.I26]+2;&quot;&quot;))" office:value-type="float" office:value="37500" calcext:value-type="float">
            <text:p>37500</text:p>
          </table:table-cell>
          <table:table-cell table:formula="of:=[.B26]*1000" office:value-type="float" office:value="1577.19607283735" calcext:value-type="float">
            <text:p>1577.1960728374</text:p>
          </table:table-cell>
          <table:table-cell/>
        </table:table-row>
        <table:table-row table:style-name="ro1">
          <table:table-cell office:value-type="string" calcext:value-type="string">
            <text:p>find 40000 of 40000</text:p>
          </table:table-cell>
          <table:table-cell office:value-type="float" office:value="1.69596740348807" calcext:value-type="float">
            <text:p>1.6959674035</text:p>
          </table:table-cell>
          <table:table-cell office:value-type="float" office:value="1.66416331846068" calcext:value-type="float">
            <text:p>1.6641633185</text:p>
          </table:table-cell>
          <table:table-cell office:value-type="float" office:value="1.72095063709235" calcext:value-type="float">
            <text:p>1.7209506371</text:p>
          </table:table-cell>
          <table:table-cell office:value-type="float" office:value="0.0387406395524953" calcext:value-type="float">
            <text:p>0.0387406396</text:p>
          </table:table-cell>
          <table:table-cell office:value-type="float" office:value="2.71947991102104E-016" calcext:value-type="float">
            <text:p>2.71947991102104E-16</text:p>
          </table:table-cell>
          <table:table-cell office:value-type="float" office:value="0.0432722299399809" calcext:value-type="float">
            <text:p>0.0432722299</text:p>
          </table:table-cell>
          <table:table-cell/>
          <table:table-cell table:formula="of:=FIND(&quot;of &quot;;[.A27])" office:value-type="float" office:value="12" calcext:value-type="float">
            <text:p>12</text:p>
          </table:table-cell>
          <table:table-cell table:formula="of:=VALUE(REPLACE([.A27];1;[.I27]+2;&quot;&quot;))" office:value-type="float" office:value="40000" calcext:value-type="float">
            <text:p>40000</text:p>
          </table:table-cell>
          <table:table-cell table:formula="of:=[.B27]*1000" office:value-type="float" office:value="1695.96740348807" calcext:value-type="float">
            <text:p>1695.9674034881</text:p>
          </table:table-cell>
          <table:table-cell/>
        </table:table-row>
        <table:table-row table:style-name="ro1">
          <table:table-cell office:value-type="string" calcext:value-type="string">
            <text:p>find 42500 of 42500</text:p>
          </table:table-cell>
          <table:table-cell office:value-type="float" office:value="1.83735430798958" calcext:value-type="float">
            <text:p>1.837354308</text:p>
          </table:table-cell>
          <table:table-cell office:value-type="float" office:value="1.81833445160362" calcext:value-type="float">
            <text:p>1.8183344516</text:p>
          </table:table-cell>
          <table:table-cell office:value-type="float" office:value="1.86650399144756" calcext:value-type="float">
            <text:p>1.8665039914</text:p>
          </table:table-cell>
          <table:table-cell office:value-type="float" office:value="0.0256327171711477" calcext:value-type="float">
            <text:p>0.0256327172</text:p>
          </table:table-cell>
          <table:table-cell office:value-type="float" office:value="0" calcext:value-type="float">
            <text:p>0</text:p>
          </table:table-cell>
          <table:table-cell office:value-type="float" office:value="0.0278106967956387" calcext:value-type="float">
            <text:p>0.0278106968</text:p>
          </table:table-cell>
          <table:table-cell/>
          <table:table-cell table:formula="of:=FIND(&quot;of &quot;;[.A28])" office:value-type="float" office:value="12" calcext:value-type="float">
            <text:p>12</text:p>
          </table:table-cell>
          <table:table-cell table:formula="of:=VALUE(REPLACE([.A28];1;[.I28]+2;&quot;&quot;))" office:value-type="float" office:value="42500" calcext:value-type="float">
            <text:p>42500</text:p>
          </table:table-cell>
          <table:table-cell table:formula="of:=[.B28]*1000" office:value-type="float" office:value="1837.35430798958" calcext:value-type="float">
            <text:p>1837.3543079896</text:p>
          </table:table-cell>
          <table:table-cell/>
        </table:table-row>
        <table:table-row table:style-name="ro1">
          <table:table-cell office:value-type="string" calcext:value-type="string">
            <text:p>find 45000 of 45000</text:p>
          </table:table-cell>
          <table:table-cell office:value-type="float" office:value="2.0192710981082" calcext:value-type="float">
            <text:p>2.0192710981</text:p>
          </table:table-cell>
          <table:table-cell office:value-type="float" office:value="1.97790003594965" calcext:value-type="float">
            <text:p>1.9779000359</text:p>
          </table:table-cell>
          <table:table-cell office:value-type="float" office:value="2.04896628425757" calcext:value-type="float">
            <text:p>2.0489662843</text:p>
          </table:table-cell>
          <table:table-cell office:value-type="float" office:value="0.0448802690325415" calcext:value-type="float">
            <text:p>0.044880269</text:p>
          </table:table-cell>
          <table:table-cell office:value-type="float" office:value="0" calcext:value-type="float">
            <text:p>0</text:p>
          </table:table-cell>
          <table:table-cell office:value-type="float" office:value="0.0514335711509194" calcext:value-type="float">
            <text:p>0.0514335712</text:p>
          </table:table-cell>
          <table:table-cell/>
          <table:table-cell table:formula="of:=FIND(&quot;of &quot;;[.A29])" office:value-type="float" office:value="12" calcext:value-type="float">
            <text:p>12</text:p>
          </table:table-cell>
          <table:table-cell table:formula="of:=VALUE(REPLACE([.A29];1;[.I29]+2;&quot;&quot;))" office:value-type="float" office:value="45000" calcext:value-type="float">
            <text:p>45000</text:p>
          </table:table-cell>
          <table:table-cell table:formula="of:=[.B29]*1000" office:value-type="float" office:value="2019.2710981082" calcext:value-type="float">
            <text:p>2019.2710981082</text:p>
          </table:table-cell>
          <table:table-cell/>
        </table:table-row>
        <table:table-row table:style-name="ro1">
          <table:table-cell office:value-type="string" calcext:value-type="string">
            <text:p>find 47500 of 47500</text:p>
          </table:table-cell>
          <table:table-cell office:value-type="float" office:value="2.11533591950803" calcext:value-type="float">
            <text:p>2.1153359195</text:p>
          </table:table-cell>
          <table:table-cell office:value-type="float" office:value="2.0921199929415" calcext:value-type="float">
            <text:p>2.0921199929</text:p>
          </table:table-cell>
          <table:table-cell office:value-type="float" office:value="2.13170799773595" calcext:value-type="float">
            <text:p>2.1317079977</text:p>
          </table:table-cell>
          <table:table-cell office:value-type="float" office:value="0.0246679053754163" calcext:value-type="float">
            <text:p>0.0246679054</text:p>
          </table:table-cell>
          <table:table-cell office:value-type="float" office:value="0" calcext:value-type="float">
            <text:p>0</text:p>
          </table:table-cell>
          <table:table-cell office:value-type="float" office:value="0.0283572713162628" calcext:value-type="float">
            <text:p>0.0283572713</text:p>
          </table:table-cell>
          <table:table-cell/>
          <table:table-cell table:formula="of:=FIND(&quot;of &quot;;[.A30])" office:value-type="float" office:value="12" calcext:value-type="float">
            <text:p>12</text:p>
          </table:table-cell>
          <table:table-cell table:formula="of:=VALUE(REPLACE([.A30];1;[.I30]+2;&quot;&quot;))" office:value-type="float" office:value="47500" calcext:value-type="float">
            <text:p>47500</text:p>
          </table:table-cell>
          <table:table-cell table:formula="of:=[.B30]*1000" office:value-type="float" office:value="2115.33591950803" calcext:value-type="float">
            <text:p>2115.335919508</text:p>
          </table:table-cell>
          <table:table-cell/>
        </table:table-row>
        <table:table-row table:style-name="ro1">
          <table:table-cell office:value-type="string" calcext:value-type="string">
            <text:p>find 50000 of 50000</text:p>
          </table:table-cell>
          <table:table-cell office:value-type="float" office:value="2.28332893300606" calcext:value-type="float">
            <text:p>2.283328933</text:p>
          </table:table-cell>
          <table:table-cell office:value-type="float" office:value="2.25373190245393" calcext:value-type="float">
            <text:p>2.2537319025</text:p>
          </table:table-cell>
          <table:table-cell office:value-type="float" office:value="2.3006348815063" calcext:value-type="float">
            <text:p>2.3006348815</text:p>
          </table:table-cell>
          <table:table-cell office:value-type="float" office:value="0.0267127901105603" calcext:value-type="float">
            <text:p>0.0267127901</text:p>
          </table:table-cell>
          <table:table-cell office:value-type="float" office:value="0" calcext:value-type="float">
            <text:p>0</text:p>
          </table:table-cell>
          <table:table-cell office:value-type="float" office:value="0.0299747820755713" calcext:value-type="float">
            <text:p>0.0299747821</text:p>
          </table:table-cell>
          <table:table-cell/>
          <table:table-cell table:formula="of:=FIND(&quot;of &quot;;[.A31])" office:value-type="float" office:value="12" calcext:value-type="float">
            <text:p>12</text:p>
          </table:table-cell>
          <table:table-cell table:formula="of:=VALUE(REPLACE([.A31];1;[.I31]+2;&quot;&quot;))" office:value-type="float" office:value="50000" calcext:value-type="float">
            <text:p>50000</text:p>
          </table:table-cell>
          <table:table-cell table:formula="of:=[.B31]*1000" office:value-type="float" office:value="2283.32893300606" calcext:value-type="float">
            <text:p>2283.3289330061</text:p>
          </table:table-cell>
          <table:table-cell/>
        </table:table-row>
        <table:table-row table:style-name="ro1">
          <table:table-cell office:value-type="string" calcext:value-type="string">
            <text:p>find 52500 of 52500</text:p>
          </table:table-cell>
          <table:table-cell office:value-type="float" office:value="2.45822668011066" calcext:value-type="float">
            <text:p>2.4582266801</text:p>
          </table:table-cell>
          <table:table-cell office:value-type="float" office:value="2.38574364394199" calcext:value-type="float">
            <text:p>2.3857436439</text:p>
          </table:table-cell>
          <table:table-cell office:value-type="float" office:value="2.52266876394167" calcext:value-type="float">
            <text:p>2.5226687639</text:p>
          </table:table-cell>
          <table:table-cell office:value-type="float" office:value="0.105346049166833" calcext:value-type="float">
            <text:p>0.1053460492</text:p>
          </table:table-cell>
          <table:table-cell office:value-type="float" office:value="0" calcext:value-type="float">
            <text:p>0</text:p>
          </table:table-cell>
          <table:table-cell office:value-type="float" office:value="0.111616963340909" calcext:value-type="float">
            <text:p>0.1116169633</text:p>
          </table:table-cell>
          <table:table-cell/>
          <table:table-cell table:formula="of:=FIND(&quot;of &quot;;[.A32])" office:value-type="float" office:value="12" calcext:value-type="float">
            <text:p>12</text:p>
          </table:table-cell>
          <table:table-cell table:formula="of:=VALUE(REPLACE([.A32];1;[.I32]+2;&quot;&quot;))" office:value-type="float" office:value="52500" calcext:value-type="float">
            <text:p>52500</text:p>
          </table:table-cell>
          <table:table-cell table:formula="of:=[.B32]*1000" office:value-type="float" office:value="2458.22668011066" calcext:value-type="float">
            <text:p>2458.2266801107</text:p>
          </table:table-cell>
          <table:table-cell/>
        </table:table-row>
        <table:table-row table:style-name="ro1">
          <table:table-cell office:value-type="string" calcext:value-type="string">
            <text:p>find 55000 of 55000</text:p>
          </table:table-cell>
          <table:table-cell office:value-type="float" office:value="2.62387918639047" calcext:value-type="float">
            <text:p>2.6238791864</text:p>
          </table:table-cell>
          <table:table-cell office:value-type="float" office:value="2.56658257229587" calcext:value-type="float">
            <text:p>2.5665825723</text:p>
          </table:table-cell>
          <table:table-cell office:value-type="float" office:value="2.65466112176683" calcext:value-type="float">
            <text:p>2.6546611218</text:p>
          </table:table-cell>
          <table:table-cell office:value-type="float" office:value="0.0500314682839567" calcext:value-type="float">
            <text:p>0.0500314683</text:p>
          </table:table-cell>
          <table:table-cell office:value-type="float" office:value="0" calcext:value-type="float">
            <text:p>0</text:p>
          </table:table-cell>
          <table:table-cell office:value-type="float" office:value="0.0533158760271578" calcext:value-type="float">
            <text:p>0.053315876</text:p>
          </table:table-cell>
          <table:table-cell/>
          <table:table-cell table:formula="of:=FIND(&quot;of &quot;;[.A33])" office:value-type="float" office:value="12" calcext:value-type="float">
            <text:p>12</text:p>
          </table:table-cell>
          <table:table-cell table:formula="of:=VALUE(REPLACE([.A33];1;[.I33]+2;&quot;&quot;))" office:value-type="float" office:value="55000" calcext:value-type="float">
            <text:p>55000</text:p>
          </table:table-cell>
          <table:table-cell table:formula="of:=[.B33]*1000" office:value-type="float" office:value="2623.87918639047" calcext:value-type="float">
            <text:p>2623.8791863905</text:p>
          </table:table-cell>
          <table:table-cell/>
        </table:table-row>
        <table:table-row table:style-name="ro1">
          <table:table-cell office:value-type="string" calcext:value-type="string">
            <text:p>find 57500 of 57500</text:p>
          </table:table-cell>
          <table:table-cell office:value-type="float" office:value="2.72898550431696" calcext:value-type="float">
            <text:p>2.7289855043</text:p>
          </table:table-cell>
          <table:table-cell office:value-type="float" office:value="2.68357124889537" calcext:value-type="float">
            <text:p>2.6835712489</text:p>
          </table:table-cell>
          <table:table-cell office:value-type="float" office:value="2.75317638050396" calcext:value-type="float">
            <text:p>2.7531763805</text:p>
          </table:table-cell>
          <table:table-cell office:value-type="float" office:value="0.0395809870075129" calcext:value-type="float">
            <text:p>0.039580987</text:p>
          </table:table-cell>
          <table:table-cell office:value-type="float" office:value="0" calcext:value-type="float">
            <text:p>0</text:p>
          </table:table-cell>
          <table:table-cell office:value-type="float" office:value="0.0418998266354937" calcext:value-type="float">
            <text:p>0.0418998266</text:p>
          </table:table-cell>
          <table:table-cell/>
          <table:table-cell table:formula="of:=FIND(&quot;of &quot;;[.A34])" office:value-type="float" office:value="12" calcext:value-type="float">
            <text:p>12</text:p>
          </table:table-cell>
          <table:table-cell table:formula="of:=VALUE(REPLACE([.A34];1;[.I34]+2;&quot;&quot;))" office:value-type="float" office:value="57500" calcext:value-type="float">
            <text:p>57500</text:p>
          </table:table-cell>
          <table:table-cell table:formula="of:=[.B34]*1000" office:value-type="float" office:value="2728.98550431696" calcext:value-type="float">
            <text:p>2728.985504317</text:p>
          </table:table-cell>
          <table:table-cell/>
        </table:table-row>
        <table:table-row table:style-name="ro1">
          <table:table-cell office:value-type="string" calcext:value-type="string">
            <text:p>find 60000 of 60000</text:p>
          </table:table-cell>
          <table:table-cell office:value-type="float" office:value="2.85499923700362" calcext:value-type="float">
            <text:p>2.854999237</text:p>
          </table:table-cell>
          <table:table-cell office:value-type="float" office:value="2.8285333919319" calcext:value-type="float">
            <text:p>2.8285333919</text:p>
          </table:table-cell>
          <table:table-cell office:value-type="float" office:value="2.87502638318388" calcext:value-type="float">
            <text:p>2.8750263832</text:p>
          </table:table-cell>
          <table:table-cell office:value-type="float" office:value="0.0306722022504279" calcext:value-type="float">
            <text:p>0.0306722023</text:p>
          </table:table-cell>
          <table:table-cell office:value-type="float" office:value="0" calcext:value-type="float">
            <text:p>0</text:p>
          </table:table-cell>
          <table:table-cell office:value-type="float" office:value="0.0346880347148165" calcext:value-type="float">
            <text:p>0.0346880347</text:p>
          </table:table-cell>
          <table:table-cell/>
          <table:table-cell table:formula="of:=FIND(&quot;of &quot;;[.A35])" office:value-type="float" office:value="12" calcext:value-type="float">
            <text:p>12</text:p>
          </table:table-cell>
          <table:table-cell table:formula="of:=VALUE(REPLACE([.A35];1;[.I35]+2;&quot;&quot;))" office:value-type="float" office:value="60000" calcext:value-type="float">
            <text:p>60000</text:p>
          </table:table-cell>
          <table:table-cell table:formula="of:=[.B35]*1000" office:value-type="float" office:value="2854.99923700362" calcext:value-type="float">
            <text:p>2854.9992370036</text:p>
          </table:table-cell>
          <table:table-cell/>
        </table:table-row>
        <table:table-row table:style-name="ro1">
          <table:table-cell office:value-type="string" calcext:value-type="string">
            <text:p>find 62500 of 62500</text:p>
          </table:table-cell>
          <table:table-cell office:value-type="float" office:value="3.01213145244581" calcext:value-type="float">
            <text:p>3.0121314524</text:p>
          </table:table-cell>
          <table:table-cell office:value-type="float" office:value="2.99376842196117" calcext:value-type="float">
            <text:p>2.993768422</text:p>
          </table:table-cell>
          <table:table-cell office:value-type="float" office:value="3.02131892178545" calcext:value-type="float">
            <text:p>3.0213189218</text:p>
          </table:table-cell>
          <table:table-cell office:value-type="float" office:value="0.015902860921747" calcext:value-type="float">
            <text:p>0.0159028609</text:p>
          </table:table-cell>
          <table:table-cell office:value-type="float" office:value="5.43895982204207E-016" calcext:value-type="float">
            <text:p>5.43895982204207E-16</text:p>
          </table:table-cell>
          <table:table-cell office:value-type="float" office:value="0.0159131636892345" calcext:value-type="float">
            <text:p>0.0159131637</text:p>
          </table:table-cell>
          <table:table-cell/>
          <table:table-cell table:formula="of:=FIND(&quot;of &quot;;[.A36])" office:value-type="float" office:value="12" calcext:value-type="float">
            <text:p>12</text:p>
          </table:table-cell>
          <table:table-cell table:formula="of:=VALUE(REPLACE([.A36];1;[.I36]+2;&quot;&quot;))" office:value-type="float" office:value="62500" calcext:value-type="float">
            <text:p>62500</text:p>
          </table:table-cell>
          <table:table-cell table:formula="of:=[.B36]*1000" office:value-type="float" office:value="3012.13145244581" calcext:value-type="float">
            <text:p>3012.1314524458</text:p>
          </table:table-cell>
          <table:table-cell/>
        </table:table-row>
        <table:table-row table:style-name="ro1">
          <table:table-cell office:value-type="string" calcext:value-type="string">
            <text:p>find 65000 of 65000</text:p>
          </table:table-cell>
          <table:table-cell office:value-type="float" office:value="3.25923968053655" calcext:value-type="float">
            <text:p>3.2592396805</text:p>
          </table:table-cell>
          <table:table-cell office:value-type="float" office:value="3.21056245543778" calcext:value-type="float">
            <text:p>3.2105624554</text:p>
          </table:table-cell>
          <table:table-cell office:value-type="float" office:value="3.29275432214659" calcext:value-type="float">
            <text:p>3.2927543221</text:p>
          </table:table-cell>
          <table:table-cell office:value-type="float" office:value="0.0503477880982473" calcext:value-type="float">
            <text:p>0.0503477881</text:p>
          </table:table-cell>
          <table:table-cell office:value-type="float" office:value="0" calcext:value-type="float">
            <text:p>0</text:p>
          </table:table-cell>
          <table:table-cell office:value-type="float" office:value="0.0580490620660601" calcext:value-type="float">
            <text:p>0.0580490621</text:p>
          </table:table-cell>
          <table:table-cell/>
          <table:table-cell table:formula="of:=FIND(&quot;of &quot;;[.A37])" office:value-type="float" office:value="12" calcext:value-type="float">
            <text:p>12</text:p>
          </table:table-cell>
          <table:table-cell table:formula="of:=VALUE(REPLACE([.A37];1;[.I37]+2;&quot;&quot;))" office:value-type="float" office:value="65000" calcext:value-type="float">
            <text:p>65000</text:p>
          </table:table-cell>
          <table:table-cell table:formula="of:=[.B37]*1000" office:value-type="float" office:value="3259.23968053655" calcext:value-type="float">
            <text:p>3259.2396805366</text:p>
          </table:table-cell>
          <table:table-cell/>
        </table:table-row>
        <table:table-row table:style-name="ro1">
          <table:table-cell office:value-type="string" calcext:value-type="string">
            <text:p>find 67500 of 67500</text:p>
          </table:table-cell>
          <table:table-cell office:value-type="float" office:value="3.45645355296294" calcext:value-type="float">
            <text:p>3.456453553</text:p>
          </table:table-cell>
          <table:table-cell office:value-type="float" office:value="3.45296611927783" calcext:value-type="float">
            <text:p>3.4529661193</text:p>
          </table:table-cell>
          <table:table-cell office:value-type="float" office:value="3.45984846376682" calcext:value-type="float">
            <text:p>3.4598484638</text:p>
          </table:table-cell>
          <table:table-cell office:value-type="float" office:value="0.00580169102607668" calcext:value-type="float">
            <text:p>0.005801691</text:p>
          </table:table-cell>
          <table:table-cell office:value-type="float" office:value="0" calcext:value-type="float">
            <text:p>0</text:p>
          </table:table-cell>
          <table:table-cell office:value-type="float" office:value="0.00588015799947336" calcext:value-type="float">
            <text:p>0.005880158</text:p>
          </table:table-cell>
          <table:table-cell/>
          <table:table-cell table:formula="of:=FIND(&quot;of &quot;;[.A38])" office:value-type="float" office:value="12" calcext:value-type="float">
            <text:p>12</text:p>
          </table:table-cell>
          <table:table-cell table:formula="of:=VALUE(REPLACE([.A38];1;[.I38]+2;&quot;&quot;))" office:value-type="float" office:value="67500" calcext:value-type="float">
            <text:p>67500</text:p>
          </table:table-cell>
          <table:table-cell table:formula="of:=[.B38]*1000" office:value-type="float" office:value="3456.45355296294" calcext:value-type="float">
            <text:p>3456.453552963</text:p>
          </table:table-cell>
          <table:table-cell/>
        </table:table-row>
        <table:table-row table:style-name="ro1">
          <table:table-cell office:value-type="string" calcext:value-type="string">
            <text:p>find 70000 of 70000</text:p>
          </table:table-cell>
          <table:table-cell office:value-type="float" office:value="3.69458333491657" calcext:value-type="float">
            <text:p>3.6945833349</text:p>
          </table:table-cell>
          <table:table-cell office:value-type="float" office:value="3.65196168821322" calcext:value-type="float">
            <text:p>3.6519616882</text:p>
          </table:table-cell>
          <table:table-cell office:value-type="float" office:value="3.71978810772197" calcext:value-type="float">
            <text:p>3.7197881077</text:p>
          </table:table-cell>
          <table:table-cell office:value-type="float" office:value="0.0387158773232942" calcext:value-type="float">
            <text:p>0.0387158773</text:p>
          </table:table-cell>
          <table:table-cell office:value-type="float" office:value="0" calcext:value-type="float">
            <text:p>0</text:p>
          </table:table-cell>
          <table:table-cell office:value-type="float" office:value="0.0436559470921836" calcext:value-type="float">
            <text:p>0.0436559471</text:p>
          </table:table-cell>
          <table:table-cell/>
          <table:table-cell table:formula="of:=FIND(&quot;of &quot;;[.A39])" office:value-type="float" office:value="12" calcext:value-type="float">
            <text:p>12</text:p>
          </table:table-cell>
          <table:table-cell table:formula="of:=VALUE(REPLACE([.A39];1;[.I39]+2;&quot;&quot;))" office:value-type="float" office:value="70000" calcext:value-type="float">
            <text:p>70000</text:p>
          </table:table-cell>
          <table:table-cell table:formula="of:=[.B39]*1000" office:value-type="float" office:value="3694.58333491657" calcext:value-type="float">
            <text:p>3694.5833349166</text:p>
          </table:table-cell>
          <table:table-cell/>
        </table:table-row>
        <table:table-row table:style-name="ro1">
          <table:table-cell office:value-type="string" calcext:value-type="string">
            <text:p>find 72500 of 72500</text:p>
          </table:table-cell>
          <table:table-cell office:value-type="float" office:value="3.9025284896959" calcext:value-type="float">
            <text:p>3.9025284897</text:p>
          </table:table-cell>
          <table:table-cell office:value-type="float" office:value="3.79590759094373" calcext:value-type="float">
            <text:p>3.7959075909</text:p>
          </table:table-cell>
          <table:table-cell office:value-type="float" office:value="3.98907685435915" calcext:value-type="float">
            <text:p>3.9890768544</text:p>
          </table:table-cell>
          <table:table-cell office:value-type="float" office:value="0.135900121971144" calcext:value-type="float">
            <text:p>0.135900122</text:p>
          </table:table-cell>
          <table:table-cell office:value-type="float" office:value="0" calcext:value-type="float">
            <text:p>0</text:p>
          </table:table-cell>
          <table:table-cell office:value-type="float" office:value="0.14990616490875" calcext:value-type="float">
            <text:p>0.1499061649</text:p>
          </table:table-cell>
          <table:table-cell/>
          <table:table-cell table:formula="of:=FIND(&quot;of &quot;;[.A40])" office:value-type="float" office:value="12" calcext:value-type="float">
            <text:p>12</text:p>
          </table:table-cell>
          <table:table-cell table:formula="of:=VALUE(REPLACE([.A40];1;[.I40]+2;&quot;&quot;))" office:value-type="float" office:value="72500" calcext:value-type="float">
            <text:p>72500</text:p>
          </table:table-cell>
          <table:table-cell table:formula="of:=[.B40]*1000" office:value-type="float" office:value="3902.5284896959" calcext:value-type="float">
            <text:p>3902.5284896959</text:p>
          </table:table-cell>
          <table:table-cell/>
        </table:table-row>
        <table:table-row table:style-name="ro1">
          <table:table-cell office:value-type="string" calcext:value-type="string">
            <text:p>find 75000 of 75000</text:p>
          </table:table-cell>
          <table:table-cell office:value-type="float" office:value="4.02078961386176" calcext:value-type="float">
            <text:p>4.0207896139</text:p>
          </table:table-cell>
          <table:table-cell office:value-type="float" office:value="3.96195390092709" calcext:value-type="float">
            <text:p>3.9619539009</text:p>
          </table:table-cell>
          <table:table-cell office:value-type="float" office:value="4.05891165212204" calcext:value-type="float">
            <text:p>4.0589116521</text:p>
          </table:table-cell>
          <table:table-cell office:value-type="float" office:value="0.0572546580075329" calcext:value-type="float">
            <text:p>0.057254658</text:p>
          </table:table-cell>
          <table:table-cell office:value-type="float" office:value="0" calcext:value-type="float">
            <text:p>0</text:p>
          </table:table-cell>
          <table:table-cell office:value-type="float" office:value="0.0660293071548857" calcext:value-type="float">
            <text:p>0.0660293072</text:p>
          </table:table-cell>
          <table:table-cell/>
          <table:table-cell table:formula="of:=FIND(&quot;of &quot;;[.A41])" office:value-type="float" office:value="12" calcext:value-type="float">
            <text:p>12</text:p>
          </table:table-cell>
          <table:table-cell table:formula="of:=VALUE(REPLACE([.A41];1;[.I41]+2;&quot;&quot;))" office:value-type="float" office:value="75000" calcext:value-type="float">
            <text:p>75000</text:p>
          </table:table-cell>
          <table:table-cell table:formula="of:=[.B41]*1000" office:value-type="float" office:value="4020.78961386176" calcext:value-type="float">
            <text:p>4020.7896138618</text:p>
          </table:table-cell>
          <table:table-cell/>
        </table:table-row>
        <table:table-row table:style-name="ro1">
          <table:table-cell office:value-type="string" calcext:value-type="string">
            <text:p>find 77500 of 77500</text:p>
          </table:table-cell>
          <table:table-cell office:value-type="float" office:value="4.21550334681381" calcext:value-type="float">
            <text:p>4.2155033468</text:p>
          </table:table-cell>
          <table:table-cell office:value-type="float" office:value="4.16674281243269" calcext:value-type="float">
            <text:p>4.1667428124</text:p>
          </table:table-cell>
          <table:table-cell office:value-type="float" office:value="4.25290358858073" calcext:value-type="float">
            <text:p>4.2529035886</text:p>
          </table:table-cell>
          <table:table-cell office:value-type="float" office:value="0.0575227774587721" calcext:value-type="float">
            <text:p>0.0575227775</text:p>
          </table:table-cell>
          <table:table-cell office:value-type="float" office:value="0" calcext:value-type="float">
            <text:p>0</text:p>
          </table:table-cell>
          <table:table-cell office:value-type="float" office:value="0.0647791189556673" calcext:value-type="float">
            <text:p>0.064779119</text:p>
          </table:table-cell>
          <table:table-cell/>
          <table:table-cell table:formula="of:=FIND(&quot;of &quot;;[.A42])" office:value-type="float" office:value="12" calcext:value-type="float">
            <text:p>12</text:p>
          </table:table-cell>
          <table:table-cell table:formula="of:=VALUE(REPLACE([.A42];1;[.I42]+2;&quot;&quot;))" office:value-type="float" office:value="77500" calcext:value-type="float">
            <text:p>77500</text:p>
          </table:table-cell>
          <table:table-cell table:formula="of:=[.B42]*1000" office:value-type="float" office:value="4215.50334681381" calcext:value-type="float">
            <text:p>4215.5033468138</text:p>
          </table:table-cell>
          <table:table-cell/>
        </table:table-row>
        <table:table-row table:style-name="ro1">
          <table:table-cell office:value-type="string" calcext:value-type="string">
            <text:p>find 80000 of 80000</text:p>
          </table:table-cell>
          <table:table-cell office:value-type="float" office:value="4.33737720047731" calcext:value-type="float">
            <text:p>4.3373772005</text:p>
          </table:table-cell>
          <table:table-cell office:value-type="float" office:value="4.30992798722483" calcext:value-type="float">
            <text:p>4.3099279872</text:p>
          </table:table-cell>
          <table:table-cell office:value-type="float" office:value="4.35610489536728" calcext:value-type="float">
            <text:p>4.3561048954</text:p>
          </table:table-cell>
          <table:table-cell office:value-type="float" office:value="0.0281135645322269" calcext:value-type="float">
            <text:p>0.0281135645</text:p>
          </table:table-cell>
          <table:table-cell office:value-type="float" office:value="0" calcext:value-type="float">
            <text:p>0</text:p>
          </table:table-cell>
          <table:table-cell office:value-type="float" office:value="0.0324373190580864" calcext:value-type="float">
            <text:p>0.0324373191</text:p>
          </table:table-cell>
          <table:table-cell/>
          <table:table-cell table:formula="of:=FIND(&quot;of &quot;;[.A43])" office:value-type="float" office:value="12" calcext:value-type="float">
            <text:p>12</text:p>
          </table:table-cell>
          <table:table-cell table:formula="of:=VALUE(REPLACE([.A43];1;[.I43]+2;&quot;&quot;))" office:value-type="float" office:value="80000" calcext:value-type="float">
            <text:p>80000</text:p>
          </table:table-cell>
          <table:table-cell table:formula="of:=[.B43]*1000" office:value-type="float" office:value="4337.37720047731" calcext:value-type="float">
            <text:p>4337.3772004773</text:p>
          </table:table-cell>
          <table:table-cell/>
        </table:table-row>
        <table:table-row table:style-name="ro1">
          <table:table-cell office:value-type="string" calcext:value-type="string">
            <text:p>find 82500 of 82500</text:p>
          </table:table-cell>
          <table:table-cell office:value-type="float" office:value="4.57467940444074" calcext:value-type="float">
            <text:p>4.5746794044</text:p>
          </table:table-cell>
          <table:table-cell office:value-type="float" office:value="4.49899436646857" calcext:value-type="float">
            <text:p>4.4989943665</text:p>
          </table:table-cell>
          <table:table-cell office:value-type="float" office:value="4.63079431025497" calcext:value-type="float">
            <text:p>4.6307943103</text:p>
          </table:table-cell>
          <table:table-cell office:value-type="float" office:value="0.0854464148646007" calcext:value-type="float">
            <text:p>0.0854464149</text:p>
          </table:table-cell>
          <table:table-cell office:value-type="float" office:value="0" calcext:value-type="float">
            <text:p>0</text:p>
          </table:table-cell>
          <table:table-cell office:value-type="float" office:value="0.0971938679321919" calcext:value-type="float">
            <text:p>0.0971938679</text:p>
          </table:table-cell>
          <table:table-cell/>
          <table:table-cell table:formula="of:=FIND(&quot;of &quot;;[.A44])" office:value-type="float" office:value="12" calcext:value-type="float">
            <text:p>12</text:p>
          </table:table-cell>
          <table:table-cell table:formula="of:=VALUE(REPLACE([.A44];1;[.I44]+2;&quot;&quot;))" office:value-type="float" office:value="82500" calcext:value-type="float">
            <text:p>82500</text:p>
          </table:table-cell>
          <table:table-cell table:formula="of:=[.B44]*1000" office:value-type="float" office:value="4574.67940444074" calcext:value-type="float">
            <text:p>4574.6794044407</text:p>
          </table:table-cell>
          <table:table-cell/>
        </table:table-row>
        <table:table-row table:style-name="ro1">
          <table:table-cell office:value-type="string" calcext:value-type="string">
            <text:p>find 85000 of 85000</text:p>
          </table:table-cell>
          <table:table-cell office:value-type="float" office:value="4.77807124775445" calcext:value-type="float">
            <text:p>4.7780712478</text:p>
          </table:table-cell>
          <table:table-cell office:value-type="float" office:value="4.73451507420296" calcext:value-type="float">
            <text:p>4.7345150742</text:p>
          </table:table-cell>
          <table:table-cell office:value-type="float" office:value="4.8116270188328" calcext:value-type="float">
            <text:p>4.8116270188</text:p>
          </table:table-cell>
          <table:table-cell office:value-type="float" office:value="0.0516844253002998" calcext:value-type="float">
            <text:p>0.0516844253</text:p>
          </table:table-cell>
          <table:table-cell office:value-type="float" office:value="0" calcext:value-type="float">
            <text:p>0</text:p>
          </table:table-cell>
          <table:table-cell office:value-type="float" office:value="0.058120300394854" calcext:value-type="float">
            <text:p>0.0581203004</text:p>
          </table:table-cell>
          <table:table-cell/>
          <table:table-cell table:formula="of:=FIND(&quot;of &quot;;[.A45])" office:value-type="float" office:value="12" calcext:value-type="float">
            <text:p>12</text:p>
          </table:table-cell>
          <table:table-cell table:formula="of:=VALUE(REPLACE([.A45];1;[.I45]+2;&quot;&quot;))" office:value-type="float" office:value="85000" calcext:value-type="float">
            <text:p>85000</text:p>
          </table:table-cell>
          <table:table-cell table:formula="of:=[.B45]*1000" office:value-type="float" office:value="4778.07124775445" calcext:value-type="float">
            <text:p>4778.0712477545</text:p>
          </table:table-cell>
          <table:table-cell/>
        </table:table-row>
        <table:table-row table:style-name="ro1">
          <table:table-cell office:value-type="string" calcext:value-type="string">
            <text:p>find 87500 of 87500</text:p>
          </table:table-cell>
          <table:table-cell office:value-type="float" office:value="4.95479005514889" calcext:value-type="float">
            <text:p>4.9547900551</text:p>
          </table:table-cell>
          <table:table-cell office:value-type="float" office:value="4.88791226770164" calcext:value-type="float">
            <text:p>4.8879122677</text:p>
          </table:table-cell>
          <table:table-cell office:value-type="float" office:value="4.99414383972974" calcext:value-type="float">
            <text:p>4.9941438397</text:p>
          </table:table-cell>
          <table:table-cell office:value-type="float" office:value="0.0605751784566547" calcext:value-type="float">
            <text:p>0.0605751785</text:p>
          </table:table-cell>
          <table:table-cell office:value-type="float" office:value="0" calcext:value-type="float">
            <text:p>0</text:p>
          </table:table-cell>
          <table:table-cell office:value-type="float" office:value="0.0681627543641528" calcext:value-type="float">
            <text:p>0.0681627544</text:p>
          </table:table-cell>
          <table:table-cell/>
          <table:table-cell table:formula="of:=FIND(&quot;of &quot;;[.A46])" office:value-type="float" office:value="12" calcext:value-type="float">
            <text:p>12</text:p>
          </table:table-cell>
          <table:table-cell table:formula="of:=VALUE(REPLACE([.A46];1;[.I46]+2;&quot;&quot;))" office:value-type="float" office:value="87500" calcext:value-type="float">
            <text:p>87500</text:p>
          </table:table-cell>
          <table:table-cell table:formula="of:=[.B46]*1000" office:value-type="float" office:value="4954.79005514889" calcext:value-type="float">
            <text:p>4954.7900551489</text:p>
          </table:table-cell>
          <table:table-cell/>
        </table:table-row>
        <table:table-row table:style-name="ro1">
          <table:table-cell office:value-type="string" calcext:value-type="string">
            <text:p>find 90000 of 90000</text:p>
          </table:table-cell>
          <table:table-cell office:value-type="float" office:value="5.21064295127405" calcext:value-type="float">
            <text:p>5.2106429513</text:p>
          </table:table-cell>
          <table:table-cell office:value-type="float" office:value="5.08501233847247" calcext:value-type="float">
            <text:p>5.0850123385</text:p>
          </table:table-cell>
          <table:table-cell office:value-type="float" office:value="5.27359260058423" calcext:value-type="float">
            <text:p>5.2735926006</text:p>
          </table:table-cell>
          <table:table-cell office:value-type="float" office:value="0.108800048652704" calcext:value-type="float">
            <text:p>0.1088000487</text:p>
          </table:table-cell>
          <table:table-cell office:value-type="float" office:value="0" calcext:value-type="float">
            <text:p>0</text:p>
          </table:table-cell>
          <table:table-cell office:value-type="float" office:value="0.109031990923883" calcext:value-type="float">
            <text:p>0.1090319909</text:p>
          </table:table-cell>
          <table:table-cell/>
          <table:table-cell table:formula="of:=FIND(&quot;of &quot;;[.A47])" office:value-type="float" office:value="12" calcext:value-type="float">
            <text:p>12</text:p>
          </table:table-cell>
          <table:table-cell table:formula="of:=VALUE(REPLACE([.A47];1;[.I47]+2;&quot;&quot;))" office:value-type="float" office:value="90000" calcext:value-type="float">
            <text:p>90000</text:p>
          </table:table-cell>
          <table:table-cell table:formula="of:=[.B47]*1000" office:value-type="float" office:value="5210.64295127405" calcext:value-type="float">
            <text:p>5210.6429512741</text:p>
          </table:table-cell>
          <table:table-cell/>
        </table:table-row>
        <table:table-row table:style-name="ro1">
          <table:table-cell office:value-type="string" calcext:value-type="string">
            <text:p>find 92500 of 92500</text:p>
          </table:table-cell>
          <table:table-cell office:value-type="float" office:value="5.38973422183434" calcext:value-type="float">
            <text:p>5.3897342218</text:p>
          </table:table-cell>
          <table:table-cell office:value-type="float" office:value="5.31804732844367" calcext:value-type="float">
            <text:p>5.3180473284</text:p>
          </table:table-cell>
          <table:table-cell office:value-type="float" office:value="5.45522265617249" calcext:value-type="float">
            <text:p>5.4552226562</text:p>
          </table:table-cell>
          <table:table-cell office:value-type="float" office:value="0.108460525741329" calcext:value-type="float">
            <text:p>0.1084605257</text:p>
          </table:table-cell>
          <table:table-cell office:value-type="float" office:value="0" calcext:value-type="float">
            <text:p>0</text:p>
          </table:table-cell>
          <table:table-cell office:value-type="float" office:value="0.113429295581807" calcext:value-type="float">
            <text:p>0.1134292956</text:p>
          </table:table-cell>
          <table:table-cell/>
          <table:table-cell table:formula="of:=FIND(&quot;of &quot;;[.A48])" office:value-type="float" office:value="12" calcext:value-type="float">
            <text:p>12</text:p>
          </table:table-cell>
          <table:table-cell table:formula="of:=VALUE(REPLACE([.A48];1;[.I48]+2;&quot;&quot;))" office:value-type="float" office:value="92500" calcext:value-type="float">
            <text:p>92500</text:p>
          </table:table-cell>
          <table:table-cell table:formula="of:=[.B48]*1000" office:value-type="float" office:value="5389.73422183434" calcext:value-type="float">
            <text:p>5389.7342218344</text:p>
          </table:table-cell>
          <table:table-cell/>
        </table:table-row>
        <table:table-row table:style-name="ro1">
          <table:table-cell office:value-type="string" calcext:value-type="string">
            <text:p>find 95000 of 95000</text:p>
          </table:table-cell>
          <table:table-cell office:value-type="float" office:value="5.52512814241202" calcext:value-type="float">
            <text:p>5.5251281424</text:p>
          </table:table-cell>
          <table:table-cell office:value-type="float" office:value="5.46181299272476" calcext:value-type="float">
            <text:p>5.4618129927</text:p>
          </table:table-cell>
          <table:table-cell office:value-type="float" office:value="5.57301428180477" calcext:value-type="float">
            <text:p>5.5730142818</text:p>
          </table:table-cell>
          <table:table-cell office:value-type="float" office:value="0.0733273680208582" calcext:value-type="float">
            <text:p>0.073327368</text:p>
          </table:table-cell>
          <table:table-cell office:value-type="float" office:value="0" calcext:value-type="float">
            <text:p>0</text:p>
          </table:table-cell>
          <table:table-cell office:value-type="float" office:value="0.082941226406577" calcext:value-type="float">
            <text:p>0.0829412264</text:p>
          </table:table-cell>
          <table:table-cell/>
          <table:table-cell table:formula="of:=FIND(&quot;of &quot;;[.A49])" office:value-type="float" office:value="12" calcext:value-type="float">
            <text:p>12</text:p>
          </table:table-cell>
          <table:table-cell table:formula="of:=VALUE(REPLACE([.A49];1;[.I49]+2;&quot;&quot;))" office:value-type="float" office:value="95000" calcext:value-type="float">
            <text:p>95000</text:p>
          </table:table-cell>
          <table:table-cell table:formula="of:=[.B49]*1000" office:value-type="float" office:value="5525.12814241202" calcext:value-type="float">
            <text:p>5525.128142412</text:p>
          </table:table-cell>
          <table:table-cell/>
        </table:table-row>
        <table:table-row table:style-name="ro1">
          <table:table-cell office:value-type="string" calcext:value-type="string">
            <text:p>find 97500 of 97500</text:p>
          </table:table-cell>
          <table:table-cell office:value-type="float" office:value="5.78707309767538" calcext:value-type="float">
            <text:p>5.7870730977</text:p>
          </table:table-cell>
          <table:table-cell office:value-type="float" office:value="5.749292073944" calcext:value-type="float">
            <text:p>5.7492920739</text:p>
          </table:table-cell>
          <table:table-cell office:value-type="float" office:value="5.81806347084432" calcext:value-type="float">
            <text:p>5.8180634708</text:p>
          </table:table-cell>
          <table:table-cell office:value-type="float" office:value="0.0488693575532089" calcext:value-type="float">
            <text:p>0.0488693576</text:p>
          </table:table-cell>
          <table:table-cell office:value-type="float" office:value="0" calcext:value-type="float">
            <text:p>0</text:p>
          </table:table-cell>
          <table:table-cell office:value-type="float" office:value="0.0536769008741182" calcext:value-type="float">
            <text:p>0.0536769009</text:p>
          </table:table-cell>
          <table:table-cell/>
          <table:table-cell table:formula="of:=FIND(&quot;of &quot;;[.A50])" office:value-type="float" office:value="12" calcext:value-type="float">
            <text:p>12</text:p>
          </table:table-cell>
          <table:table-cell table:formula="of:=VALUE(REPLACE([.A50];1;[.I50]+2;&quot;&quot;))" office:value-type="float" office:value="97500" calcext:value-type="float">
            <text:p>97500</text:p>
          </table:table-cell>
          <table:table-cell table:formula="of:=[.B50]*1000" office:value-type="float" office:value="5787.07309767538" calcext:value-type="float">
            <text:p>5787.0730976754</text:p>
          </table:table-cell>
          <table:table-cell/>
        </table:table-row>
        <table:table-row table:style-name="ro1">
          <table:table-cell office:value-type="string" calcext:value-type="string">
            <text:p>find 100000 of 100000</text:p>
          </table:table-cell>
          <table:table-cell office:value-type="float" office:value="5.94872139988828" calcext:value-type="float">
            <text:p>5.9487213999</text:p>
          </table:table-cell>
          <table:table-cell office:value-type="float" office:value="5.87835880729703" calcext:value-type="float">
            <text:p>5.8783588073</text:p>
          </table:table-cell>
          <table:table-cell office:value-type="float" office:value="5.99310526592142" calcext:value-type="float">
            <text:p>5.9931052659</text:p>
          </table:table-cell>
          <table:table-cell office:value-type="float" office:value="0.0668981048691692" calcext:value-type="float">
            <text:p>0.0668981049</text:p>
          </table:table-cell>
          <table:table-cell office:value-type="float" office:value="0" calcext:value-type="float">
            <text:p>0</text:p>
          </table:table-cell>
          <table:table-cell office:value-type="float" office:value="0.0768751110057313" calcext:value-type="float">
            <text:p>0.076875111</text:p>
          </table:table-cell>
          <table:table-cell/>
          <table:table-cell table:formula="of:=FIND(&quot;of &quot;;[.A51])" office:value-type="float" office:value="13" calcext:value-type="float">
            <text:p>13</text:p>
          </table:table-cell>
          <table:table-cell table:formula="of:=VALUE(REPLACE([.A51];1;[.I51]+2;&quot;&quot;))" office:value-type="float" office:value="100000" calcext:value-type="float">
            <text:p>100000</text:p>
          </table:table-cell>
          <table:table-cell table:formula="of:=[.B51]*1000" office:value-type="float" office:value="5948.72139988828" calcext:value-type="float">
            <text:p>5948.7213998883</text:p>
          </table:table-cell>
          <table:table-cell/>
        </table:table-row>
        <table:table-row table:style-name="ro1">
          <table:table-cell office:value-type="string" calcext:value-type="string">
            <text:p>find 0 of 0</text:p>
          </table:table-cell>
          <table:table-cell office:value-type="float" office:value="0.00000396602037229052" calcext:value-type="float">
            <text:p>0.000003966</text:p>
          </table:table-cell>
          <table:table-cell office:value-type="float" office:value="0.00000395626540125702" calcext:value-type="float">
            <text:p>3.95626540125702E-06</text:p>
          </table:table-cell>
          <table:table-cell office:value-type="float" office:value="0.00000397622772368961" calcext:value-type="float">
            <text:p>3.97622772368961E-06</text:p>
          </table:table-cell>
          <table:table-cell office:value-type="float" office:value="0.0000000330601199306942" calcext:value-type="float">
            <text:p>3.30601199306942E-08</text:p>
          </table:table-cell>
          <table:table-cell office:value-type="float" office:value="0.0000000285320883979612" calcext:value-type="float">
            <text:p>2.85320883979612E-08</text:p>
          </table:table-cell>
          <table:table-cell office:value-type="float" office:value="0.0000000399833018987409" calcext:value-type="float">
            <text:p>0.00000004</text:p>
          </table:table-cell>
          <table:table-cell/>
          <table:table-cell table:formula="of:=FIND(&quot;of &quot;;[.A52])" office:value-type="float" office:value="8" calcext:value-type="float">
            <text:p>8</text:p>
          </table:table-cell>
          <table:table-cell table:formula="of:=VALUE(REPLACE([.A52];1;[.I52]+2;&quot;&quot;))" office:value-type="float" office:value="0" calcext:value-type="float">
            <text:p>0</text:p>
          </table:table-cell>
          <table:table-cell table:formula="of:=[.B52]*1000" office:value-type="float" office:value="0.00396602037229052" calcext:value-type="float">
            <text:p>0.0039660204</text:p>
          </table:table-cell>
          <table:table-cell office:value-type="string" calcext:value-type="string">
            <text:p>Find 0</text:p>
          </table:table-cell>
        </table:table-row>
        <table:table-row table:style-name="ro1">
          <table:table-cell office:value-type="string" calcext:value-type="string">
            <text:p>find 0 of 2500</text:p>
          </table:table-cell>
          <table:table-cell office:value-type="float" office:value="0.00489110825964224" calcext:value-type="float">
            <text:p>0.0048911083</text:p>
          </table:table-cell>
          <table:table-cell office:value-type="float" office:value="0.00483372916332613" calcext:value-type="float">
            <text:p>0.0048337292</text:p>
          </table:table-cell>
          <table:table-cell office:value-type="float" office:value="0.00500300936355298" calcext:value-type="float">
            <text:p>0.0050030094</text:p>
          </table:table-cell>
          <table:table-cell office:value-type="float" office:value="0.000246740405192812" calcext:value-type="float">
            <text:p>0.0002467404</text:p>
          </table:table-cell>
          <table:table-cell office:value-type="float" office:value="0.000100406760863652" calcext:value-type="float">
            <text:p>0.0001004068</text:p>
          </table:table-cell>
          <table:table-cell office:value-type="float" office:value="0.000395328346684036" calcext:value-type="float">
            <text:p>0.0003953283</text:p>
          </table:table-cell>
          <table:table-cell/>
          <table:table-cell table:formula="of:=FIND(&quot;of &quot;;[.A53])" office:value-type="float" office:value="8" calcext:value-type="float">
            <text:p>8</text:p>
          </table:table-cell>
          <table:table-cell table:formula="of:=VALUE(REPLACE([.A53];1;[.I53]+2;&quot;&quot;))" office:value-type="float" office:value="2500" calcext:value-type="float">
            <text:p>2500</text:p>
          </table:table-cell>
          <table:table-cell table:formula="of:=[.B53]*1000" office:value-type="float" office:value="4.89110825964224" calcext:value-type="float">
            <text:p>4.8911082596</text:p>
          </table:table-cell>
          <table:table-cell/>
        </table:table-row>
        <table:table-row table:style-name="ro1">
          <table:table-cell office:value-type="string" calcext:value-type="string">
            <text:p>find 0 of 5000</text:p>
          </table:table-cell>
          <table:table-cell office:value-type="float" office:value="0.0116884212830258" calcext:value-type="float">
            <text:p>0.0116884213</text:p>
          </table:table-cell>
          <table:table-cell office:value-type="float" office:value="0.0113830419227693" calcext:value-type="float">
            <text:p>0.0113830419</text:p>
          </table:table-cell>
          <table:table-cell office:value-type="float" office:value="0.0123959061657811" calcext:value-type="float">
            <text:p>0.0123959062</text:p>
          </table:table-cell>
          <table:table-cell office:value-type="float" office:value="0.00119111036426304" calcext:value-type="float">
            <text:p>0.0011911104</text:p>
          </table:table-cell>
          <table:table-cell office:value-type="float" office:value="0.000465256888261621" calcext:value-type="float">
            <text:p>0.0004652569</text:p>
          </table:table-cell>
          <table:table-cell office:value-type="float" office:value="0.00197769608199443" calcext:value-type="float">
            <text:p>0.0019776961</text:p>
          </table:table-cell>
          <table:table-cell/>
          <table:table-cell table:formula="of:=FIND(&quot;of &quot;;[.A54])" office:value-type="float" office:value="8" calcext:value-type="float">
            <text:p>8</text:p>
          </table:table-cell>
          <table:table-cell table:formula="of:=VALUE(REPLACE([.A54];1;[.I54]+2;&quot;&quot;))" office:value-type="float" office:value="5000" calcext:value-type="float">
            <text:p>5000</text:p>
          </table:table-cell>
          <table:table-cell table:formula="of:=[.B54]*1000" office:value-type="float" office:value="11.6884212830258" calcext:value-type="float">
            <text:p>11.688421283</text:p>
          </table:table-cell>
          <table:table-cell/>
        </table:table-row>
        <table:table-row table:style-name="ro1">
          <table:table-cell office:value-type="string" calcext:value-type="string">
            <text:p>find 0 of 7500</text:p>
          </table:table-cell>
          <table:table-cell office:value-type="float" office:value="0.0187291907505883" calcext:value-type="float">
            <text:p>0.0187291908</text:p>
          </table:table-cell>
          <table:table-cell office:value-type="float" office:value="0.0182620490406875" calcext:value-type="float">
            <text:p>0.018262049</text:p>
          </table:table-cell>
          <table:table-cell office:value-type="float" office:value="0.0197645228909864" calcext:value-type="float">
            <text:p>0.0197645229</text:p>
          </table:table-cell>
          <table:table-cell office:value-type="float" office:value="0.00159168911354259" calcext:value-type="float">
            <text:p>0.0015916891</text:p>
          </table:table-cell>
          <table:table-cell office:value-type="float" office:value="0.00071785535739608" calcext:value-type="float">
            <text:p>0.0007178554</text:p>
          </table:table-cell>
          <table:table-cell office:value-type="float" office:value="0.00305756438761339" calcext:value-type="float">
            <text:p>0.0030575644</text:p>
          </table:table-cell>
          <table:table-cell/>
          <table:table-cell table:formula="of:=FIND(&quot;of &quot;;[.A55])" office:value-type="float" office:value="8" calcext:value-type="float">
            <text:p>8</text:p>
          </table:table-cell>
          <table:table-cell table:formula="of:=VALUE(REPLACE([.A55];1;[.I55]+2;&quot;&quot;))" office:value-type="float" office:value="7500" calcext:value-type="float">
            <text:p>7500</text:p>
          </table:table-cell>
          <table:table-cell table:formula="of:=[.B55]*1000" office:value-type="float" office:value="18.7291907505883" calcext:value-type="float">
            <text:p>18.7291907506</text:p>
          </table:table-cell>
          <table:table-cell/>
        </table:table-row>
        <table:table-row table:style-name="ro1">
          <table:table-cell office:value-type="string" calcext:value-type="string">
            <text:p>find 0 of 10000</text:p>
          </table:table-cell>
          <table:table-cell office:value-type="float" office:value="0.0267569472371794" calcext:value-type="float">
            <text:p>0.0267569472</text:p>
          </table:table-cell>
          <table:table-cell office:value-type="float" office:value="0.0263295129603025" calcext:value-type="float">
            <text:p>0.026329513</text:p>
          </table:table-cell>
          <table:table-cell office:value-type="float" office:value="0.027174810995026" calcext:value-type="float">
            <text:p>0.027174811</text:p>
          </table:table-cell>
          <table:table-cell office:value-type="float" office:value="0.000939364634144672" calcext:value-type="float">
            <text:p>0.0009393646</text:p>
          </table:table-cell>
          <table:table-cell office:value-type="float" office:value="0.000682439287681465" calcext:value-type="float">
            <text:p>0.0006824393</text:p>
          </table:table-cell>
          <table:table-cell office:value-type="float" office:value="0.00125748520928965" calcext:value-type="float">
            <text:p>0.0012574852</text:p>
          </table:table-cell>
          <table:table-cell/>
          <table:table-cell table:formula="of:=FIND(&quot;of &quot;;[.A56])" office:value-type="float" office:value="8" calcext:value-type="float">
            <text:p>8</text:p>
          </table:table-cell>
          <table:table-cell table:formula="of:=VALUE(REPLACE([.A56];1;[.I56]+2;&quot;&quot;))" office:value-type="float" office:value="10000" calcext:value-type="float">
            <text:p>10000</text:p>
          </table:table-cell>
          <table:table-cell table:formula="of:=[.B56]*1000" office:value-type="float" office:value="26.7569472371794" calcext:value-type="float">
            <text:p>26.7569472372</text:p>
          </table:table-cell>
          <table:table-cell/>
        </table:table-row>
        <table:table-row table:style-name="ro1">
          <table:table-cell office:value-type="string" calcext:value-type="string">
            <text:p>find 0 of 12500</text:p>
          </table:table-cell>
          <table:table-cell office:value-type="float" office:value="0.0354019771362267" calcext:value-type="float">
            <text:p>0.0354019771</text:p>
          </table:table-cell>
          <table:table-cell office:value-type="float" office:value="0.034776792233371" calcext:value-type="float">
            <text:p>0.0347767922</text:p>
          </table:table-cell>
          <table:table-cell office:value-type="float" office:value="0.0361614561216506" calcext:value-type="float">
            <text:p>0.0361614561</text:p>
          </table:table-cell>
          <table:table-cell office:value-type="float" office:value="0.00137024536407696" calcext:value-type="float">
            <text:p>0.0013702454</text:p>
          </table:table-cell>
          <table:table-cell office:value-type="float" office:value="0.000910956272138223" calcext:value-type="float">
            <text:p>0.0009109563</text:p>
          </table:table-cell>
          <table:table-cell office:value-type="float" office:value="0.00211636775024995" calcext:value-type="float">
            <text:p>0.0021163678</text:p>
          </table:table-cell>
          <table:table-cell/>
          <table:table-cell table:formula="of:=FIND(&quot;of &quot;;[.A57])" office:value-type="float" office:value="8" calcext:value-type="float">
            <text:p>8</text:p>
          </table:table-cell>
          <table:table-cell table:formula="of:=VALUE(REPLACE([.A57];1;[.I57]+2;&quot;&quot;))" office:value-type="float" office:value="12500" calcext:value-type="float">
            <text:p>12500</text:p>
          </table:table-cell>
          <table:table-cell table:formula="of:=[.B57]*1000" office:value-type="float" office:value="35.4019771362267" calcext:value-type="float">
            <text:p>35.4019771362</text:p>
          </table:table-cell>
          <table:table-cell/>
        </table:table-row>
        <table:table-row table:style-name="ro1">
          <table:table-cell office:value-type="string" calcext:value-type="string">
            <text:p>find 0 of 15000</text:p>
          </table:table-cell>
          <table:table-cell office:value-type="float" office:value="0.0461760232746721" calcext:value-type="float">
            <text:p>0.0461760233</text:p>
          </table:table-cell>
          <table:table-cell office:value-type="float" office:value="0.0437161027282811" calcext:value-type="float">
            <text:p>0.0437161027</text:p>
          </table:table-cell>
          <table:table-cell office:value-type="float" office:value="0.0509540213539431" calcext:value-type="float">
            <text:p>0.0509540214</text:p>
          </table:table-cell>
          <table:table-cell office:value-type="float" office:value="0.00616619771596407" calcext:value-type="float">
            <text:p>0.0061661977</text:p>
          </table:table-cell>
          <table:table-cell office:value-type="float" office:value="0.00141086734487896" calcext:value-type="float">
            <text:p>0.0014108673</text:p>
          </table:table-cell>
          <table:table-cell office:value-type="float" office:value="0.0084876025975052" calcext:value-type="float">
            <text:p>0.0084876026</text:p>
          </table:table-cell>
          <table:table-cell/>
          <table:table-cell table:formula="of:=FIND(&quot;of &quot;;[.A58])" office:value-type="float" office:value="8" calcext:value-type="float">
            <text:p>8</text:p>
          </table:table-cell>
          <table:table-cell table:formula="of:=VALUE(REPLACE([.A58];1;[.I58]+2;&quot;&quot;))" office:value-type="float" office:value="15000" calcext:value-type="float">
            <text:p>15000</text:p>
          </table:table-cell>
          <table:table-cell table:formula="of:=[.B58]*1000" office:value-type="float" office:value="46.1760232746721" calcext:value-type="float">
            <text:p>46.1760232747</text:p>
          </table:table-cell>
          <table:table-cell/>
        </table:table-row>
        <table:table-row table:style-name="ro1">
          <table:table-cell office:value-type="string" calcext:value-type="string">
            <text:p>find 0 of 17500</text:p>
          </table:table-cell>
          <table:table-cell office:value-type="float" office:value="0.0551219281200764" calcext:value-type="float">
            <text:p>0.0551219281</text:p>
          </table:table-cell>
          <table:table-cell office:value-type="float" office:value="0.0537606260281119" calcext:value-type="float">
            <text:p>0.053760626</text:p>
          </table:table-cell>
          <table:table-cell office:value-type="float" office:value="0.0565822912017644" calcext:value-type="float">
            <text:p>0.0565822912</text:p>
          </table:table-cell>
          <table:table-cell office:value-type="float" office:value="0.00247860774628482" calcext:value-type="float">
            <text:p>0.0024786077</text:p>
          </table:table-cell>
          <table:table-cell office:value-type="float" office:value="0.00180850131858616" calcext:value-type="float">
            <text:p>0.0018085013</text:p>
          </table:table-cell>
          <table:table-cell office:value-type="float" office:value="0.00337398697059517" calcext:value-type="float">
            <text:p>0.003373987</text:p>
          </table:table-cell>
          <table:table-cell/>
          <table:table-cell table:formula="of:=FIND(&quot;of &quot;;[.A59])" office:value-type="float" office:value="8" calcext:value-type="float">
            <text:p>8</text:p>
          </table:table-cell>
          <table:table-cell table:formula="of:=VALUE(REPLACE([.A59];1;[.I59]+2;&quot;&quot;))" office:value-type="float" office:value="17500" calcext:value-type="float">
            <text:p>17500</text:p>
          </table:table-cell>
          <table:table-cell table:formula="of:=[.B59]*1000" office:value-type="float" office:value="55.1219281200764" calcext:value-type="float">
            <text:p>55.1219281201</text:p>
          </table:table-cell>
          <table:table-cell/>
        </table:table-row>
        <table:table-row table:style-name="ro1">
          <table:table-cell office:value-type="string" calcext:value-type="string">
            <text:p>find 0 of 20000</text:p>
          </table:table-cell>
          <table:table-cell office:value-type="float" office:value="0.0640857866526268" calcext:value-type="float">
            <text:p>0.0640857867</text:p>
          </table:table-cell>
          <table:table-cell office:value-type="float" office:value="0.0618448298532905" calcext:value-type="float">
            <text:p>0.0618448299</text:p>
          </table:table-cell>
          <table:table-cell office:value-type="float" office:value="0.0652087039285781" calcext:value-type="float">
            <text:p>0.0652087039</text:p>
          </table:table-cell>
          <table:table-cell office:value-type="float" office:value="0.00270696158485293" calcext:value-type="float">
            <text:p>0.0027069616</text:p>
          </table:table-cell>
          <table:table-cell office:value-type="float" office:value="0.00120752945058076" calcext:value-type="float">
            <text:p>0.0012075295</text:p>
          </table:table-cell>
          <table:table-cell office:value-type="float" office:value="0.00439676549585493" calcext:value-type="float">
            <text:p>0.0043967655</text:p>
          </table:table-cell>
          <table:table-cell/>
          <table:table-cell table:formula="of:=FIND(&quot;of &quot;;[.A60])" office:value-type="float" office:value="8" calcext:value-type="float">
            <text:p>8</text:p>
          </table:table-cell>
          <table:table-cell table:formula="of:=VALUE(REPLACE([.A60];1;[.I60]+2;&quot;&quot;))" office:value-type="float" office:value="20000" calcext:value-type="float">
            <text:p>20000</text:p>
          </table:table-cell>
          <table:table-cell table:formula="of:=[.B60]*1000" office:value-type="float" office:value="64.0857866526268" calcext:value-type="float">
            <text:p>64.0857866526</text:p>
          </table:table-cell>
          <table:table-cell/>
        </table:table-row>
        <table:table-row table:style-name="ro1">
          <table:table-cell office:value-type="string" calcext:value-type="string">
            <text:p>find 0 of 22500</text:p>
          </table:table-cell>
          <table:table-cell office:value-type="float" office:value="0.0749762247044183" calcext:value-type="float">
            <text:p>0.0749762247</text:p>
          </table:table-cell>
          <table:table-cell office:value-type="float" office:value="0.0733796039269651" calcext:value-type="float">
            <text:p>0.0733796039</text:p>
          </table:table-cell>
          <table:table-cell office:value-type="float" office:value="0.0769828699764104" calcext:value-type="float">
            <text:p>0.07698287</text:p>
          </table:table-cell>
          <table:table-cell office:value-type="float" office:value="0.00304783517247732" calcext:value-type="float">
            <text:p>0.0030478352</text:p>
          </table:table-cell>
          <table:table-cell office:value-type="float" office:value="0.00195448143473494" calcext:value-type="float">
            <text:p>0.0019544814</text:p>
          </table:table-cell>
          <table:table-cell office:value-type="float" office:value="0.00441023158210429" calcext:value-type="float">
            <text:p>0.0044102316</text:p>
          </table:table-cell>
          <table:table-cell/>
          <table:table-cell table:formula="of:=FIND(&quot;of &quot;;[.A61])" office:value-type="float" office:value="8" calcext:value-type="float">
            <text:p>8</text:p>
          </table:table-cell>
          <table:table-cell table:formula="of:=VALUE(REPLACE([.A61];1;[.I61]+2;&quot;&quot;))" office:value-type="float" office:value="22500" calcext:value-type="float">
            <text:p>22500</text:p>
          </table:table-cell>
          <table:table-cell table:formula="of:=[.B61]*1000" office:value-type="float" office:value="74.9762247044183" calcext:value-type="float">
            <text:p>74.9762247044</text:p>
          </table:table-cell>
          <table:table-cell/>
        </table:table-row>
        <table:table-row table:style-name="ro1">
          <table:table-cell office:value-type="string" calcext:value-type="string">
            <text:p>find 0 of 25000</text:p>
          </table:table-cell>
          <table:table-cell office:value-type="float" office:value="0.0873627372258064" calcext:value-type="float">
            <text:p>0.0873627372</text:p>
          </table:table-cell>
          <table:table-cell office:value-type="float" office:value="0.0826197151192324" calcext:value-type="float">
            <text:p>0.0826197151</text:p>
          </table:table-cell>
          <table:table-cell office:value-type="float" office:value="0.0901868363661078" calcext:value-type="float">
            <text:p>0.0901868364</text:p>
          </table:table-cell>
          <table:table-cell office:value-type="float" office:value="0.00561244372677187" calcext:value-type="float">
            <text:p>0.0056124437</text:p>
          </table:table-cell>
          <table:table-cell office:value-type="float" office:value="0.00305835342388268" calcext:value-type="float">
            <text:p>0.0030583534</text:p>
          </table:table-cell>
          <table:table-cell office:value-type="float" office:value="0.00858804393479041" calcext:value-type="float">
            <text:p>0.0085880439</text:p>
          </table:table-cell>
          <table:table-cell/>
          <table:table-cell table:formula="of:=FIND(&quot;of &quot;;[.A62])" office:value-type="float" office:value="8" calcext:value-type="float">
            <text:p>8</text:p>
          </table:table-cell>
          <table:table-cell table:formula="of:=VALUE(REPLACE([.A62];1;[.I62]+2;&quot;&quot;))" office:value-type="float" office:value="25000" calcext:value-type="float">
            <text:p>25000</text:p>
          </table:table-cell>
          <table:table-cell table:formula="of:=[.B62]*1000" office:value-type="float" office:value="87.3627372258064" calcext:value-type="float">
            <text:p>87.3627372258</text:p>
          </table:table-cell>
          <table:table-cell/>
        </table:table-row>
        <table:table-row table:style-name="ro1">
          <table:table-cell office:value-type="string" calcext:value-type="string">
            <text:p>find 0 of 27500</text:p>
          </table:table-cell>
          <table:table-cell office:value-type="float" office:value="0.096115175559119" calcext:value-type="float">
            <text:p>0.0961151756</text:p>
          </table:table-cell>
          <table:table-cell office:value-type="float" office:value="0.093323836276077" calcext:value-type="float">
            <text:p>0.0933238363</text:p>
          </table:table-cell>
          <table:table-cell office:value-type="float" office:value="0.0994046587017866" calcext:value-type="float">
            <text:p>0.0994046587</text:p>
          </table:table-cell>
          <table:table-cell office:value-type="float" office:value="0.00463868303845863" calcext:value-type="float">
            <text:p>0.004638683</text:p>
          </table:table-cell>
          <table:table-cell office:value-type="float" office:value="0.00297828351388413" calcext:value-type="float">
            <text:p>0.0029782835</text:p>
          </table:table-cell>
          <table:table-cell office:value-type="float" office:value="0.00731803016505237" calcext:value-type="float">
            <text:p>0.0073180302</text:p>
          </table:table-cell>
          <table:table-cell/>
          <table:table-cell table:formula="of:=FIND(&quot;of &quot;;[.A63])" office:value-type="float" office:value="8" calcext:value-type="float">
            <text:p>8</text:p>
          </table:table-cell>
          <table:table-cell table:formula="of:=VALUE(REPLACE([.A63];1;[.I63]+2;&quot;&quot;))" office:value-type="float" office:value="27500" calcext:value-type="float">
            <text:p>27500</text:p>
          </table:table-cell>
          <table:table-cell table:formula="of:=[.B63]*1000" office:value-type="float" office:value="96.115175559119" calcext:value-type="float">
            <text:p>96.1151755591</text:p>
          </table:table-cell>
          <table:table-cell/>
        </table:table-row>
        <table:table-row table:style-name="ro1">
          <table:table-cell office:value-type="string" calcext:value-type="string">
            <text:p>find 0 of 30000</text:p>
          </table:table-cell>
          <table:table-cell office:value-type="float" office:value="0.113327691773662" calcext:value-type="float">
            <text:p>0.1133276918</text:p>
          </table:table-cell>
          <table:table-cell office:value-type="float" office:value="0.109936292295015" calcext:value-type="float">
            <text:p>0.1099362923</text:p>
          </table:table-cell>
          <table:table-cell office:value-type="float" office:value="0.116630261186262" calcext:value-type="float">
            <text:p>0.1166302612</text:p>
          </table:table-cell>
          <table:table-cell office:value-type="float" office:value="0.00485376396501741" calcext:value-type="float">
            <text:p>0.004853764</text:p>
          </table:table-cell>
          <table:table-cell office:value-type="float" office:value="0.00312678654243429" calcext:value-type="float">
            <text:p>0.0031267865</text:p>
          </table:table-cell>
          <table:table-cell office:value-type="float" office:value="0.00725103089920871" calcext:value-type="float">
            <text:p>0.0072510309</text:p>
          </table:table-cell>
          <table:table-cell/>
          <table:table-cell table:formula="of:=FIND(&quot;of &quot;;[.A64])" office:value-type="float" office:value="8" calcext:value-type="float">
            <text:p>8</text:p>
          </table:table-cell>
          <table:table-cell table:formula="of:=VALUE(REPLACE([.A64];1;[.I64]+2;&quot;&quot;))" office:value-type="float" office:value="30000" calcext:value-type="float">
            <text:p>30000</text:p>
          </table:table-cell>
          <table:table-cell table:formula="of:=[.B64]*1000" office:value-type="float" office:value="113.327691773662" calcext:value-type="float">
            <text:p>113.3276917737</text:p>
          </table:table-cell>
          <table:table-cell/>
        </table:table-row>
        <table:table-row table:style-name="ro1">
          <table:table-cell office:value-type="string" calcext:value-type="string">
            <text:p>find 0 of 32500</text:p>
          </table:table-cell>
          <table:table-cell office:value-type="float" office:value="0.121457442333446" calcext:value-type="float">
            <text:p>0.1214574423</text:p>
          </table:table-cell>
          <table:table-cell office:value-type="float" office:value="0.116700077228913" calcext:value-type="float">
            <text:p>0.1167000772</text:p>
          </table:table-cell>
          <table:table-cell office:value-type="float" office:value="0.125000228893124" calcext:value-type="float">
            <text:p>0.1250002289</text:p>
          </table:table-cell>
          <table:table-cell office:value-type="float" office:value="0.00586701490595413" calcext:value-type="float">
            <text:p>0.0058670149</text:p>
          </table:table-cell>
          <table:table-cell office:value-type="float" office:value="0.00395020537847558" calcext:value-type="float">
            <text:p>0.0039502054</text:p>
          </table:table-cell>
          <table:table-cell office:value-type="float" office:value="0.00755999173168868" calcext:value-type="float">
            <text:p>0.0075599917</text:p>
          </table:table-cell>
          <table:table-cell/>
          <table:table-cell table:formula="of:=FIND(&quot;of &quot;;[.A65])" office:value-type="float" office:value="8" calcext:value-type="float">
            <text:p>8</text:p>
          </table:table-cell>
          <table:table-cell table:formula="of:=VALUE(REPLACE([.A65];1;[.I65]+2;&quot;&quot;))" office:value-type="float" office:value="32500" calcext:value-type="float">
            <text:p>32500</text:p>
          </table:table-cell>
          <table:table-cell table:formula="of:=[.B65]*1000" office:value-type="float" office:value="121.457442333446" calcext:value-type="float">
            <text:p>121.4574423334</text:p>
          </table:table-cell>
          <table:table-cell/>
        </table:table-row>
        <table:table-row table:style-name="ro1">
          <table:table-cell office:value-type="string" calcext:value-type="string">
            <text:p>find 0 of 35000</text:p>
          </table:table-cell>
          <table:table-cell office:value-type="float" office:value="0.135154372364651" calcext:value-type="float">
            <text:p>0.1351543724</text:p>
          </table:table-cell>
          <table:table-cell office:value-type="float" office:value="0.12919493213426" calcext:value-type="float">
            <text:p>0.1291949321</text:p>
          </table:table-cell>
          <table:table-cell office:value-type="float" office:value="0.142563210406833" calcext:value-type="float">
            <text:p>0.1425632104</text:p>
          </table:table-cell>
          <table:table-cell office:value-type="float" office:value="0.00941827614713909" calcext:value-type="float">
            <text:p>0.0094182761</text:p>
          </table:table-cell>
          <table:table-cell office:value-type="float" office:value="0.00675081997952446" calcext:value-type="float">
            <text:p>0.00675082</text:p>
          </table:table-cell>
          <table:table-cell office:value-type="float" office:value="0.0135003734452146" calcext:value-type="float">
            <text:p>0.0135003734</text:p>
          </table:table-cell>
          <table:table-cell/>
          <table:table-cell table:formula="of:=FIND(&quot;of &quot;;[.A66])" office:value-type="float" office:value="8" calcext:value-type="float">
            <text:p>8</text:p>
          </table:table-cell>
          <table:table-cell table:formula="of:=VALUE(REPLACE([.A66];1;[.I66]+2;&quot;&quot;))" office:value-type="float" office:value="35000" calcext:value-type="float">
            <text:p>35000</text:p>
          </table:table-cell>
          <table:table-cell table:formula="of:=[.B66]*1000" office:value-type="float" office:value="135.154372364651" calcext:value-type="float">
            <text:p>135.1543723647</text:p>
          </table:table-cell>
          <table:table-cell/>
        </table:table-row>
        <table:table-row table:style-name="ro1">
          <table:table-cell office:value-type="string" calcext:value-type="string">
            <text:p>find 0 of 37500</text:p>
          </table:table-cell>
          <table:table-cell office:value-type="float" office:value="0.144276705033169" calcext:value-type="float">
            <text:p>0.144276705</text:p>
          </table:table-cell>
          <table:table-cell office:value-type="float" office:value="0.140668913095036" calcext:value-type="float">
            <text:p>0.1406689131</text:p>
          </table:table-cell>
          <table:table-cell office:value-type="float" office:value="0.148160661938938" calcext:value-type="float">
            <text:p>0.1481606619</text:p>
          </table:table-cell>
          <table:table-cell office:value-type="float" office:value="0.00521678013726831" calcext:value-type="float">
            <text:p>0.0052167801</text:p>
          </table:table-cell>
          <table:table-cell office:value-type="float" office:value="0.00386067494248014" calcext:value-type="float">
            <text:p>0.0038606749</text:p>
          </table:table-cell>
          <table:table-cell office:value-type="float" office:value="0.00609371372712409" calcext:value-type="float">
            <text:p>0.0060937137</text:p>
          </table:table-cell>
          <table:table-cell/>
          <table:table-cell table:formula="of:=FIND(&quot;of &quot;;[.A67])" office:value-type="float" office:value="8" calcext:value-type="float">
            <text:p>8</text:p>
          </table:table-cell>
          <table:table-cell table:formula="of:=VALUE(REPLACE([.A67];1;[.I67]+2;&quot;&quot;))" office:value-type="float" office:value="37500" calcext:value-type="float">
            <text:p>37500</text:p>
          </table:table-cell>
          <table:table-cell table:formula="of:=[.B67]*1000" office:value-type="float" office:value="144.276705033169" calcext:value-type="float">
            <text:p>144.2767050332</text:p>
          </table:table-cell>
          <table:table-cell/>
        </table:table-row>
        <table:table-row table:style-name="ro1">
          <table:table-cell office:value-type="string" calcext:value-type="string">
            <text:p>find 0 of 40000</text:p>
          </table:table-cell>
          <table:table-cell office:value-type="float" office:value="0.155749499207299" calcext:value-type="float">
            <text:p>0.1557494992</text:p>
          </table:table-cell>
          <table:table-cell office:value-type="float" office:value="0.150589472308421" calcext:value-type="float">
            <text:p>0.1505894723</text:p>
          </table:table-cell>
          <table:table-cell office:value-type="float" office:value="0.162010847078915" calcext:value-type="float">
            <text:p>0.1620108471</text:p>
          </table:table-cell>
          <table:table-cell office:value-type="float" office:value="0.00771691761329924" calcext:value-type="float">
            <text:p>0.0077169176</text:p>
          </table:table-cell>
          <table:table-cell office:value-type="float" office:value="0.00402452941054803" calcext:value-type="float">
            <text:p>0.0040245294</text:p>
          </table:table-cell>
          <table:table-cell office:value-type="float" office:value="0.0114262055803109" calcext:value-type="float">
            <text:p>0.0114262056</text:p>
          </table:table-cell>
          <table:table-cell/>
          <table:table-cell table:formula="of:=FIND(&quot;of &quot;;[.A68])" office:value-type="float" office:value="8" calcext:value-type="float">
            <text:p>8</text:p>
          </table:table-cell>
          <table:table-cell table:formula="of:=VALUE(REPLACE([.A68];1;[.I68]+2;&quot;&quot;))" office:value-type="float" office:value="40000" calcext:value-type="float">
            <text:p>40000</text:p>
          </table:table-cell>
          <table:table-cell table:formula="of:=[.B68]*1000" office:value-type="float" office:value="155.749499207299" calcext:value-type="float">
            <text:p>155.7494992073</text:p>
          </table:table-cell>
          <table:table-cell/>
        </table:table-row>
        <table:table-row table:style-name="ro1">
          <table:table-cell office:value-type="string" calcext:value-type="string">
            <text:p>find 0 of 42500</text:p>
          </table:table-cell>
          <table:table-cell office:value-type="float" office:value="0.167232605197156" calcext:value-type="float">
            <text:p>0.1672326052</text:p>
          </table:table-cell>
          <table:table-cell office:value-type="float" office:value="0.161659351379689" calcext:value-type="float">
            <text:p>0.1616593514</text:p>
          </table:table-cell>
          <table:table-cell office:value-type="float" office:value="0.17106280553394" calcext:value-type="float">
            <text:p>0.1710628055</text:p>
          </table:table-cell>
          <table:table-cell office:value-type="float" office:value="0.00610759494971921" calcext:value-type="float">
            <text:p>0.0061075949</text:p>
          </table:table-cell>
          <table:table-cell office:value-type="float" office:value="0.00357747769013772" calcext:value-type="float">
            <text:p>0.0035774777</text:p>
          </table:table-cell>
          <table:table-cell office:value-type="float" office:value="0.00877665821166451" calcext:value-type="float">
            <text:p>0.0087766582</text:p>
          </table:table-cell>
          <table:table-cell/>
          <table:table-cell table:formula="of:=FIND(&quot;of &quot;;[.A69])" office:value-type="float" office:value="8" calcext:value-type="float">
            <text:p>8</text:p>
          </table:table-cell>
          <table:table-cell table:formula="of:=VALUE(REPLACE([.A69];1;[.I69]+2;&quot;&quot;))" office:value-type="float" office:value="42500" calcext:value-type="float">
            <text:p>42500</text:p>
          </table:table-cell>
          <table:table-cell table:formula="of:=[.B69]*1000" office:value-type="float" office:value="167.232605197156" calcext:value-type="float">
            <text:p>167.2326051972</text:p>
          </table:table-cell>
          <table:table-cell/>
        </table:table-row>
        <table:table-row table:style-name="ro1">
          <table:table-cell office:value-type="string" calcext:value-type="string">
            <text:p>find 0 of 45000</text:p>
          </table:table-cell>
          <table:table-cell office:value-type="float" office:value="0.178000870757594" calcext:value-type="float">
            <text:p>0.1780008708</text:p>
          </table:table-cell>
          <table:table-cell office:value-type="float" office:value="0.16848423325207" calcext:value-type="float">
            <text:p>0.1684842333</text:p>
          </table:table-cell>
          <table:table-cell office:value-type="float" office:value="0.18383552992241" calcext:value-type="float">
            <text:p>0.1838355299</text:p>
          </table:table-cell>
          <table:table-cell office:value-type="float" office:value="0.00896424777731218" calcext:value-type="float">
            <text:p>0.0089642478</text:p>
          </table:table-cell>
          <table:table-cell office:value-type="float" office:value="0.00405215584767708" calcext:value-type="float">
            <text:p>0.0040521558</text:p>
          </table:table-cell>
          <table:table-cell office:value-type="float" office:value="0.012232094219153" calcext:value-type="float">
            <text:p>0.0122320942</text:p>
          </table:table-cell>
          <table:table-cell/>
          <table:table-cell table:formula="of:=FIND(&quot;of &quot;;[.A70])" office:value-type="float" office:value="8" calcext:value-type="float">
            <text:p>8</text:p>
          </table:table-cell>
          <table:table-cell table:formula="of:=VALUE(REPLACE([.A70];1;[.I70]+2;&quot;&quot;))" office:value-type="float" office:value="45000" calcext:value-type="float">
            <text:p>45000</text:p>
          </table:table-cell>
          <table:table-cell table:formula="of:=[.B70]*1000" office:value-type="float" office:value="178.000870757594" calcext:value-type="float">
            <text:p>178.0008707576</text:p>
          </table:table-cell>
          <table:table-cell/>
        </table:table-row>
        <table:table-row table:style-name="ro1">
          <table:table-cell office:value-type="string" calcext:value-type="string">
            <text:p>find 0 of 47500</text:p>
          </table:table-cell>
          <table:table-cell office:value-type="float" office:value="0.187177599563354" calcext:value-type="float">
            <text:p>0.1871775996</text:p>
          </table:table-cell>
          <table:table-cell office:value-type="float" office:value="0.178463564774534" calcext:value-type="float">
            <text:p>0.1784635648</text:p>
          </table:table-cell>
          <table:table-cell office:value-type="float" office:value="0.194930635472533" calcext:value-type="float">
            <text:p>0.1949306355</text:p>
          </table:table-cell>
          <table:table-cell office:value-type="float" office:value="0.011177922270291" calcext:value-type="float">
            <text:p>0.0111779223</text:p>
          </table:table-cell>
          <table:table-cell office:value-type="float" office:value="0.00869840235242226" calcext:value-type="float">
            <text:p>0.0086984024</text:p>
          </table:table-cell>
          <table:table-cell office:value-type="float" office:value="0.0136118480223154" calcext:value-type="float">
            <text:p>0.013611848</text:p>
          </table:table-cell>
          <table:table-cell/>
          <table:table-cell table:formula="of:=FIND(&quot;of &quot;;[.A71])" office:value-type="float" office:value="8" calcext:value-type="float">
            <text:p>8</text:p>
          </table:table-cell>
          <table:table-cell table:formula="of:=VALUE(REPLACE([.A71];1;[.I71]+2;&quot;&quot;))" office:value-type="float" office:value="47500" calcext:value-type="float">
            <text:p>47500</text:p>
          </table:table-cell>
          <table:table-cell table:formula="of:=[.B71]*1000" office:value-type="float" office:value="187.177599563354" calcext:value-type="float">
            <text:p>187.1775995634</text:p>
          </table:table-cell>
          <table:table-cell/>
        </table:table-row>
        <table:table-row table:style-name="ro1">
          <table:table-cell office:value-type="string" calcext:value-type="string">
            <text:p>find 0 of 50000</text:p>
          </table:table-cell>
          <table:table-cell office:value-type="float" office:value="0.201626088027079" calcext:value-type="float">
            <text:p>0.201626088</text:p>
          </table:table-cell>
          <table:table-cell office:value-type="float" office:value="0.193890932455948" calcext:value-type="float">
            <text:p>0.1938909325</text:p>
          </table:table-cell>
          <table:table-cell office:value-type="float" office:value="0.210911550679685" calcext:value-type="float">
            <text:p>0.2109115507</text:p>
          </table:table-cell>
          <table:table-cell office:value-type="float" office:value="0.0107779912370389" calcext:value-type="float">
            <text:p>0.0107779912</text:p>
          </table:table-cell>
          <table:table-cell office:value-type="float" office:value="0.00634414347990051" calcext:value-type="float">
            <text:p>0.0063441435</text:p>
          </table:table-cell>
          <table:table-cell office:value-type="float" office:value="0.0150042832450345" calcext:value-type="float">
            <text:p>0.0150042832</text:p>
          </table:table-cell>
          <table:table-cell/>
          <table:table-cell table:formula="of:=FIND(&quot;of &quot;;[.A72])" office:value-type="float" office:value="8" calcext:value-type="float">
            <text:p>8</text:p>
          </table:table-cell>
          <table:table-cell table:formula="of:=VALUE(REPLACE([.A72];1;[.I72]+2;&quot;&quot;))" office:value-type="float" office:value="50000" calcext:value-type="float">
            <text:p>50000</text:p>
          </table:table-cell>
          <table:table-cell table:formula="of:=[.B72]*1000" office:value-type="float" office:value="201.626088027079" calcext:value-type="float">
            <text:p>201.6260880271</text:p>
          </table:table-cell>
          <table:table-cell/>
        </table:table-row>
        <table:table-row table:style-name="ro1">
          <table:table-cell office:value-type="string" calcext:value-type="string">
            <text:p>find 0 of 52500</text:p>
          </table:table-cell>
          <table:table-cell office:value-type="float" office:value="0.221510013148279" calcext:value-type="float">
            <text:p>0.2215100131</text:p>
          </table:table-cell>
          <table:table-cell office:value-type="float" office:value="0.205074500574361" calcext:value-type="float">
            <text:p>0.2050745006</text:p>
          </table:table-cell>
          <table:table-cell office:value-type="float" office:value="0.23040347903394" calcext:value-type="float">
            <text:p>0.230403479</text:p>
          </table:table-cell>
          <table:table-cell office:value-type="float" office:value="0.0143352011492667" calcext:value-type="float">
            <text:p>0.0143352011</text:p>
          </table:table-cell>
          <table:table-cell office:value-type="float" office:value="0.00633279777992887" calcext:value-type="float">
            <text:p>0.0063327978</text:p>
          </table:table-cell>
          <table:table-cell office:value-type="float" office:value="0.0181387854223818" calcext:value-type="float">
            <text:p>0.0181387854</text:p>
          </table:table-cell>
          <table:table-cell/>
          <table:table-cell table:formula="of:=FIND(&quot;of &quot;;[.A73])" office:value-type="float" office:value="8" calcext:value-type="float">
            <text:p>8</text:p>
          </table:table-cell>
          <table:table-cell table:formula="of:=VALUE(REPLACE([.A73];1;[.I73]+2;&quot;&quot;))" office:value-type="float" office:value="52500" calcext:value-type="float">
            <text:p>52500</text:p>
          </table:table-cell>
          <table:table-cell table:formula="of:=[.B73]*1000" office:value-type="float" office:value="221.510013148279" calcext:value-type="float">
            <text:p>221.5100131483</text:p>
          </table:table-cell>
          <table:table-cell/>
        </table:table-row>
        <table:table-row table:style-name="ro1">
          <table:table-cell office:value-type="string" calcext:value-type="string">
            <text:p>find 0 of 55000</text:p>
          </table:table-cell>
          <table:table-cell office:value-type="float" office:value="0.242072915359737" calcext:value-type="float">
            <text:p>0.2420729154</text:p>
          </table:table-cell>
          <table:table-cell office:value-type="float" office:value="0.235833466903055" calcext:value-type="float">
            <text:p>0.2358334669</text:p>
          </table:table-cell>
          <table:table-cell office:value-type="float" office:value="0.246176131366237" calcext:value-type="float">
            <text:p>0.2461761314</text:p>
          </table:table-cell>
          <table:table-cell office:value-type="float" office:value="0.00609233435888266" calcext:value-type="float">
            <text:p>0.0060923344</text:p>
          </table:table-cell>
          <table:table-cell office:value-type="float" office:value="0.00259252072729317" calcext:value-type="float">
            <text:p>0.0025925207</text:p>
          </table:table-cell>
          <table:table-cell office:value-type="float" office:value="0.00796178681594151" calcext:value-type="float">
            <text:p>0.0079617868</text:p>
          </table:table-cell>
          <table:table-cell/>
          <table:table-cell table:formula="of:=FIND(&quot;of &quot;;[.A74])" office:value-type="float" office:value="8" calcext:value-type="float">
            <text:p>8</text:p>
          </table:table-cell>
          <table:table-cell table:formula="of:=VALUE(REPLACE([.A74];1;[.I74]+2;&quot;&quot;))" office:value-type="float" office:value="55000" calcext:value-type="float">
            <text:p>55000</text:p>
          </table:table-cell>
          <table:table-cell table:formula="of:=[.B74]*1000" office:value-type="float" office:value="242.072915359737" calcext:value-type="float">
            <text:p>242.0729153597</text:p>
          </table:table-cell>
          <table:table-cell/>
        </table:table-row>
        <table:table-row table:style-name="ro1">
          <table:table-cell office:value-type="string" calcext:value-type="string">
            <text:p>find 0 of 57500</text:p>
          </table:table-cell>
          <table:table-cell office:value-type="float" office:value="0.255051743969367" calcext:value-type="float">
            <text:p>0.255051744</text:p>
          </table:table-cell>
          <table:table-cell office:value-type="float" office:value="0.243154687648414" calcext:value-type="float">
            <text:p>0.2431546876</text:p>
          </table:table-cell>
          <table:table-cell office:value-type="float" office:value="0.274379850960609" calcext:value-type="float">
            <text:p>0.274379851</text:p>
          </table:table-cell>
          <table:table-cell office:value-type="float" office:value="0.0183463309582152" calcext:value-type="float">
            <text:p>0.018346331</text:p>
          </table:table-cell>
          <table:table-cell office:value-type="float" office:value="0.00110745051179443" calcext:value-type="float">
            <text:p>0.0011074505</text:p>
          </table:table-cell>
          <table:table-cell office:value-type="float" office:value="0.0228719008045367" calcext:value-type="float">
            <text:p>0.0228719008</text:p>
          </table:table-cell>
          <table:table-cell/>
          <table:table-cell table:formula="of:=FIND(&quot;of &quot;;[.A75])" office:value-type="float" office:value="8" calcext:value-type="float">
            <text:p>8</text:p>
          </table:table-cell>
          <table:table-cell table:formula="of:=VALUE(REPLACE([.A75];1;[.I75]+2;&quot;&quot;))" office:value-type="float" office:value="57500" calcext:value-type="float">
            <text:p>57500</text:p>
          </table:table-cell>
          <table:table-cell table:formula="of:=[.B75]*1000" office:value-type="float" office:value="255.051743969367" calcext:value-type="float">
            <text:p>255.0517439694</text:p>
          </table:table-cell>
          <table:table-cell/>
        </table:table-row>
        <table:table-row table:style-name="ro1">
          <table:table-cell office:value-type="string" calcext:value-type="string">
            <text:p>find 0 of 60000</text:p>
          </table:table-cell>
          <table:table-cell office:value-type="float" office:value="0.256739019338359" calcext:value-type="float">
            <text:p>0.2567390193</text:p>
          </table:table-cell>
          <table:table-cell office:value-type="float" office:value="0.243242598326684" calcext:value-type="float">
            <text:p>0.2432425983</text:p>
          </table:table-cell>
          <table:table-cell office:value-type="float" office:value="0.267726186436916" calcext:value-type="float">
            <text:p>0.2677261864</text:p>
          </table:table-cell>
          <table:table-cell office:value-type="float" office:value="0.0133467810933447" calcext:value-type="float">
            <text:p>0.0133467811</text:p>
          </table:table-cell>
          <table:table-cell office:value-type="float" office:value="0.00850211824350011" calcext:value-type="float">
            <text:p>0.0085021182</text:p>
          </table:table-cell>
          <table:table-cell office:value-type="float" office:value="0.0156122742019474" calcext:value-type="float">
            <text:p>0.0156122742</text:p>
          </table:table-cell>
          <table:table-cell/>
          <table:table-cell table:formula="of:=FIND(&quot;of &quot;;[.A76])" office:value-type="float" office:value="8" calcext:value-type="float">
            <text:p>8</text:p>
          </table:table-cell>
          <table:table-cell table:formula="of:=VALUE(REPLACE([.A76];1;[.I76]+2;&quot;&quot;))" office:value-type="float" office:value="60000" calcext:value-type="float">
            <text:p>60000</text:p>
          </table:table-cell>
          <table:table-cell table:formula="of:=[.B76]*1000" office:value-type="float" office:value="256.739019338359" calcext:value-type="float">
            <text:p>256.7390193384</text:p>
          </table:table-cell>
          <table:table-cell/>
        </table:table-row>
        <table:table-row table:style-name="ro1">
          <table:table-cell office:value-type="string" calcext:value-type="string">
            <text:p>find 0 of 62500</text:p>
          </table:table-cell>
          <table:table-cell office:value-type="float" office:value="0.298457546169508" calcext:value-type="float">
            <text:p>0.2984575462</text:p>
          </table:table-cell>
          <table:table-cell office:value-type="float" office:value="0.289623522152032" calcext:value-type="float">
            <text:p>0.2896235222</text:p>
          </table:table-cell>
          <table:table-cell office:value-type="float" office:value="0.305165637608352" calcext:value-type="float">
            <text:p>0.3051656376</text:p>
          </table:table-cell>
          <table:table-cell office:value-type="float" office:value="0.00876400934581459" calcext:value-type="float">
            <text:p>0.0087640093</text:p>
          </table:table-cell>
          <table:table-cell office:value-type="float" office:value="0.00425186515726197" calcext:value-type="float">
            <text:p>0.0042518652</text:p>
          </table:table-cell>
          <table:table-cell office:value-type="float" office:value="0.0117429936802264" calcext:value-type="float">
            <text:p>0.0117429937</text:p>
          </table:table-cell>
          <table:table-cell/>
          <table:table-cell table:formula="of:=FIND(&quot;of &quot;;[.A77])" office:value-type="float" office:value="8" calcext:value-type="float">
            <text:p>8</text:p>
          </table:table-cell>
          <table:table-cell table:formula="of:=VALUE(REPLACE([.A77];1;[.I77]+2;&quot;&quot;))" office:value-type="float" office:value="62500" calcext:value-type="float">
            <text:p>62500</text:p>
          </table:table-cell>
          <table:table-cell table:formula="of:=[.B77]*1000" office:value-type="float" office:value="298.457546169508" calcext:value-type="float">
            <text:p>298.4575461695</text:p>
          </table:table-cell>
          <table:table-cell/>
        </table:table-row>
        <table:table-row table:style-name="ro1">
          <table:table-cell office:value-type="string" calcext:value-type="string">
            <text:p>find 0 of 65000</text:p>
          </table:table-cell>
          <table:table-cell office:value-type="float" office:value="0.295302376137684" calcext:value-type="float">
            <text:p>0.2953023761</text:p>
          </table:table-cell>
          <table:table-cell office:value-type="float" office:value="0.283255025175425" calcext:value-type="float">
            <text:p>0.2832550252</text:p>
          </table:table-cell>
          <table:table-cell office:value-type="float" office:value="0.305372160924046" calcext:value-type="float">
            <text:p>0.3053721609</text:p>
          </table:table-cell>
          <table:table-cell office:value-type="float" office:value="0.0145590101207893" calcext:value-type="float">
            <text:p>0.0145590101</text:p>
          </table:table-cell>
          <table:table-cell office:value-type="float" office:value="0.00516279714103173" calcext:value-type="float">
            <text:p>0.0051627971</text:p>
          </table:table-cell>
          <table:table-cell office:value-type="float" office:value="0.0180923746873178" calcext:value-type="float">
            <text:p>0.0180923747</text:p>
          </table:table-cell>
          <table:table-cell/>
          <table:table-cell table:formula="of:=FIND(&quot;of &quot;;[.A78])" office:value-type="float" office:value="8" calcext:value-type="float">
            <text:p>8</text:p>
          </table:table-cell>
          <table:table-cell table:formula="of:=VALUE(REPLACE([.A78];1;[.I78]+2;&quot;&quot;))" office:value-type="float" office:value="65000" calcext:value-type="float">
            <text:p>65000</text:p>
          </table:table-cell>
          <table:table-cell table:formula="of:=[.B78]*1000" office:value-type="float" office:value="295.302376137684" calcext:value-type="float">
            <text:p>295.3023761377</text:p>
          </table:table-cell>
          <table:table-cell/>
        </table:table-row>
        <table:table-row table:style-name="ro1">
          <table:table-cell office:value-type="string" calcext:value-type="string">
            <text:p>find 0 of 67500</text:p>
          </table:table-cell>
          <table:table-cell office:value-type="float" office:value="0.30817947026923" calcext:value-type="float">
            <text:p>0.3081794703</text:p>
          </table:table-cell>
          <table:table-cell office:value-type="float" office:value="0.297736990824556" calcext:value-type="float">
            <text:p>0.2977369908</text:p>
          </table:table-cell>
          <table:table-cell office:value-type="float" office:value="0.317234609340966" calcext:value-type="float">
            <text:p>0.3172346093</text:p>
          </table:table-cell>
          <table:table-cell office:value-type="float" office:value="0.0110921148571485" calcext:value-type="float">
            <text:p>0.0110921149</text:p>
          </table:table-cell>
          <table:table-cell office:value-type="float" office:value="0.00414126833192585" calcext:value-type="float">
            <text:p>0.0041412683</text:p>
          </table:table-cell>
          <table:table-cell office:value-type="float" office:value="0.0141285708027416" calcext:value-type="float">
            <text:p>0.0141285708</text:p>
          </table:table-cell>
          <table:table-cell/>
          <table:table-cell table:formula="of:=FIND(&quot;of &quot;;[.A79])" office:value-type="float" office:value="8" calcext:value-type="float">
            <text:p>8</text:p>
          </table:table-cell>
          <table:table-cell table:formula="of:=VALUE(REPLACE([.A79];1;[.I79]+2;&quot;&quot;))" office:value-type="float" office:value="67500" calcext:value-type="float">
            <text:p>67500</text:p>
          </table:table-cell>
          <table:table-cell table:formula="of:=[.B79]*1000" office:value-type="float" office:value="308.17947026923" calcext:value-type="float">
            <text:p>308.1794702692</text:p>
          </table:table-cell>
          <table:table-cell/>
        </table:table-row>
        <table:table-row table:style-name="ro1">
          <table:table-cell office:value-type="string" calcext:value-type="string">
            <text:p>find 0 of 70000</text:p>
          </table:table-cell>
          <table:table-cell office:value-type="float" office:value="0.324718121004461" calcext:value-type="float">
            <text:p>0.324718121</text:p>
          </table:table-cell>
          <table:table-cell office:value-type="float" office:value="0.318105289885186" calcext:value-type="float">
            <text:p>0.3181052899</text:p>
          </table:table-cell>
          <table:table-cell office:value-type="float" office:value="0.328618535680208" calcext:value-type="float">
            <text:p>0.3286185357</text:p>
          </table:table-cell>
          <table:table-cell office:value-type="float" office:value="0.00599772174316909" calcext:value-type="float">
            <text:p>0.0059977217</text:p>
          </table:table-cell>
          <table:table-cell office:value-type="float" office:value="0" calcext:value-type="float">
            <text:p>0</text:p>
          </table:table-cell>
          <table:table-cell office:value-type="float" office:value="0.00675571638898019" calcext:value-type="float">
            <text:p>0.0067557164</text:p>
          </table:table-cell>
          <table:table-cell/>
          <table:table-cell table:formula="of:=FIND(&quot;of &quot;;[.A80])" office:value-type="float" office:value="8" calcext:value-type="float">
            <text:p>8</text:p>
          </table:table-cell>
          <table:table-cell table:formula="of:=VALUE(REPLACE([.A80];1;[.I80]+2;&quot;&quot;))" office:value-type="float" office:value="70000" calcext:value-type="float">
            <text:p>70000</text:p>
          </table:table-cell>
          <table:table-cell table:formula="of:=[.B80]*1000" office:value-type="float" office:value="324.718121004461" calcext:value-type="float">
            <text:p>324.7181210045</text:p>
          </table:table-cell>
          <table:table-cell/>
        </table:table-row>
        <table:table-row table:style-name="ro1">
          <table:table-cell office:value-type="string" calcext:value-type="string">
            <text:p>find 0 of 72500</text:p>
          </table:table-cell>
          <table:table-cell office:value-type="float" office:value="0.33524420856138" calcext:value-type="float">
            <text:p>0.3352442086</text:p>
          </table:table-cell>
          <table:table-cell office:value-type="float" office:value="0.325035712733006" calcext:value-type="float">
            <text:p>0.3250357127</text:p>
          </table:table-cell>
          <table:table-cell office:value-type="float" office:value="0.34058893550396" calcext:value-type="float">
            <text:p>0.3405889355</text:p>
          </table:table-cell>
          <table:table-cell office:value-type="float" office:value="0.00966849959332361" calcext:value-type="float">
            <text:p>0.0096684996</text:p>
          </table:table-cell>
          <table:table-cell office:value-type="float" office:value="0.000961916113572547" calcext:value-type="float">
            <text:p>0.0009619161</text:p>
          </table:table-cell>
          <table:table-cell office:value-type="float" office:value="0.0123431181561747" calcext:value-type="float">
            <text:p>0.0123431182</text:p>
          </table:table-cell>
          <table:table-cell/>
          <table:table-cell table:formula="of:=FIND(&quot;of &quot;;[.A81])" office:value-type="float" office:value="8" calcext:value-type="float">
            <text:p>8</text:p>
          </table:table-cell>
          <table:table-cell table:formula="of:=VALUE(REPLACE([.A81];1;[.I81]+2;&quot;&quot;))" office:value-type="float" office:value="72500" calcext:value-type="float">
            <text:p>72500</text:p>
          </table:table-cell>
          <table:table-cell table:formula="of:=[.B81]*1000" office:value-type="float" office:value="335.24420856138" calcext:value-type="float">
            <text:p>335.2442085614</text:p>
          </table:table-cell>
          <table:table-cell/>
        </table:table-row>
        <table:table-row table:style-name="ro1">
          <table:table-cell office:value-type="string" calcext:value-type="string">
            <text:p>find 0 of 75000</text:p>
          </table:table-cell>
          <table:table-cell office:value-type="float" office:value="0.338213306455733" calcext:value-type="float">
            <text:p>0.3382133065</text:p>
          </table:table-cell>
          <table:table-cell office:value-type="float" office:value="0.329738102385652" calcext:value-type="float">
            <text:p>0.3297381024</text:p>
          </table:table-cell>
          <table:table-cell office:value-type="float" office:value="0.350810562297931" calcext:value-type="float">
            <text:p>0.3508105623</text:p>
          </table:table-cell>
          <table:table-cell office:value-type="float" office:value="0.0111245505436246" calcext:value-type="float">
            <text:p>0.0111245505</text:p>
          </table:table-cell>
          <table:table-cell office:value-type="float" office:value="0" calcext:value-type="float">
            <text:p>0</text:p>
          </table:table-cell>
          <table:table-cell office:value-type="float" office:value="0.0121661904028418" calcext:value-type="float">
            <text:p>0.0121661904</text:p>
          </table:table-cell>
          <table:table-cell/>
          <table:table-cell table:formula="of:=FIND(&quot;of &quot;;[.A82])" office:value-type="float" office:value="8" calcext:value-type="float">
            <text:p>8</text:p>
          </table:table-cell>
          <table:table-cell table:formula="of:=VALUE(REPLACE([.A82];1;[.I82]+2;&quot;&quot;))" office:value-type="float" office:value="75000" calcext:value-type="float">
            <text:p>75000</text:p>
          </table:table-cell>
          <table:table-cell table:formula="of:=[.B82]*1000" office:value-type="float" office:value="338.213306455733" calcext:value-type="float">
            <text:p>338.2133064557</text:p>
          </table:table-cell>
          <table:table-cell/>
        </table:table-row>
        <table:table-row table:style-name="ro1">
          <table:table-cell office:value-type="string" calcext:value-type="string">
            <text:p>find 0 of 77500</text:p>
          </table:table-cell>
          <table:table-cell office:value-type="float" office:value="0.364417405241391" calcext:value-type="float">
            <text:p>0.3644174052</text:p>
          </table:table-cell>
          <table:table-cell office:value-type="float" office:value="0.342499873716323" calcext:value-type="float">
            <text:p>0.3424998737</text:p>
          </table:table-cell>
          <table:table-cell office:value-type="float" office:value="0.37193597353737" calcext:value-type="float">
            <text:p>0.3719359735</text:p>
          </table:table-cell>
          <table:table-cell office:value-type="float" office:value="0.0216055147727221" calcext:value-type="float">
            <text:p>0.0216055148</text:p>
          </table:table-cell>
          <table:table-cell office:value-type="float" office:value="0" calcext:value-type="float">
            <text:p>0</text:p>
          </table:table-cell>
          <table:table-cell office:value-type="float" office:value="0.0249397358890989" calcext:value-type="float">
            <text:p>0.0249397359</text:p>
          </table:table-cell>
          <table:table-cell/>
          <table:table-cell table:formula="of:=FIND(&quot;of &quot;;[.A83])" office:value-type="float" office:value="8" calcext:value-type="float">
            <text:p>8</text:p>
          </table:table-cell>
          <table:table-cell table:formula="of:=VALUE(REPLACE([.A83];1;[.I83]+2;&quot;&quot;))" office:value-type="float" office:value="77500" calcext:value-type="float">
            <text:p>77500</text:p>
          </table:table-cell>
          <table:table-cell table:formula="of:=[.B83]*1000" office:value-type="float" office:value="364.417405241391" calcext:value-type="float">
            <text:p>364.4174052414</text:p>
          </table:table-cell>
          <table:table-cell/>
        </table:table-row>
        <table:table-row table:style-name="ro1">
          <table:table-cell office:value-type="string" calcext:value-type="string">
            <text:p>find 0 of 80000</text:p>
          </table:table-cell>
          <table:table-cell office:value-type="float" office:value="0.382474953362242" calcext:value-type="float">
            <text:p>0.3824749534</text:p>
          </table:table-cell>
          <table:table-cell office:value-type="float" office:value="0.371305666717407" calcext:value-type="float">
            <text:p>0.3713056667</text:p>
          </table:table-cell>
          <table:table-cell office:value-type="float" office:value="0.388323395925155" calcext:value-type="float">
            <text:p>0.3883233959</text:p>
          </table:table-cell>
          <table:table-cell office:value-type="float" office:value="0.00970520651348762" calcext:value-type="float">
            <text:p>0.0097052065</text:p>
          </table:table-cell>
          <table:table-cell office:value-type="float" office:value="6.79869977755259E-017" calcext:value-type="float">
            <text:p>6.79869977755259E-17</text:p>
          </table:table-cell>
          <table:table-cell office:value-type="float" office:value="0.0101297996641136" calcext:value-type="float">
            <text:p>0.0101297997</text:p>
          </table:table-cell>
          <table:table-cell/>
          <table:table-cell table:formula="of:=FIND(&quot;of &quot;;[.A84])" office:value-type="float" office:value="8" calcext:value-type="float">
            <text:p>8</text:p>
          </table:table-cell>
          <table:table-cell table:formula="of:=VALUE(REPLACE([.A84];1;[.I84]+2;&quot;&quot;))" office:value-type="float" office:value="80000" calcext:value-type="float">
            <text:p>80000</text:p>
          </table:table-cell>
          <table:table-cell table:formula="of:=[.B84]*1000" office:value-type="float" office:value="382.474953362242" calcext:value-type="float">
            <text:p>382.4749533622</text:p>
          </table:table-cell>
          <table:table-cell/>
        </table:table-row>
        <table:table-row table:style-name="ro1">
          <table:table-cell office:value-type="string" calcext:value-type="string">
            <text:p>find 0 of 82500</text:p>
          </table:table-cell>
          <table:table-cell office:value-type="float" office:value="0.404313752733471" calcext:value-type="float">
            <text:p>0.4043137527</text:p>
          </table:table-cell>
          <table:table-cell office:value-type="float" office:value="0.386802746641368" calcext:value-type="float">
            <text:p>0.3868027466</text:p>
          </table:table-cell>
          <table:table-cell office:value-type="float" office:value="0.415970879479132" calcext:value-type="float">
            <text:p>0.4159708795</text:p>
          </table:table-cell>
          <table:table-cell office:value-type="float" office:value="0.017485745097521" calcext:value-type="float">
            <text:p>0.0174857451</text:p>
          </table:table-cell>
          <table:table-cell office:value-type="float" office:value="0" calcext:value-type="float">
            <text:p>0</text:p>
          </table:table-cell>
          <table:table-cell office:value-type="float" office:value="0.0201907357937551" calcext:value-type="float">
            <text:p>0.0201907358</text:p>
          </table:table-cell>
          <table:table-cell/>
          <table:table-cell table:formula="of:=FIND(&quot;of &quot;;[.A85])" office:value-type="float" office:value="8" calcext:value-type="float">
            <text:p>8</text:p>
          </table:table-cell>
          <table:table-cell table:formula="of:=VALUE(REPLACE([.A85];1;[.I85]+2;&quot;&quot;))" office:value-type="float" office:value="82500" calcext:value-type="float">
            <text:p>82500</text:p>
          </table:table-cell>
          <table:table-cell table:formula="of:=[.B85]*1000" office:value-type="float" office:value="404.313752733471" calcext:value-type="float">
            <text:p>404.3137527335</text:p>
          </table:table-cell>
          <table:table-cell/>
        </table:table-row>
        <table:table-row table:style-name="ro1">
          <table:table-cell office:value-type="string" calcext:value-type="string">
            <text:p>find 0 of 85000</text:p>
          </table:table-cell>
          <table:table-cell office:value-type="float" office:value="0.402107894215463" calcext:value-type="float">
            <text:p>0.4021078942</text:p>
          </table:table-cell>
          <table:table-cell office:value-type="float" office:value="0.370832368904136" calcext:value-type="float">
            <text:p>0.3708323689</text:p>
          </table:table-cell>
          <table:table-cell office:value-type="float" office:value="0.423333117009557" calcext:value-type="float">
            <text:p>0.423333117</text:p>
          </table:table-cell>
          <table:table-cell office:value-type="float" office:value="0.0318527276667406" calcext:value-type="float">
            <text:p>0.0318527277</text:p>
          </table:table-cell>
          <table:table-cell office:value-type="float" office:value="0" calcext:value-type="float">
            <text:p>0</text:p>
          </table:table-cell>
          <table:table-cell office:value-type="float" office:value="0.0367631642813398" calcext:value-type="float">
            <text:p>0.0367631643</text:p>
          </table:table-cell>
          <table:table-cell/>
          <table:table-cell table:formula="of:=FIND(&quot;of &quot;;[.A86])" office:value-type="float" office:value="8" calcext:value-type="float">
            <text:p>8</text:p>
          </table:table-cell>
          <table:table-cell table:formula="of:=VALUE(REPLACE([.A86];1;[.I86]+2;&quot;&quot;))" office:value-type="float" office:value="85000" calcext:value-type="float">
            <text:p>85000</text:p>
          </table:table-cell>
          <table:table-cell table:formula="of:=[.B86]*1000" office:value-type="float" office:value="402.107894215463" calcext:value-type="float">
            <text:p>402.1078942155</text:p>
          </table:table-cell>
          <table:table-cell/>
        </table:table-row>
        <table:table-row table:style-name="ro1">
          <table:table-cell office:value-type="string" calcext:value-type="string">
            <text:p>find 0 of 87500</text:p>
          </table:table-cell>
          <table:table-cell office:value-type="float" office:value="0.399979258206947" calcext:value-type="float">
            <text:p>0.3999792582</text:p>
          </table:table-cell>
          <table:table-cell office:value-type="float" office:value="0.374695869277771" calcext:value-type="float">
            <text:p>0.3746958693</text:p>
          </table:table-cell>
          <table:table-cell office:value-type="float" office:value="0.416046896579108" calcext:value-type="float">
            <text:p>0.4160468966</text:p>
          </table:table-cell>
          <table:table-cell office:value-type="float" office:value="0.0241882438744219" calcext:value-type="float">
            <text:p>0.0241882439</text:p>
          </table:table-cell>
          <table:table-cell office:value-type="float" office:value="0" calcext:value-type="float">
            <text:p>0</text:p>
          </table:table-cell>
          <table:table-cell office:value-type="float" office:value="0.027829966018226" calcext:value-type="float">
            <text:p>0.027829966</text:p>
          </table:table-cell>
          <table:table-cell/>
          <table:table-cell table:formula="of:=FIND(&quot;of &quot;;[.A87])" office:value-type="float" office:value="8" calcext:value-type="float">
            <text:p>8</text:p>
          </table:table-cell>
          <table:table-cell table:formula="of:=VALUE(REPLACE([.A87];1;[.I87]+2;&quot;&quot;))" office:value-type="float" office:value="87500" calcext:value-type="float">
            <text:p>87500</text:p>
          </table:table-cell>
          <table:table-cell table:formula="of:=[.B87]*1000" office:value-type="float" office:value="399.979258206947" calcext:value-type="float">
            <text:p>399.9792582069</text:p>
          </table:table-cell>
          <table:table-cell/>
        </table:table-row>
        <table:table-row table:style-name="ro1">
          <table:table-cell office:value-type="string" calcext:value-type="string">
            <text:p>find 0 of 90000</text:p>
          </table:table-cell>
          <table:table-cell office:value-type="float" office:value="0.434716201104575" calcext:value-type="float">
            <text:p>0.4347162011</text:p>
          </table:table-cell>
          <table:table-cell office:value-type="float" office:value="0.391645680412527" calcext:value-type="float">
            <text:p>0.3916456804</text:p>
          </table:table-cell>
          <table:table-cell office:value-type="float" office:value="0.462650613615551" calcext:value-type="float">
            <text:p>0.4626506136</text:p>
          </table:table-cell>
          <table:table-cell office:value-type="float" office:value="0.0419505023853703" calcext:value-type="float">
            <text:p>0.0419505024</text:p>
          </table:table-cell>
          <table:table-cell office:value-type="float" office:value="0" calcext:value-type="float">
            <text:p>0</text:p>
          </table:table-cell>
          <table:table-cell office:value-type="float" office:value="0.0483838217485977" calcext:value-type="float">
            <text:p>0.0483838217</text:p>
          </table:table-cell>
          <table:table-cell/>
          <table:table-cell table:formula="of:=FIND(&quot;of &quot;;[.A88])" office:value-type="float" office:value="8" calcext:value-type="float">
            <text:p>8</text:p>
          </table:table-cell>
          <table:table-cell table:formula="of:=VALUE(REPLACE([.A88];1;[.I88]+2;&quot;&quot;))" office:value-type="float" office:value="90000" calcext:value-type="float">
            <text:p>90000</text:p>
          </table:table-cell>
          <table:table-cell table:formula="of:=[.B88]*1000" office:value-type="float" office:value="434.716201104575" calcext:value-type="float">
            <text:p>434.7162011046</text:p>
          </table:table-cell>
          <table:table-cell/>
        </table:table-row>
        <table:table-row table:style-name="ro1">
          <table:table-cell office:value-type="string" calcext:value-type="string">
            <text:p>find 0 of 92500</text:p>
          </table:table-cell>
          <table:table-cell office:value-type="float" office:value="0.479568371599555" calcext:value-type="float">
            <text:p>0.4795683716</text:p>
          </table:table-cell>
          <table:table-cell office:value-type="float" office:value="0.459930553953392" calcext:value-type="float">
            <text:p>0.459930554</text:p>
          </table:table-cell>
          <table:table-cell office:value-type="float" office:value="0.493044558930595" calcext:value-type="float">
            <text:p>0.4930445589</text:p>
          </table:table-cell>
          <table:table-cell office:value-type="float" office:value="0.0202389250255767" calcext:value-type="float">
            <text:p>0.020238925</text:p>
          </table:table-cell>
          <table:table-cell office:value-type="float" office:value="0" calcext:value-type="float">
            <text:p>0</text:p>
          </table:table-cell>
          <table:table-cell office:value-type="float" office:value="0.0233414411496767" calcext:value-type="float">
            <text:p>0.0233414411</text:p>
          </table:table-cell>
          <table:table-cell/>
          <table:table-cell table:formula="of:=FIND(&quot;of &quot;;[.A89])" office:value-type="float" office:value="8" calcext:value-type="float">
            <text:p>8</text:p>
          </table:table-cell>
          <table:table-cell table:formula="of:=VALUE(REPLACE([.A89];1;[.I89]+2;&quot;&quot;))" office:value-type="float" office:value="92500" calcext:value-type="float">
            <text:p>92500</text:p>
          </table:table-cell>
          <table:table-cell table:formula="of:=[.B89]*1000" office:value-type="float" office:value="479.568371599555" calcext:value-type="float">
            <text:p>479.5683715996</text:p>
          </table:table-cell>
          <table:table-cell/>
        </table:table-row>
        <table:table-row table:style-name="ro1">
          <table:table-cell office:value-type="string" calcext:value-type="string">
            <text:p>find 0 of 95000</text:p>
          </table:table-cell>
          <table:table-cell office:value-type="float" office:value="0.531339193476198" calcext:value-type="float">
            <text:p>0.5313391935</text:p>
          </table:table-cell>
          <table:table-cell office:value-type="float" office:value="0.526235504268587" calcext:value-type="float">
            <text:p>0.5262355043</text:p>
          </table:table-cell>
          <table:table-cell office:value-type="float" office:value="0.539810664949816" calcext:value-type="float">
            <text:p>0.5398106649</text:p>
          </table:table-cell>
          <table:table-cell office:value-type="float" office:value="0.00738767317385674" calcext:value-type="float">
            <text:p>0.0073876732</text:p>
          </table:table-cell>
          <table:table-cell office:value-type="float" office:value="0" calcext:value-type="float">
            <text:p>0</text:p>
          </table:table-cell>
          <table:table-cell office:value-type="float" office:value="0.00783762267360011" calcext:value-type="float">
            <text:p>0.0078376227</text:p>
          </table:table-cell>
          <table:table-cell/>
          <table:table-cell table:formula="of:=FIND(&quot;of &quot;;[.A90])" office:value-type="float" office:value="8" calcext:value-type="float">
            <text:p>8</text:p>
          </table:table-cell>
          <table:table-cell table:formula="of:=VALUE(REPLACE([.A90];1;[.I90]+2;&quot;&quot;))" office:value-type="float" office:value="95000" calcext:value-type="float">
            <text:p>95000</text:p>
          </table:table-cell>
          <table:table-cell table:formula="of:=[.B90]*1000" office:value-type="float" office:value="531.339193476198" calcext:value-type="float">
            <text:p>531.3391934762</text:p>
          </table:table-cell>
          <table:table-cell/>
        </table:table-row>
        <table:table-row table:style-name="ro1">
          <table:table-cell office:value-type="string" calcext:value-type="string">
            <text:p>find 0 of 97500</text:p>
          </table:table-cell>
          <table:table-cell office:value-type="float" office:value="0.462601389837984" calcext:value-type="float">
            <text:p>0.4626013898</text:p>
          </table:table-cell>
          <table:table-cell office:value-type="float" office:value="0.444681787978796" calcext:value-type="float">
            <text:p>0.444681788</text:p>
          </table:table-cell>
          <table:table-cell office:value-type="float" office:value="0.492354353616864" calcext:value-type="float">
            <text:p>0.4923543536</text:p>
          </table:table-cell>
          <table:table-cell office:value-type="float" office:value="0.0259458998566399" calcext:value-type="float">
            <text:p>0.0259458999</text:p>
          </table:table-cell>
          <table:table-cell office:value-type="float" office:value="0" calcext:value-type="float">
            <text:p>0</text:p>
          </table:table-cell>
          <table:table-cell office:value-type="float" office:value="0.0275237686040982" calcext:value-type="float">
            <text:p>0.0275237686</text:p>
          </table:table-cell>
          <table:table-cell/>
          <table:table-cell table:formula="of:=FIND(&quot;of &quot;;[.A91])" office:value-type="float" office:value="8" calcext:value-type="float">
            <text:p>8</text:p>
          </table:table-cell>
          <table:table-cell table:formula="of:=VALUE(REPLACE([.A91];1;[.I91]+2;&quot;&quot;))" office:value-type="float" office:value="97500" calcext:value-type="float">
            <text:p>97500</text:p>
          </table:table-cell>
          <table:table-cell table:formula="of:=[.B91]*1000" office:value-type="float" office:value="462.601389837984" calcext:value-type="float">
            <text:p>462.601389838</text:p>
          </table:table-cell>
          <table:table-cell/>
        </table:table-row>
        <table:table-row table:style-name="ro1">
          <table:table-cell office:value-type="string" calcext:value-type="string">
            <text:p>find 0 of 100000</text:p>
          </table:table-cell>
          <table:table-cell office:value-type="float" office:value="0.494690076210525" calcext:value-type="float">
            <text:p>0.4946900762</text:p>
          </table:table-cell>
          <table:table-cell office:value-type="float" office:value="0.478162790413823" calcext:value-type="float">
            <text:p>0.4781627904</text:p>
          </table:table-cell>
          <table:table-cell office:value-type="float" office:value="0.505346968387341" calcext:value-type="float">
            <text:p>0.5053469684</text:p>
          </table:table-cell>
          <table:table-cell office:value-type="float" office:value="0.0160128748460181" calcext:value-type="float">
            <text:p>0.0160128748</text:p>
          </table:table-cell>
          <table:table-cell office:value-type="float" office:value="0" calcext:value-type="float">
            <text:p>0</text:p>
          </table:table-cell>
          <table:table-cell office:value-type="float" office:value="0.0184582787010278" calcext:value-type="float">
            <text:p>0.0184582787</text:p>
          </table:table-cell>
          <table:table-cell/>
          <table:table-cell table:formula="of:=FIND(&quot;of &quot;;[.A92])" office:value-type="float" office:value="8" calcext:value-type="float">
            <text:p>8</text:p>
          </table:table-cell>
          <table:table-cell table:formula="of:=VALUE(REPLACE([.A92];1;[.I92]+2;&quot;&quot;))" office:value-type="float" office:value="100000" calcext:value-type="float">
            <text:p>100000</text:p>
          </table:table-cell>
          <table:table-cell table:formula="of:=[.B92]*1000" office:value-type="float" office:value="494.690076210525" calcext:value-type="float">
            <text:p>494.6900762105</text:p>
          </table:table-cell>
          <table:table-cell/>
        </table:table-row>
        <table:table-row table:style-name="ro1">
          <table:table-cell office:value-type="string" calcext:value-type="string">
            <text:p>numToFind &gt; totalNum</text:p>
          </table:table-cell>
          <table:table-cell office:value-type="float" office:value="0.00000000055202793024628" calcext:value-type="float">
            <text:p>5.5202793024628E-10</text:p>
          </table:table-cell>
          <table:table-cell office:value-type="float" office:value="0.000000000550490562409404" calcext:value-type="float">
            <text:p>5.50490562409404E-10</text:p>
          </table:table-cell>
          <table:table-cell office:value-type="float" office:value="0.000000000554184989227783" calcext:value-type="float">
            <text:p>5.54184989227783E-10</text:p>
          </table:table-cell>
          <table:table-cell office:value-type="float" office:value="0.00000000000614334383687953" calcext:value-type="float">
            <text:p>6.14334383687953E-12</text:p>
          </table:table-cell>
          <table:table-cell office:value-type="float" office:value="0.0000000000048154599452437" calcext:value-type="float">
            <text:p>4.8154599452437E-12</text:p>
          </table:table-cell>
          <table:table-cell office:value-type="float" office:value="0.00000000000915281413781395" calcext:value-type="float">
            <text:p>9.15281413781395E-12</text:p>
          </table:table-cell>
          <table:table-cell/>
          <table:table-cell table:formula="of:=FIND(&quot;of &quot;;[.A93])" office:value-type="string" office:string-value="" calcext:value-type="error">
            <text:p>#VALUE!</text:p>
          </table:table-cell>
          <table:table-cell table:formula="of:=VALUE(REPLACE([.A93];1;[.I93]+2;&quot;&quot;))" office:value-type="string" office:string-value="" calcext:value-type="error">
            <text:p>#VALUE!</text:p>
          </table:table-cell>
          <table:table-cell table:formula="of:=[.B93]*1000" office:value-type="float" office:value="0.00000055202793024628" calcext:value-type="float">
            <text:p>0.000000552</text:p>
          </table:table-cell>
          <table:table-cell office:value-type="string" calcext:value-type="string">
            <text:p>Find 20</text:p>
          </table:table-cell>
        </table:table-row>
        <table:table-row table:style-name="ro1">
          <table:table-cell office:value-type="string" calcext:value-type="string">
            <text:p>find 20 of 2500</text:p>
          </table:table-cell>
          <table:table-cell office:value-type="float" office:value="0.00760235374785174" calcext:value-type="float">
            <text:p>0.0076023537</text:p>
          </table:table-cell>
          <table:table-cell office:value-type="float" office:value="0.00754092969714312" calcext:value-type="float">
            <text:p>0.0075409297</text:p>
          </table:table-cell>
          <table:table-cell office:value-type="float" office:value="0.00766737267676344" calcext:value-type="float">
            <text:p>0.0076673727</text:p>
          </table:table-cell>
          <table:table-cell office:value-type="float" office:value="0.000179457012826477" calcext:value-type="float">
            <text:p>0.000179457</text:p>
          </table:table-cell>
          <table:table-cell office:value-type="float" office:value="0.000151246995301832" calcext:value-type="float">
            <text:p>0.000151247</text:p>
          </table:table-cell>
          <table:table-cell office:value-type="float" office:value="0.000221011588219855" calcext:value-type="float">
            <text:p>0.0002210116</text:p>
          </table:table-cell>
          <table:table-cell/>
          <table:table-cell table:formula="of:=FIND(&quot;of &quot;;[.A94])" office:value-type="float" office:value="9" calcext:value-type="float">
            <text:p>9</text:p>
          </table:table-cell>
          <table:table-cell table:formula="of:=VALUE(REPLACE([.A94];1;[.I94]+2;&quot;&quot;))" office:value-type="float" office:value="2500" calcext:value-type="float">
            <text:p>2500</text:p>
          </table:table-cell>
          <table:table-cell table:formula="of:=[.B94]*1000" office:value-type="float" office:value="7.60235374785174" calcext:value-type="float">
            <text:p>7.6023537479</text:p>
          </table:table-cell>
          <table:table-cell/>
        </table:table-row>
        <table:table-row table:style-name="ro1">
          <table:table-cell office:value-type="string" calcext:value-type="string">
            <text:p>find 20 of 5000</text:p>
          </table:table-cell>
          <table:table-cell office:value-type="float" office:value="0.0172787972183715" calcext:value-type="float">
            <text:p>0.0172787972</text:p>
          </table:table-cell>
          <table:table-cell office:value-type="float" office:value="0.0171187633095779" calcext:value-type="float">
            <text:p>0.0171187633</text:p>
          </table:table-cell>
          <table:table-cell office:value-type="float" office:value="0.0174473332249228" calcext:value-type="float">
            <text:p>0.0174473332</text:p>
          </table:table-cell>
          <table:table-cell office:value-type="float" office:value="0.000411752621896038" calcext:value-type="float">
            <text:p>0.0004117526</text:p>
          </table:table-cell>
          <table:table-cell office:value-type="float" office:value="0.000344285760142696" calcext:value-type="float">
            <text:p>0.0003442858</text:p>
          </table:table-cell>
          <table:table-cell office:value-type="float" office:value="0.000542712007727597" calcext:value-type="float">
            <text:p>0.000542712</text:p>
          </table:table-cell>
          <table:table-cell/>
          <table:table-cell table:formula="of:=FIND(&quot;of &quot;;[.A95])" office:value-type="float" office:value="9" calcext:value-type="float">
            <text:p>9</text:p>
          </table:table-cell>
          <table:table-cell table:formula="of:=VALUE(REPLACE([.A95];1;[.I95]+2;&quot;&quot;))" office:value-type="float" office:value="5000" calcext:value-type="float">
            <text:p>5000</text:p>
          </table:table-cell>
          <table:table-cell table:formula="of:=[.B95]*1000" office:value-type="float" office:value="17.2787972183715" calcext:value-type="float">
            <text:p>17.2787972184</text:p>
          </table:table-cell>
          <table:table-cell/>
        </table:table-row>
        <table:table-row table:style-name="ro1">
          <table:table-cell office:value-type="string" calcext:value-type="string">
            <text:p>find 20 of 7500</text:p>
          </table:table-cell>
          <table:table-cell office:value-type="float" office:value="0.0279318356573654" calcext:value-type="float">
            <text:p>0.0279318357</text:p>
          </table:table-cell>
          <table:table-cell office:value-type="float" office:value="0.0276736753275215" calcext:value-type="float">
            <text:p>0.0276736753</text:p>
          </table:table-cell>
          <table:table-cell office:value-type="float" office:value="0.0282624856754409" calcext:value-type="float">
            <text:p>0.0282624857</text:p>
          </table:table-cell>
          <table:table-cell office:value-type="float" office:value="0.00060403860222218" calcext:value-type="float">
            <text:p>0.0006040386</text:p>
          </table:table-cell>
          <table:table-cell office:value-type="float" office:value="0.00048669915247148" calcext:value-type="float">
            <text:p>0.0004866992</text:p>
          </table:table-cell>
          <table:table-cell office:value-type="float" office:value="0.000765822419197213" calcext:value-type="float">
            <text:p>0.0007658224</text:p>
          </table:table-cell>
          <table:table-cell/>
          <table:table-cell table:formula="of:=FIND(&quot;of &quot;;[.A96])" office:value-type="float" office:value="9" calcext:value-type="float">
            <text:p>9</text:p>
          </table:table-cell>
          <table:table-cell table:formula="of:=VALUE(REPLACE([.A96];1;[.I96]+2;&quot;&quot;))" office:value-type="float" office:value="7500" calcext:value-type="float">
            <text:p>7500</text:p>
          </table:table-cell>
          <table:table-cell table:formula="of:=[.B96]*1000" office:value-type="float" office:value="27.9318356573654" calcext:value-type="float">
            <text:p>27.9318356574</text:p>
          </table:table-cell>
          <table:table-cell/>
        </table:table-row>
        <table:table-row table:style-name="ro1">
          <table:table-cell office:value-type="string" calcext:value-type="string">
            <text:p>find 20 of 10000</text:p>
          </table:table-cell>
          <table:table-cell office:value-type="float" office:value="0.0398607009062395" calcext:value-type="float">
            <text:p>0.0398607009</text:p>
          </table:table-cell>
          <table:table-cell office:value-type="float" office:value="0.0393937853211867" calcext:value-type="float">
            <text:p>0.0393937853</text:p>
          </table:table-cell>
          <table:table-cell office:value-type="float" office:value="0.0402192818619124" calcext:value-type="float">
            <text:p>0.0402192819</text:p>
          </table:table-cell>
          <table:table-cell office:value-type="float" office:value="0.000772184803247539" calcext:value-type="float">
            <text:p>0.0007721848</text:p>
          </table:table-cell>
          <table:table-cell office:value-type="float" office:value="0.000620732110256734" calcext:value-type="float">
            <text:p>0.0006207321</text:p>
          </table:table-cell>
          <table:table-cell office:value-type="float" office:value="0.000995776478878355" calcext:value-type="float">
            <text:p>0.0009957765</text:p>
          </table:table-cell>
          <table:table-cell/>
          <table:table-cell table:formula="of:=FIND(&quot;of &quot;;[.A97])" office:value-type="float" office:value="9" calcext:value-type="float">
            <text:p>9</text:p>
          </table:table-cell>
          <table:table-cell table:formula="of:=VALUE(REPLACE([.A97];1;[.I97]+2;&quot;&quot;))" office:value-type="float" office:value="10000" calcext:value-type="float">
            <text:p>10000</text:p>
          </table:table-cell>
          <table:table-cell table:formula="of:=[.B97]*1000" office:value-type="float" office:value="39.8607009062396" calcext:value-type="float">
            <text:p>39.8607009062</text:p>
          </table:table-cell>
          <table:table-cell/>
        </table:table-row>
        <table:table-row table:style-name="ro1">
          <table:table-cell office:value-type="string" calcext:value-type="string">
            <text:p>find 20 of 12500</text:p>
          </table:table-cell>
          <table:table-cell office:value-type="float" office:value="0.0530991588456954" calcext:value-type="float">
            <text:p>0.0530991588</text:p>
          </table:table-cell>
          <table:table-cell office:value-type="float" office:value="0.0525364580244085" calcext:value-type="float">
            <text:p>0.052536458</text:p>
          </table:table-cell>
          <table:table-cell office:value-type="float" office:value="0.0537266770401326" calcext:value-type="float">
            <text:p>0.053726677</text:p>
          </table:table-cell>
          <table:table-cell office:value-type="float" office:value="0.00110100990237536" calcext:value-type="float">
            <text:p>0.0011010099</text:p>
          </table:table-cell>
          <table:table-cell office:value-type="float" office:value="0.000838183543331647" calcext:value-type="float">
            <text:p>0.0008381835</text:p>
          </table:table-cell>
          <table:table-cell office:value-type="float" office:value="0.00139246186981846" calcext:value-type="float">
            <text:p>0.0013924619</text:p>
          </table:table-cell>
          <table:table-cell/>
          <table:table-cell table:formula="of:=FIND(&quot;of &quot;;[.A98])" office:value-type="float" office:value="9" calcext:value-type="float">
            <text:p>9</text:p>
          </table:table-cell>
          <table:table-cell table:formula="of:=VALUE(REPLACE([.A98];1;[.I98]+2;&quot;&quot;))" office:value-type="float" office:value="12500" calcext:value-type="float">
            <text:p>12500</text:p>
          </table:table-cell>
          <table:table-cell table:formula="of:=[.B98]*1000" office:value-type="float" office:value="53.0991588456954" calcext:value-type="float">
            <text:p>53.0991588457</text:p>
          </table:table-cell>
          <table:table-cell/>
        </table:table-row>
        <table:table-row table:style-name="ro1">
          <table:table-cell office:value-type="string" calcext:value-type="string">
            <text:p>find 20 of 15000</text:p>
          </table:table-cell>
          <table:table-cell office:value-type="float" office:value="0.0672909575540363" calcext:value-type="float">
            <text:p>0.0672909576</text:p>
          </table:table-cell>
          <table:table-cell office:value-type="float" office:value="0.0658519260700823" calcext:value-type="float">
            <text:p>0.0658519261</text:p>
          </table:table-cell>
          <table:table-cell office:value-type="float" office:value="0.0704322999593449" calcext:value-type="float">
            <text:p>0.0704323</text:p>
          </table:table-cell>
          <table:table-cell office:value-type="float" office:value="0.00363070713325844" calcext:value-type="float">
            <text:p>0.0036307071</text:p>
          </table:table-cell>
          <table:table-cell office:value-type="float" office:value="0.00136110590111895" calcext:value-type="float">
            <text:p>0.0013611059</text:p>
          </table:table-cell>
          <table:table-cell office:value-type="float" office:value="0.00593451266843462" calcext:value-type="float">
            <text:p>0.0059345127</text:p>
          </table:table-cell>
          <table:table-cell/>
          <table:table-cell table:formula="of:=FIND(&quot;of &quot;;[.A99])" office:value-type="float" office:value="9" calcext:value-type="float">
            <text:p>9</text:p>
          </table:table-cell>
          <table:table-cell table:formula="of:=VALUE(REPLACE([.A99];1;[.I99]+2;&quot;&quot;))" office:value-type="float" office:value="15000" calcext:value-type="float">
            <text:p>15000</text:p>
          </table:table-cell>
          <table:table-cell table:formula="of:=[.B99]*1000" office:value-type="float" office:value="67.2909575540363" calcext:value-type="float">
            <text:p>67.290957554</text:p>
          </table:table-cell>
          <table:table-cell/>
        </table:table-row>
        <table:table-row table:style-name="ro1">
          <table:table-cell office:value-type="string" calcext:value-type="string">
            <text:p>find 20 of 17500</text:p>
          </table:table-cell>
          <table:table-cell office:value-type="float" office:value="0.0827671432729991" calcext:value-type="float">
            <text:p>0.0827671433</text:p>
          </table:table-cell>
          <table:table-cell office:value-type="float" office:value="0.0814413833725679" calcext:value-type="float">
            <text:p>0.0814413834</text:p>
          </table:table-cell>
          <table:table-cell office:value-type="float" office:value="0.0843062666436193" calcext:value-type="float">
            <text:p>0.0843062666</text:p>
          </table:table-cell>
          <table:table-cell office:value-type="float" office:value="0.00233803360640663" calcext:value-type="float">
            <text:p>0.0023380336</text:p>
          </table:table-cell>
          <table:table-cell office:value-type="float" office:value="0.00161162674084626" calcext:value-type="float">
            <text:p>0.0016116267</text:p>
          </table:table-cell>
          <table:table-cell office:value-type="float" office:value="0.00320747486590594" calcext:value-type="float">
            <text:p>0.0032074749</text:p>
          </table:table-cell>
          <table:table-cell/>
          <table:table-cell table:formula="of:=FIND(&quot;of &quot;;[.A100])" office:value-type="float" office:value="9" calcext:value-type="float">
            <text:p>9</text:p>
          </table:table-cell>
          <table:table-cell table:formula="of:=VALUE(REPLACE([.A100];1;[.I100]+2;&quot;&quot;))" office:value-type="float" office:value="17500" calcext:value-type="float">
            <text:p>17500</text:p>
          </table:table-cell>
          <table:table-cell table:formula="of:=[.B100]*1000" office:value-type="float" office:value="82.7671432729991" calcext:value-type="float">
            <text:p>82.767143273</text:p>
          </table:table-cell>
          <table:table-cell/>
        </table:table-row>
        <table:table-row table:style-name="ro1">
          <table:table-cell office:value-type="string" calcext:value-type="string">
            <text:p>find 20 of 20000</text:p>
          </table:table-cell>
          <table:table-cell office:value-type="float" office:value="0.0973720853287038" calcext:value-type="float">
            <text:p>0.0973720853</text:p>
          </table:table-cell>
          <table:table-cell office:value-type="float" office:value="0.0965207029357642" calcext:value-type="float">
            <text:p>0.0965207029</text:p>
          </table:table-cell>
          <table:table-cell office:value-type="float" office:value="0.0982305462205693" calcext:value-type="float">
            <text:p>0.0982305462</text:p>
          </table:table-cell>
          <table:table-cell office:value-type="float" office:value="0.00128190799881905" calcext:value-type="float">
            <text:p>0.001281908</text:p>
          </table:table-cell>
          <table:table-cell office:value-type="float" office:value="0.000892186640265669" calcext:value-type="float">
            <text:p>0.0008921866</text:p>
          </table:table-cell>
          <table:table-cell office:value-type="float" office:value="0.00188719705841977" calcext:value-type="float">
            <text:p>0.0018871971</text:p>
          </table:table-cell>
          <table:table-cell/>
          <table:table-cell table:formula="of:=FIND(&quot;of &quot;;[.A101])" office:value-type="float" office:value="9" calcext:value-type="float">
            <text:p>9</text:p>
          </table:table-cell>
          <table:table-cell table:formula="of:=VALUE(REPLACE([.A101];1;[.I101]+2;&quot;&quot;))" office:value-type="float" office:value="20000" calcext:value-type="float">
            <text:p>20000</text:p>
          </table:table-cell>
          <table:table-cell table:formula="of:=[.B101]*1000" office:value-type="float" office:value="97.3720853287038" calcext:value-type="float">
            <text:p>97.3720853287</text:p>
          </table:table-cell>
          <table:table-cell/>
        </table:table-row>
        <table:table-row table:style-name="ro1">
          <table:table-cell office:value-type="string" calcext:value-type="string">
            <text:p>find 20 of 22500</text:p>
          </table:table-cell>
          <table:table-cell office:value-type="float" office:value="0.113145606332576" calcext:value-type="float">
            <text:p>0.1131456063</text:p>
          </table:table-cell>
          <table:table-cell office:value-type="float" office:value="0.109973803942352" calcext:value-type="float">
            <text:p>0.1099738039</text:p>
          </table:table-cell>
          <table:table-cell office:value-type="float" office:value="0.11686028042497" calcext:value-type="float">
            <text:p>0.1168602804</text:p>
          </table:table-cell>
          <table:table-cell office:value-type="float" office:value="0.00497865486432162" calcext:value-type="float">
            <text:p>0.0049786549</text:p>
          </table:table-cell>
          <table:table-cell office:value-type="float" office:value="0.00324240961856697" calcext:value-type="float">
            <text:p>0.0032424096</text:p>
          </table:table-cell>
          <table:table-cell office:value-type="float" office:value="0.0069103174698894" calcext:value-type="float">
            <text:p>0.0069103175</text:p>
          </table:table-cell>
          <table:table-cell/>
          <table:table-cell table:formula="of:=FIND(&quot;of &quot;;[.A102])" office:value-type="float" office:value="9" calcext:value-type="float">
            <text:p>9</text:p>
          </table:table-cell>
          <table:table-cell table:formula="of:=VALUE(REPLACE([.A102];1;[.I102]+2;&quot;&quot;))" office:value-type="float" office:value="22500" calcext:value-type="float">
            <text:p>22500</text:p>
          </table:table-cell>
          <table:table-cell table:formula="of:=[.B102]*1000" office:value-type="float" office:value="113.145606332576" calcext:value-type="float">
            <text:p>113.1456063326</text:p>
          </table:table-cell>
          <table:table-cell/>
        </table:table-row>
        <table:table-row table:style-name="ro1">
          <table:table-cell office:value-type="string" calcext:value-type="string">
            <text:p>find 20 of 25000</text:p>
          </table:table-cell>
          <table:table-cell office:value-type="float" office:value="0.13011461956809" calcext:value-type="float">
            <text:p>0.1301146196</text:p>
          </table:table-cell>
          <table:table-cell office:value-type="float" office:value="0.12886424441294" calcext:value-type="float">
            <text:p>0.1288642444</text:p>
          </table:table-cell>
          <table:table-cell office:value-type="float" office:value="0.131840772287063" calcext:value-type="float">
            <text:p>0.1318407723</text:p>
          </table:table-cell>
          <table:table-cell office:value-type="float" office:value="0.00218531167833751" calcext:value-type="float">
            <text:p>0.0021853117</text:p>
          </table:table-cell>
          <table:table-cell office:value-type="float" office:value="0.00163424316460644" calcext:value-type="float">
            <text:p>0.0016342432</text:p>
          </table:table-cell>
          <table:table-cell office:value-type="float" office:value="0.00273188410756668" calcext:value-type="float">
            <text:p>0.0027318841</text:p>
          </table:table-cell>
          <table:table-cell/>
          <table:table-cell table:formula="of:=FIND(&quot;of &quot;;[.A103])" office:value-type="float" office:value="9" calcext:value-type="float">
            <text:p>9</text:p>
          </table:table-cell>
          <table:table-cell table:formula="of:=VALUE(REPLACE([.A103];1;[.I103]+2;&quot;&quot;))" office:value-type="float" office:value="25000" calcext:value-type="float">
            <text:p>25000</text:p>
          </table:table-cell>
          <table:table-cell table:formula="of:=[.B103]*1000" office:value-type="float" office:value="130.11461956809" calcext:value-type="float">
            <text:p>130.1146195681</text:p>
          </table:table-cell>
          <table:table-cell/>
        </table:table-row>
        <table:table-row table:style-name="ro1">
          <table:table-cell office:value-type="string" calcext:value-type="string">
            <text:p>find 20 of 27500</text:p>
          </table:table-cell>
          <table:table-cell office:value-type="float" office:value="0.158330300441418" calcext:value-type="float">
            <text:p>0.1583303004</text:p>
          </table:table-cell>
          <table:table-cell office:value-type="float" office:value="0.151858036020496" calcext:value-type="float">
            <text:p>0.151858036</text:p>
          </table:table-cell>
          <table:table-cell office:value-type="float" office:value="0.168333607507035" calcext:value-type="float">
            <text:p>0.1683336075</text:p>
          </table:table-cell>
          <table:table-cell office:value-type="float" office:value="0.0109462289245867" calcext:value-type="float">
            <text:p>0.0109462289</text:p>
          </table:table-cell>
          <table:table-cell office:value-type="float" office:value="0.00561270633559969" calcext:value-type="float">
            <text:p>0.0056127063</text:p>
          </table:table-cell>
          <table:table-cell office:value-type="float" office:value="0.0152383419277562" calcext:value-type="float">
            <text:p>0.0152383419</text:p>
          </table:table-cell>
          <table:table-cell/>
          <table:table-cell table:formula="of:=FIND(&quot;of &quot;;[.A104])" office:value-type="float" office:value="9" calcext:value-type="float">
            <text:p>9</text:p>
          </table:table-cell>
          <table:table-cell table:formula="of:=VALUE(REPLACE([.A104];1;[.I104]+2;&quot;&quot;))" office:value-type="float" office:value="27500" calcext:value-type="float">
            <text:p>27500</text:p>
          </table:table-cell>
          <table:table-cell table:formula="of:=[.B104]*1000" office:value-type="float" office:value="158.330300441418" calcext:value-type="float">
            <text:p>158.3303004414</text:p>
          </table:table-cell>
          <table:table-cell/>
        </table:table-row>
        <table:table-row table:style-name="ro1">
          <table:table-cell office:value-type="string" calcext:value-type="string">
            <text:p>find 20 of 30000</text:p>
          </table:table-cell>
          <table:table-cell office:value-type="float" office:value="0.169906740107892" calcext:value-type="float">
            <text:p>0.1699067401</text:p>
          </table:table-cell>
          <table:table-cell office:value-type="float" office:value="0.167540069655127" calcext:value-type="float">
            <text:p>0.1675400697</text:p>
          </table:table-cell>
          <table:table-cell office:value-type="float" office:value="0.172694200150844" calcext:value-type="float">
            <text:p>0.1726942002</text:p>
          </table:table-cell>
          <table:table-cell office:value-type="float" office:value="0.00341449206687145" calcext:value-type="float">
            <text:p>0.0034144921</text:p>
          </table:table-cell>
          <table:table-cell office:value-type="float" office:value="0.00220251808708203" calcext:value-type="float">
            <text:p>0.0022025181</text:p>
          </table:table-cell>
          <table:table-cell office:value-type="float" office:value="0.00476413942004831" calcext:value-type="float">
            <text:p>0.0047641394</text:p>
          </table:table-cell>
          <table:table-cell/>
          <table:table-cell table:formula="of:=FIND(&quot;of &quot;;[.A105])" office:value-type="float" office:value="9" calcext:value-type="float">
            <text:p>9</text:p>
          </table:table-cell>
          <table:table-cell table:formula="of:=VALUE(REPLACE([.A105];1;[.I105]+2;&quot;&quot;))" office:value-type="float" office:value="30000" calcext:value-type="float">
            <text:p>30000</text:p>
          </table:table-cell>
          <table:table-cell table:formula="of:=[.B105]*1000" office:value-type="float" office:value="169.906740107892" calcext:value-type="float">
            <text:p>169.9067401079</text:p>
          </table:table-cell>
          <table:table-cell/>
        </table:table-row>
        <table:table-row table:style-name="ro1">
          <table:table-cell office:value-type="string" calcext:value-type="string">
            <text:p>find 20 of 32500</text:p>
          </table:table-cell>
          <table:table-cell office:value-type="float" office:value="0.204771209496552" calcext:value-type="float">
            <text:p>0.2047712095</text:p>
          </table:table-cell>
          <table:table-cell office:value-type="float" office:value="0.187014553803376" calcext:value-type="float">
            <text:p>0.1870145538</text:p>
          </table:table-cell>
          <table:table-cell office:value-type="float" office:value="0.2258259296404" calcext:value-type="float">
            <text:p>0.2258259296</text:p>
          </table:table-cell>
          <table:table-cell office:value-type="float" office:value="0.02401641441738" calcext:value-type="float">
            <text:p>0.0240164144</text:p>
          </table:table-cell>
          <table:table-cell office:value-type="float" office:value="0.0173387588472675" calcext:value-type="float">
            <text:p>0.0173387588</text:p>
          </table:table-cell>
          <table:table-cell office:value-type="float" office:value="0.0295333886604264" calcext:value-type="float">
            <text:p>0.0295333887</text:p>
          </table:table-cell>
          <table:table-cell/>
          <table:table-cell table:formula="of:=FIND(&quot;of &quot;;[.A106])" office:value-type="float" office:value="9" calcext:value-type="float">
            <text:p>9</text:p>
          </table:table-cell>
          <table:table-cell table:formula="of:=VALUE(REPLACE([.A106];1;[.I106]+2;&quot;&quot;))" office:value-type="float" office:value="32500" calcext:value-type="float">
            <text:p>32500</text:p>
          </table:table-cell>
          <table:table-cell table:formula="of:=[.B106]*1000" office:value-type="float" office:value="204.771209496552" calcext:value-type="float">
            <text:p>204.7712094966</text:p>
          </table:table-cell>
          <table:table-cell/>
        </table:table-row>
        <table:table-row table:style-name="ro1">
          <table:table-cell office:value-type="string" calcext:value-type="string">
            <text:p>find 20 of 35000</text:p>
          </table:table-cell>
          <table:table-cell office:value-type="float" office:value="0.209162262175245" calcext:value-type="float">
            <text:p>0.2091622622</text:p>
          </table:table-cell>
          <table:table-cell office:value-type="float" office:value="0.203763120032152" calcext:value-type="float">
            <text:p>0.20376312</text:p>
          </table:table-cell>
          <table:table-cell office:value-type="float" office:value="0.213053649478476" calcext:value-type="float">
            <text:p>0.2130536495</text:p>
          </table:table-cell>
          <table:table-cell office:value-type="float" office:value="0.00572034003018532" calcext:value-type="float">
            <text:p>0.00572034</text:p>
          </table:table-cell>
          <table:table-cell office:value-type="float" office:value="0.0028039897814619" calcext:value-type="float">
            <text:p>0.0028039898</text:p>
          </table:table-cell>
          <table:table-cell office:value-type="float" office:value="0.00848105424819645" calcext:value-type="float">
            <text:p>0.0084810542</text:p>
          </table:table-cell>
          <table:table-cell/>
          <table:table-cell table:formula="of:=FIND(&quot;of &quot;;[.A107])" office:value-type="float" office:value="9" calcext:value-type="float">
            <text:p>9</text:p>
          </table:table-cell>
          <table:table-cell table:formula="of:=VALUE(REPLACE([.A107];1;[.I107]+2;&quot;&quot;))" office:value-type="float" office:value="35000" calcext:value-type="float">
            <text:p>35000</text:p>
          </table:table-cell>
          <table:table-cell table:formula="of:=[.B107]*1000" office:value-type="float" office:value="209.162262175245" calcext:value-type="float">
            <text:p>209.1622621752</text:p>
          </table:table-cell>
          <table:table-cell/>
        </table:table-row>
        <table:table-row table:style-name="ro1">
          <table:table-cell office:value-type="string" calcext:value-type="string">
            <text:p>find 20 of 37500</text:p>
          </table:table-cell>
          <table:table-cell office:value-type="float" office:value="0.22623383726305" calcext:value-type="float">
            <text:p>0.2262338373</text:p>
          </table:table-cell>
          <table:table-cell office:value-type="float" office:value="0.221465395336298" calcext:value-type="float">
            <text:p>0.2214653953</text:p>
          </table:table-cell>
          <table:table-cell office:value-type="float" office:value="0.235440983435943" calcext:value-type="float">
            <text:p>0.2354409834</text:p>
          </table:table-cell>
          <table:table-cell office:value-type="float" office:value="0.00775151738557274" calcext:value-type="float">
            <text:p>0.0077515174</text:p>
          </table:table-cell>
          <table:table-cell office:value-type="float" office:value="0.000527301049056669" calcext:value-type="float">
            <text:p>0.000527301</text:p>
          </table:table-cell>
          <table:table-cell office:value-type="float" office:value="0.0100674159656784" calcext:value-type="float">
            <text:p>0.010067416</text:p>
          </table:table-cell>
          <table:table-cell/>
          <table:table-cell table:formula="of:=FIND(&quot;of &quot;;[.A108])" office:value-type="float" office:value="9" calcext:value-type="float">
            <text:p>9</text:p>
          </table:table-cell>
          <table:table-cell table:formula="of:=VALUE(REPLACE([.A108];1;[.I108]+2;&quot;&quot;))" office:value-type="float" office:value="37500" calcext:value-type="float">
            <text:p>37500</text:p>
          </table:table-cell>
          <table:table-cell table:formula="of:=[.B108]*1000" office:value-type="float" office:value="226.23383726305" calcext:value-type="float">
            <text:p>226.2338372631</text:p>
          </table:table-cell>
          <table:table-cell/>
        </table:table-row>
        <table:table-row table:style-name="ro1">
          <table:table-cell office:value-type="string" calcext:value-type="string">
            <text:p>find 20 of 40000</text:p>
          </table:table-cell>
          <table:table-cell office:value-type="float" office:value="0.23920473985266" calcext:value-type="float">
            <text:p>0.2392047399</text:p>
          </table:table-cell>
          <table:table-cell office:value-type="float" office:value="0.232663355539327" calcext:value-type="float">
            <text:p>0.2326633555</text:p>
          </table:table-cell>
          <table:table-cell office:value-type="float" office:value="0.245746124165992" calcext:value-type="float">
            <text:p>0.2457461242</text:p>
          </table:table-cell>
          <table:table-cell office:value-type="float" office:value="0.00788335182114931" calcext:value-type="float">
            <text:p>0.0078833518</text:p>
          </table:table-cell>
          <table:table-cell office:value-type="float" office:value="0.00512037422546333" calcext:value-type="float">
            <text:p>0.0051203742</text:p>
          </table:table-cell>
          <table:table-cell office:value-type="float" office:value="0.00938166275986684" calcext:value-type="float">
            <text:p>0.0093816628</text:p>
          </table:table-cell>
          <table:table-cell/>
          <table:table-cell table:formula="of:=FIND(&quot;of &quot;;[.A109])" office:value-type="float" office:value="9" calcext:value-type="float">
            <text:p>9</text:p>
          </table:table-cell>
          <table:table-cell table:formula="of:=VALUE(REPLACE([.A109];1;[.I109]+2;&quot;&quot;))" office:value-type="float" office:value="40000" calcext:value-type="float">
            <text:p>40000</text:p>
          </table:table-cell>
          <table:table-cell table:formula="of:=[.B109]*1000" office:value-type="float" office:value="239.20473985266" calcext:value-type="float">
            <text:p>239.2047398527</text:p>
          </table:table-cell>
          <table:table-cell/>
        </table:table-row>
        <table:table-row table:style-name="ro1">
          <table:table-cell office:value-type="string" calcext:value-type="string">
            <text:p>find 20 of 42500</text:p>
          </table:table-cell>
          <table:table-cell office:value-type="float" office:value="0.259090812249814" calcext:value-type="float">
            <text:p>0.2590908122</text:p>
          </table:table-cell>
          <table:table-cell office:value-type="float" office:value="0.251143574364488" calcext:value-type="float">
            <text:p>0.2511435744</text:p>
          </table:table-cell>
          <table:table-cell office:value-type="float" office:value="0.264002668931755" calcext:value-type="float">
            <text:p>0.2640026689</text:p>
          </table:table-cell>
          <table:table-cell office:value-type="float" office:value="0.00800307060241247" calcext:value-type="float">
            <text:p>0.0080030706</text:p>
          </table:table-cell>
          <table:table-cell office:value-type="float" office:value="0.0033116280397241" calcext:value-type="float">
            <text:p>0.003311628</text:p>
          </table:table-cell>
          <table:table-cell office:value-type="float" office:value="0.0110886492050047" calcext:value-type="float">
            <text:p>0.0110886492</text:p>
          </table:table-cell>
          <table:table-cell/>
          <table:table-cell table:formula="of:=FIND(&quot;of &quot;;[.A110])" office:value-type="float" office:value="9" calcext:value-type="float">
            <text:p>9</text:p>
          </table:table-cell>
          <table:table-cell table:formula="of:=VALUE(REPLACE([.A110];1;[.I110]+2;&quot;&quot;))" office:value-type="float" office:value="42500" calcext:value-type="float">
            <text:p>42500</text:p>
          </table:table-cell>
          <table:table-cell table:formula="of:=[.B110]*1000" office:value-type="float" office:value="259.090812249814" calcext:value-type="float">
            <text:p>259.0908122498</text:p>
          </table:table-cell>
          <table:table-cell/>
        </table:table-row>
        <table:table-row table:style-name="ro1">
          <table:table-cell office:value-type="string" calcext:value-type="string">
            <text:p>find 20 of 45000</text:p>
          </table:table-cell>
          <table:table-cell office:value-type="float" office:value="0.292564486158456" calcext:value-type="float">
            <text:p>0.2925644862</text:p>
          </table:table-cell>
          <table:table-cell office:value-type="float" office:value="0.287549242089765" calcext:value-type="float">
            <text:p>0.2875492421</text:p>
          </table:table-cell>
          <table:table-cell office:value-type="float" office:value="0.295341810241662" calcext:value-type="float">
            <text:p>0.2953418102</text:p>
          </table:table-cell>
          <table:table-cell office:value-type="float" office:value="0.0049239972660814" calcext:value-type="float">
            <text:p>0.0049239973</text:p>
          </table:table-cell>
          <table:table-cell office:value-type="float" office:value="0.0000899069752075559" calcext:value-type="float">
            <text:p>0.000089907</text:p>
          </table:table-cell>
          <table:table-cell office:value-type="float" office:value="0.00641395522826431" calcext:value-type="float">
            <text:p>0.0064139552</text:p>
          </table:table-cell>
          <table:table-cell/>
          <table:table-cell table:formula="of:=FIND(&quot;of &quot;;[.A111])" office:value-type="float" office:value="9" calcext:value-type="float">
            <text:p>9</text:p>
          </table:table-cell>
          <table:table-cell table:formula="of:=VALUE(REPLACE([.A111];1;[.I111]+2;&quot;&quot;))" office:value-type="float" office:value="45000" calcext:value-type="float">
            <text:p>45000</text:p>
          </table:table-cell>
          <table:table-cell table:formula="of:=[.B111]*1000" office:value-type="float" office:value="292.564486158456" calcext:value-type="float">
            <text:p>292.5644861585</text:p>
          </table:table-cell>
          <table:table-cell/>
        </table:table-row>
        <table:table-row table:style-name="ro1">
          <table:table-cell office:value-type="string" calcext:value-type="string">
            <text:p>find 20 of 47500</text:p>
          </table:table-cell>
          <table:table-cell office:value-type="float" office:value="0.303031811856574" calcext:value-type="float">
            <text:p>0.3030318119</text:p>
          </table:table-cell>
          <table:table-cell office:value-type="float" office:value="0.296889721322617" calcext:value-type="float">
            <text:p>0.2968897213</text:p>
          </table:table-cell>
          <table:table-cell office:value-type="float" office:value="0.309173902390532" calcext:value-type="float">
            <text:p>0.3091739024</text:p>
          </table:table-cell>
          <table:table-cell office:value-type="float" office:value="0.0077530755940228" calcext:value-type="float">
            <text:p>0.0077530756</text:p>
          </table:table-cell>
          <table:table-cell office:value-type="float" office:value="0.00367170096201774" calcext:value-type="float">
            <text:p>0.003671701</text:p>
          </table:table-cell>
          <table:table-cell office:value-type="float" office:value="0.0098533117879155" calcext:value-type="float">
            <text:p>0.0098533118</text:p>
          </table:table-cell>
          <table:table-cell/>
          <table:table-cell table:formula="of:=FIND(&quot;of &quot;;[.A112])" office:value-type="float" office:value="9" calcext:value-type="float">
            <text:p>9</text:p>
          </table:table-cell>
          <table:table-cell table:formula="of:=VALUE(REPLACE([.A112];1;[.I112]+2;&quot;&quot;))" office:value-type="float" office:value="47500" calcext:value-type="float">
            <text:p>47500</text:p>
          </table:table-cell>
          <table:table-cell table:formula="of:=[.B112]*1000" office:value-type="float" office:value="303.031811856574" calcext:value-type="float">
            <text:p>303.0318118566</text:p>
          </table:table-cell>
          <table:table-cell/>
        </table:table-row>
        <table:table-row table:style-name="ro1">
          <table:table-cell office:value-type="string" calcext:value-type="string">
            <text:p>find 20 of 50000</text:p>
          </table:table-cell>
          <table:table-cell office:value-type="float" office:value="0.314951632980652" calcext:value-type="float">
            <text:p>0.314951633</text:p>
          </table:table-cell>
          <table:table-cell office:value-type="float" office:value="0.311191795790419" calcext:value-type="float">
            <text:p>0.3111917958</text:p>
          </table:table-cell>
          <table:table-cell office:value-type="float" office:value="0.320981299066393" calcext:value-type="float">
            <text:p>0.3209812991</text:p>
          </table:table-cell>
          <table:table-cell office:value-type="float" office:value="0.0057986301850229" calcext:value-type="float">
            <text:p>0.0057986302</text:p>
          </table:table-cell>
          <table:table-cell office:value-type="float" office:value="0.00124696582966083" calcext:value-type="float">
            <text:p>0.0012469658</text:p>
          </table:table-cell>
          <table:table-cell office:value-type="float" office:value="0.00768239473287695" calcext:value-type="float">
            <text:p>0.0076823947</text:p>
          </table:table-cell>
          <table:table-cell/>
          <table:table-cell table:formula="of:=FIND(&quot;of &quot;;[.A113])" office:value-type="float" office:value="9" calcext:value-type="float">
            <text:p>9</text:p>
          </table:table-cell>
          <table:table-cell table:formula="of:=VALUE(REPLACE([.A113];1;[.I113]+2;&quot;&quot;))" office:value-type="float" office:value="50000" calcext:value-type="float">
            <text:p>50000</text:p>
          </table:table-cell>
          <table:table-cell table:formula="of:=[.B113]*1000" office:value-type="float" office:value="314.951632980652" calcext:value-type="float">
            <text:p>314.9516329807</text:p>
          </table:table-cell>
          <table:table-cell/>
        </table:table-row>
        <table:table-row table:style-name="ro1">
          <table:table-cell office:value-type="string" calcext:value-type="string">
            <text:p>find 20 of 52500</text:p>
          </table:table-cell>
          <table:table-cell office:value-type="float" office:value="0.334443696721368" calcext:value-type="float">
            <text:p>0.3344436967</text:p>
          </table:table-cell>
          <table:table-cell office:value-type="float" office:value="0.329249577944044" calcext:value-type="float">
            <text:p>0.3292495779</text:p>
          </table:table-cell>
          <table:table-cell office:value-type="float" office:value="0.339107887831131" calcext:value-type="float">
            <text:p>0.3391078878</text:p>
          </table:table-cell>
          <table:table-cell office:value-type="float" office:value="0.00766103481105146" calcext:value-type="float">
            <text:p>0.0076610348</text:p>
          </table:table-cell>
          <table:table-cell office:value-type="float" office:value="0" calcext:value-type="float">
            <text:p>0</text:p>
          </table:table-cell>
          <table:table-cell office:value-type="float" office:value="0.00807861597832023" calcext:value-type="float">
            <text:p>0.008078616</text:p>
          </table:table-cell>
          <table:table-cell/>
          <table:table-cell table:formula="of:=FIND(&quot;of &quot;;[.A114])" office:value-type="float" office:value="9" calcext:value-type="float">
            <text:p>9</text:p>
          </table:table-cell>
          <table:table-cell table:formula="of:=VALUE(REPLACE([.A114];1;[.I114]+2;&quot;&quot;))" office:value-type="float" office:value="52500" calcext:value-type="float">
            <text:p>52500</text:p>
          </table:table-cell>
          <table:table-cell table:formula="of:=[.B114]*1000" office:value-type="float" office:value="334.443696721368" calcext:value-type="float">
            <text:p>334.4436967214</text:p>
          </table:table-cell>
          <table:table-cell/>
        </table:table-row>
        <table:table-row table:style-name="ro1">
          <table:table-cell office:value-type="string" calcext:value-type="string">
            <text:p>find 20 of 55000</text:p>
          </table:table-cell>
          <table:table-cell office:value-type="float" office:value="0.361680982784978" calcext:value-type="float">
            <text:p>0.3616809828</text:p>
          </table:table-cell>
          <table:table-cell office:value-type="float" office:value="0.355439026460689" calcext:value-type="float">
            <text:p>0.3554390265</text:p>
          </table:table-cell>
          <table:table-cell office:value-type="float" office:value="0.367073522950272" calcext:value-type="float">
            <text:p>0.367073523</text:p>
          </table:table-cell>
          <table:table-cell office:value-type="float" office:value="0.00869835958518141" calcext:value-type="float">
            <text:p>0.0086983596</text:p>
          </table:table-cell>
          <table:table-cell office:value-type="float" office:value="0" calcext:value-type="float">
            <text:p>0</text:p>
          </table:table-cell>
          <table:table-cell office:value-type="float" office:value="0.00934015354814505" calcext:value-type="float">
            <text:p>0.0093401535</text:p>
          </table:table-cell>
          <table:table-cell/>
          <table:table-cell table:formula="of:=FIND(&quot;of &quot;;[.A115])" office:value-type="float" office:value="9" calcext:value-type="float">
            <text:p>9</text:p>
          </table:table-cell>
          <table:table-cell table:formula="of:=VALUE(REPLACE([.A115];1;[.I115]+2;&quot;&quot;))" office:value-type="float" office:value="55000" calcext:value-type="float">
            <text:p>55000</text:p>
          </table:table-cell>
          <table:table-cell table:formula="of:=[.B115]*1000" office:value-type="float" office:value="361.680982784978" calcext:value-type="float">
            <text:p>361.680982785</text:p>
          </table:table-cell>
          <table:table-cell/>
        </table:table-row>
        <table:table-row table:style-name="ro1">
          <table:table-cell office:value-type="string" calcext:value-type="string">
            <text:p>find 20 of 57500</text:p>
          </table:table-cell>
          <table:table-cell office:value-type="float" office:value="0.388735974445385" calcext:value-type="float">
            <text:p>0.3887359744</text:p>
          </table:table-cell>
          <table:table-cell office:value-type="float" office:value="0.379123317425017" calcext:value-type="float">
            <text:p>0.3791233174</text:p>
          </table:table-cell>
          <table:table-cell office:value-type="float" office:value="0.393716418286717" calcext:value-type="float">
            <text:p>0.3937164183</text:p>
          </table:table-cell>
          <table:table-cell office:value-type="float" office:value="0.00834117657050213" calcext:value-type="float">
            <text:p>0.0083411766</text:p>
          </table:table-cell>
          <table:table-cell office:value-type="float" office:value="0" calcext:value-type="float">
            <text:p>0</text:p>
          </table:table-cell>
          <table:table-cell office:value-type="float" office:value="0.00862638177743141" calcext:value-type="float">
            <text:p>0.0086263818</text:p>
          </table:table-cell>
          <table:table-cell/>
          <table:table-cell table:formula="of:=FIND(&quot;of &quot;;[.A116])" office:value-type="float" office:value="9" calcext:value-type="float">
            <text:p>9</text:p>
          </table:table-cell>
          <table:table-cell table:formula="of:=VALUE(REPLACE([.A116];1;[.I116]+2;&quot;&quot;))" office:value-type="float" office:value="57500" calcext:value-type="float">
            <text:p>57500</text:p>
          </table:table-cell>
          <table:table-cell table:formula="of:=[.B116]*1000" office:value-type="float" office:value="388.735974445385" calcext:value-type="float">
            <text:p>388.7359744454</text:p>
          </table:table-cell>
          <table:table-cell/>
        </table:table-row>
        <table:table-row table:style-name="ro1">
          <table:table-cell office:value-type="string" calcext:value-type="string">
            <text:p>find 20 of 60000</text:p>
          </table:table-cell>
          <table:table-cell office:value-type="float" office:value="0.406113299633521" calcext:value-type="float">
            <text:p>0.4061132996</text:p>
          </table:table-cell>
          <table:table-cell office:value-type="float" office:value="0.402601144449197" calcext:value-type="float">
            <text:p>0.4026011444</text:p>
          </table:table-cell>
          <table:table-cell office:value-type="float" office:value="0.411945061252371" calcext:value-type="float">
            <text:p>0.4119450613</text:p>
          </table:table-cell>
          <table:table-cell office:value-type="float" office:value="0.00508553102581043" calcext:value-type="float">
            <text:p>0.005085531</text:p>
          </table:table-cell>
          <table:table-cell office:value-type="float" office:value="0" calcext:value-type="float">
            <text:p>0</text:p>
          </table:table-cell>
          <table:table-cell office:value-type="float" office:value="0.00539471288159774" calcext:value-type="float">
            <text:p>0.0053947129</text:p>
          </table:table-cell>
          <table:table-cell/>
          <table:table-cell table:formula="of:=FIND(&quot;of &quot;;[.A117])" office:value-type="float" office:value="9" calcext:value-type="float">
            <text:p>9</text:p>
          </table:table-cell>
          <table:table-cell table:formula="of:=VALUE(REPLACE([.A117];1;[.I117]+2;&quot;&quot;))" office:value-type="float" office:value="60000" calcext:value-type="float">
            <text:p>60000</text:p>
          </table:table-cell>
          <table:table-cell table:formula="of:=[.B117]*1000" office:value-type="float" office:value="406.113299633521" calcext:value-type="float">
            <text:p>406.1132996335</text:p>
          </table:table-cell>
          <table:table-cell/>
        </table:table-row>
        <table:table-row table:style-name="ro1">
          <table:table-cell office:value-type="string" calcext:value-type="string">
            <text:p>find 20 of 62500</text:p>
          </table:table-cell>
          <table:table-cell office:value-type="float" office:value="0.436062708443874" calcext:value-type="float">
            <text:p>0.4360627084</text:p>
          </table:table-cell>
          <table:table-cell office:value-type="float" office:value="0.421645864920609" calcext:value-type="float">
            <text:p>0.4216458649</text:p>
          </table:table-cell>
          <table:table-cell office:value-type="float" office:value="0.446318796950601" calcext:value-type="float">
            <text:p>0.446318797</text:p>
          </table:table-cell>
          <table:table-cell office:value-type="float" office:value="0.0154750924450596" calcext:value-type="float">
            <text:p>0.0154750924</text:p>
          </table:table-cell>
          <table:table-cell office:value-type="float" office:value="0" calcext:value-type="float">
            <text:p>0</text:p>
          </table:table-cell>
          <table:table-cell office:value-type="float" office:value="0.0177640663805747" calcext:value-type="float">
            <text:p>0.0177640664</text:p>
          </table:table-cell>
          <table:table-cell/>
          <table:table-cell table:formula="of:=FIND(&quot;of &quot;;[.A118])" office:value-type="float" office:value="9" calcext:value-type="float">
            <text:p>9</text:p>
          </table:table-cell>
          <table:table-cell table:formula="of:=VALUE(REPLACE([.A118];1;[.I118]+2;&quot;&quot;))" office:value-type="float" office:value="62500" calcext:value-type="float">
            <text:p>62500</text:p>
          </table:table-cell>
          <table:table-cell table:formula="of:=[.B118]*1000" office:value-type="float" office:value="436.062708443874" calcext:value-type="float">
            <text:p>436.0627084439</text:p>
          </table:table-cell>
          <table:table-cell/>
        </table:table-row>
        <table:table-row table:style-name="ro1">
          <table:table-cell office:value-type="string" calcext:value-type="string">
            <text:p>find 20 of 65000</text:p>
          </table:table-cell>
          <table:table-cell office:value-type="float" office:value="0.4516691137964" calcext:value-type="float">
            <text:p>0.4516691138</text:p>
          </table:table-cell>
          <table:table-cell office:value-type="float" office:value="0.445691608211663" calcext:value-type="float">
            <text:p>0.4456916082</text:p>
          </table:table-cell>
          <table:table-cell office:value-type="float" office:value="0.456117324024847" calcext:value-type="float">
            <text:p>0.456117324</text:p>
          </table:table-cell>
          <table:table-cell office:value-type="float" office:value="0.00677997594621035" calcext:value-type="float">
            <text:p>0.0067799759</text:p>
          </table:table-cell>
          <table:table-cell office:value-type="float" office:value="0" calcext:value-type="float">
            <text:p>0</text:p>
          </table:table-cell>
          <table:table-cell office:value-type="float" office:value="0.00770452611841766" calcext:value-type="float">
            <text:p>0.0077045261</text:p>
          </table:table-cell>
          <table:table-cell/>
          <table:table-cell table:formula="of:=FIND(&quot;of &quot;;[.A119])" office:value-type="float" office:value="9" calcext:value-type="float">
            <text:p>9</text:p>
          </table:table-cell>
          <table:table-cell table:formula="of:=VALUE(REPLACE([.A119];1;[.I119]+2;&quot;&quot;))" office:value-type="float" office:value="65000" calcext:value-type="float">
            <text:p>65000</text:p>
          </table:table-cell>
          <table:table-cell table:formula="of:=[.B119]*1000" office:value-type="float" office:value="451.6691137964" calcext:value-type="float">
            <text:p>451.6691137964</text:p>
          </table:table-cell>
          <table:table-cell/>
        </table:table-row>
        <table:table-row table:style-name="ro1">
          <table:table-cell office:value-type="string" calcext:value-type="string">
            <text:p>find 20 of 67500</text:p>
          </table:table-cell>
          <table:table-cell office:value-type="float" office:value="0.473139783605379" calcext:value-type="float">
            <text:p>0.4731397836</text:p>
          </table:table-cell>
          <table:table-cell office:value-type="float" office:value="0.465097247388091" calcext:value-type="float">
            <text:p>0.4650972474</text:p>
          </table:table-cell>
          <table:table-cell office:value-type="float" office:value="0.477785994795542" calcext:value-type="float">
            <text:p>0.4777859948</text:p>
          </table:table-cell>
          <table:table-cell office:value-type="float" office:value="0.00721295891441466" calcext:value-type="float">
            <text:p>0.0072129589</text:p>
          </table:table-cell>
          <table:table-cell office:value-type="float" office:value="0" calcext:value-type="float">
            <text:p>0</text:p>
          </table:table-cell>
          <table:table-cell office:value-type="float" office:value="0.00804747384405704" calcext:value-type="float">
            <text:p>0.0080474738</text:p>
          </table:table-cell>
          <table:table-cell/>
          <table:table-cell table:formula="of:=FIND(&quot;of &quot;;[.A120])" office:value-type="float" office:value="9" calcext:value-type="float">
            <text:p>9</text:p>
          </table:table-cell>
          <table:table-cell table:formula="of:=VALUE(REPLACE([.A120];1;[.I120]+2;&quot;&quot;))" office:value-type="float" office:value="67500" calcext:value-type="float">
            <text:p>67500</text:p>
          </table:table-cell>
          <table:table-cell table:formula="of:=[.B120]*1000" office:value-type="float" office:value="473.139783605379" calcext:value-type="float">
            <text:p>473.1397836054</text:p>
          </table:table-cell>
          <table:table-cell/>
        </table:table-row>
        <table:table-row table:style-name="ro1">
          <table:table-cell office:value-type="string" calcext:value-type="string">
            <text:p>find 20 of 70000</text:p>
          </table:table-cell>
          <table:table-cell office:value-type="float" office:value="0.498181207159058" calcext:value-type="float">
            <text:p>0.4981812072</text:p>
          </table:table-cell>
          <table:table-cell office:value-type="float" office:value="0.487461395637982" calcext:value-type="float">
            <text:p>0.4874613956</text:p>
          </table:table-cell>
          <table:table-cell office:value-type="float" office:value="0.504360464739433" calcext:value-type="float">
            <text:p>0.5043604647</text:p>
          </table:table-cell>
          <table:table-cell office:value-type="float" office:value="0.00960353090938892" calcext:value-type="float">
            <text:p>0.0096035309</text:p>
          </table:table-cell>
          <table:table-cell office:value-type="float" office:value="0" calcext:value-type="float">
            <text:p>0</text:p>
          </table:table-cell>
          <table:table-cell office:value-type="float" office:value="0.0107027880822663" calcext:value-type="float">
            <text:p>0.0107027881</text:p>
          </table:table-cell>
          <table:table-cell/>
          <table:table-cell table:formula="of:=FIND(&quot;of &quot;;[.A121])" office:value-type="float" office:value="9" calcext:value-type="float">
            <text:p>9</text:p>
          </table:table-cell>
          <table:table-cell table:formula="of:=VALUE(REPLACE([.A121];1;[.I121]+2;&quot;&quot;))" office:value-type="float" office:value="70000" calcext:value-type="float">
            <text:p>70000</text:p>
          </table:table-cell>
          <table:table-cell table:formula="of:=[.B121]*1000" office:value-type="float" office:value="498.181207159058" calcext:value-type="float">
            <text:p>498.1812071591</text:p>
          </table:table-cell>
          <table:table-cell/>
        </table:table-row>
        <table:table-row table:style-name="ro1">
          <table:table-cell office:value-type="string" calcext:value-type="string">
            <text:p>find 20 of 72500</text:p>
          </table:table-cell>
          <table:table-cell office:value-type="float" office:value="0.542733895817321" calcext:value-type="float">
            <text:p>0.5427338958</text:p>
          </table:table-cell>
          <table:table-cell office:value-type="float" office:value="0.527335630961632" calcext:value-type="float">
            <text:p>0.527335631</text:p>
          </table:table-cell>
          <table:table-cell office:value-type="float" office:value="0.551007979360366" calcext:value-type="float">
            <text:p>0.5510079794</text:p>
          </table:table-cell>
          <table:table-cell office:value-type="float" office:value="0.0134463764445399" calcext:value-type="float">
            <text:p>0.0134463764</text:p>
          </table:table-cell>
          <table:table-cell office:value-type="float" office:value="0" calcext:value-type="float">
            <text:p>0</text:p>
          </table:table-cell>
          <table:table-cell office:value-type="float" office:value="0.0143311330826229" calcext:value-type="float">
            <text:p>0.0143311331</text:p>
          </table:table-cell>
          <table:table-cell/>
          <table:table-cell table:formula="of:=FIND(&quot;of &quot;;[.A122])" office:value-type="float" office:value="9" calcext:value-type="float">
            <text:p>9</text:p>
          </table:table-cell>
          <table:table-cell table:formula="of:=VALUE(REPLACE([.A122];1;[.I122]+2;&quot;&quot;))" office:value-type="float" office:value="72500" calcext:value-type="float">
            <text:p>72500</text:p>
          </table:table-cell>
          <table:table-cell table:formula="of:=[.B122]*1000" office:value-type="float" office:value="542.733895817321" calcext:value-type="float">
            <text:p>542.7338958173</text:p>
          </table:table-cell>
          <table:table-cell/>
        </table:table-row>
        <table:table-row table:style-name="ro1">
          <table:table-cell office:value-type="string" calcext:value-type="string">
            <text:p>find 20 of 75000</text:p>
          </table:table-cell>
          <table:table-cell office:value-type="float" office:value="0.544109062820584" calcext:value-type="float">
            <text:p>0.5441090628</text:p>
          </table:table-cell>
          <table:table-cell office:value-type="float" office:value="0.524998836391949" calcext:value-type="float">
            <text:p>0.5249988364</text:p>
          </table:table-cell>
          <table:table-cell office:value-type="float" office:value="0.554822557559317" calcext:value-type="float">
            <text:p>0.5548225576</text:p>
          </table:table-cell>
          <table:table-cell office:value-type="float" office:value="0.0169108602803125" calcext:value-type="float">
            <text:p>0.0169108603</text:p>
          </table:table-cell>
          <table:table-cell office:value-type="float" office:value="0" calcext:value-type="float">
            <text:p>0</text:p>
          </table:table-cell>
          <table:table-cell office:value-type="float" office:value="0.0185563172141069" calcext:value-type="float">
            <text:p>0.0185563172</text:p>
          </table:table-cell>
          <table:table-cell/>
          <table:table-cell table:formula="of:=FIND(&quot;of &quot;;[.A123])" office:value-type="float" office:value="9" calcext:value-type="float">
            <text:p>9</text:p>
          </table:table-cell>
          <table:table-cell table:formula="of:=VALUE(REPLACE([.A123];1;[.I123]+2;&quot;&quot;))" office:value-type="float" office:value="75000" calcext:value-type="float">
            <text:p>75000</text:p>
          </table:table-cell>
          <table:table-cell table:formula="of:=[.B123]*1000" office:value-type="float" office:value="544.109062820584" calcext:value-type="float">
            <text:p>544.1090628206</text:p>
          </table:table-cell>
          <table:table-cell/>
        </table:table-row>
        <table:table-row table:style-name="ro1">
          <table:table-cell office:value-type="string" calcext:value-type="string">
            <text:p>find 20 of 77500</text:p>
          </table:table-cell>
          <table:table-cell office:value-type="float" office:value="0.574034241657279" calcext:value-type="float">
            <text:p>0.5740342417</text:p>
          </table:table-cell>
          <table:table-cell office:value-type="float" office:value="0.559471496612373" calcext:value-type="float">
            <text:p>0.5594714966</text:p>
          </table:table-cell>
          <table:table-cell office:value-type="float" office:value="0.582467685752679" calcext:value-type="float">
            <text:p>0.5824676858</text:p>
          </table:table-cell>
          <table:table-cell office:value-type="float" office:value="0.0130767189162624" calcext:value-type="float">
            <text:p>0.0130767189</text:p>
          </table:table-cell>
          <table:table-cell office:value-type="float" office:value="0" calcext:value-type="float">
            <text:p>0</text:p>
          </table:table-cell>
          <table:table-cell office:value-type="float" office:value="0.014607153656024" calcext:value-type="float">
            <text:p>0.0146071537</text:p>
          </table:table-cell>
          <table:table-cell/>
          <table:table-cell table:formula="of:=FIND(&quot;of &quot;;[.A124])" office:value-type="float" office:value="9" calcext:value-type="float">
            <text:p>9</text:p>
          </table:table-cell>
          <table:table-cell table:formula="of:=VALUE(REPLACE([.A124];1;[.I124]+2;&quot;&quot;))" office:value-type="float" office:value="77500" calcext:value-type="float">
            <text:p>77500</text:p>
          </table:table-cell>
          <table:table-cell table:formula="of:=[.B124]*1000" office:value-type="float" office:value="574.034241657279" calcext:value-type="float">
            <text:p>574.0342416573</text:p>
          </table:table-cell>
          <table:table-cell/>
        </table:table-row>
        <table:table-row table:style-name="ro1">
          <table:table-cell office:value-type="string" calcext:value-type="string">
            <text:p>find 20 of 80000</text:p>
          </table:table-cell>
          <table:table-cell office:value-type="float" office:value="0.582242796160529" calcext:value-type="float">
            <text:p>0.5822427962</text:p>
          </table:table-cell>
          <table:table-cell office:value-type="float" office:value="0.569841231606198" calcext:value-type="float">
            <text:p>0.5698412316</text:p>
          </table:table-cell>
          <table:table-cell office:value-type="float" office:value="0.59130420509444" calcext:value-type="float">
            <text:p>0.5913042051</text:p>
          </table:table-cell>
          <table:table-cell office:value-type="float" office:value="0.0137476458482893" calcext:value-type="float">
            <text:p>0.0137476458</text:p>
          </table:table-cell>
          <table:table-cell office:value-type="float" office:value="0" calcext:value-type="float">
            <text:p>0</text:p>
          </table:table-cell>
          <table:table-cell office:value-type="float" office:value="0.0156948206616925" calcext:value-type="float">
            <text:p>0.0156948207</text:p>
          </table:table-cell>
          <table:table-cell/>
          <table:table-cell table:formula="of:=FIND(&quot;of &quot;;[.A125])" office:value-type="float" office:value="9" calcext:value-type="float">
            <text:p>9</text:p>
          </table:table-cell>
          <table:table-cell table:formula="of:=VALUE(REPLACE([.A125];1;[.I125]+2;&quot;&quot;))" office:value-type="float" office:value="80000" calcext:value-type="float">
            <text:p>80000</text:p>
          </table:table-cell>
          <table:table-cell table:formula="of:=[.B125]*1000" office:value-type="float" office:value="582.242796160529" calcext:value-type="float">
            <text:p>582.2427961605</text:p>
          </table:table-cell>
          <table:table-cell/>
        </table:table-row>
        <table:table-row table:style-name="ro1">
          <table:table-cell office:value-type="string" calcext:value-type="string">
            <text:p>find 20 of 82500</text:p>
          </table:table-cell>
          <table:table-cell office:value-type="float" office:value="0.63054033595369" calcext:value-type="float">
            <text:p>0.630540336</text:p>
          </table:table-cell>
          <table:table-cell office:value-type="float" office:value="0.614574057941243" calcext:value-type="float">
            <text:p>0.6145740579</text:p>
          </table:table-cell>
          <table:table-cell office:value-type="float" office:value="0.639106088461795" calcext:value-type="float">
            <text:p>0.6391060885</text:p>
          </table:table-cell>
          <table:table-cell office:value-type="float" office:value="0.0139372332839497" calcext:value-type="float">
            <text:p>0.0139372333</text:p>
          </table:table-cell>
          <table:table-cell office:value-type="float" office:value="0" calcext:value-type="float">
            <text:p>0</text:p>
          </table:table-cell>
          <table:table-cell office:value-type="float" office:value="0.0148363185490986" calcext:value-type="float">
            <text:p>0.0148363185</text:p>
          </table:table-cell>
          <table:table-cell/>
          <table:table-cell table:formula="of:=FIND(&quot;of &quot;;[.A126])" office:value-type="float" office:value="9" calcext:value-type="float">
            <text:p>9</text:p>
          </table:table-cell>
          <table:table-cell table:formula="of:=VALUE(REPLACE([.A126];1;[.I126]+2;&quot;&quot;))" office:value-type="float" office:value="82500" calcext:value-type="float">
            <text:p>82500</text:p>
          </table:table-cell>
          <table:table-cell table:formula="of:=[.B126]*1000" office:value-type="float" office:value="630.54033595369" calcext:value-type="float">
            <text:p>630.5403359537</text:p>
          </table:table-cell>
          <table:table-cell/>
        </table:table-row>
        <table:table-row table:style-name="ro1">
          <table:table-cell office:value-type="string" calcext:value-type="string">
            <text:p>find 20 of 85000</text:p>
          </table:table-cell>
          <table:table-cell office:value-type="float" office:value="0.6502637048852" calcext:value-type="float">
            <text:p>0.6502637049</text:p>
          </table:table-cell>
          <table:table-cell office:value-type="float" office:value="0.643986791293366" calcext:value-type="float">
            <text:p>0.6439867913</text:p>
          </table:table-cell>
          <table:table-cell office:value-type="float" office:value="0.654453217768494" calcext:value-type="float">
            <text:p>0.6544532178</text:p>
          </table:table-cell>
          <table:table-cell office:value-type="float" office:value="0.00628428223974873" calcext:value-type="float">
            <text:p>0.0062842822</text:p>
          </table:table-cell>
          <table:table-cell office:value-type="float" office:value="0" calcext:value-type="float">
            <text:p>0</text:p>
          </table:table-cell>
          <table:table-cell office:value-type="float" office:value="0.00725644917282943" calcext:value-type="float">
            <text:p>0.0072564492</text:p>
          </table:table-cell>
          <table:table-cell/>
          <table:table-cell table:formula="of:=FIND(&quot;of &quot;;[.A127])" office:value-type="float" office:value="9" calcext:value-type="float">
            <text:p>9</text:p>
          </table:table-cell>
          <table:table-cell table:formula="of:=VALUE(REPLACE([.A127];1;[.I127]+2;&quot;&quot;))" office:value-type="float" office:value="85000" calcext:value-type="float">
            <text:p>85000</text:p>
          </table:table-cell>
          <table:table-cell table:formula="of:=[.B127]*1000" office:value-type="float" office:value="650.2637048852" calcext:value-type="float">
            <text:p>650.2637048852</text:p>
          </table:table-cell>
          <table:table-cell/>
        </table:table-row>
        <table:table-row table:style-name="ro1">
          <table:table-cell office:value-type="string" calcext:value-type="string">
            <text:p>find 20 of 87500</text:p>
          </table:table-cell>
          <table:table-cell office:value-type="float" office:value="0.681247893774405" calcext:value-type="float">
            <text:p>0.6812478938</text:p>
          </table:table-cell>
          <table:table-cell office:value-type="float" office:value="0.672804271392867" calcext:value-type="float">
            <text:p>0.6728042714</text:p>
          </table:table-cell>
          <table:table-cell office:value-type="float" office:value="0.685980520294135" calcext:value-type="float">
            <text:p>0.6859805203</text:p>
          </table:table-cell>
          <table:table-cell office:value-type="float" office:value="0.00747124219218044" calcext:value-type="float">
            <text:p>0.0074712422</text:p>
          </table:table-cell>
          <table:table-cell office:value-type="float" office:value="0" calcext:value-type="float">
            <text:p>0</text:p>
          </table:table-cell>
          <table:table-cell office:value-type="float" office:value="0.00819714958541956" calcext:value-type="float">
            <text:p>0.0081971496</text:p>
          </table:table-cell>
          <table:table-cell/>
          <table:table-cell table:formula="of:=FIND(&quot;of &quot;;[.A128])" office:value-type="float" office:value="9" calcext:value-type="float">
            <text:p>9</text:p>
          </table:table-cell>
          <table:table-cell table:formula="of:=VALUE(REPLACE([.A128];1;[.I128]+2;&quot;&quot;))" office:value-type="float" office:value="87500" calcext:value-type="float">
            <text:p>87500</text:p>
          </table:table-cell>
          <table:table-cell table:formula="of:=[.B128]*1000" office:value-type="float" office:value="681.247893774405" calcext:value-type="float">
            <text:p>681.2478937744</text:p>
          </table:table-cell>
          <table:table-cell/>
        </table:table-row>
        <table:table-row table:style-name="ro1">
          <table:table-cell office:value-type="string" calcext:value-type="string">
            <text:p>find 20 of 90000</text:p>
          </table:table-cell>
          <table:table-cell office:value-type="float" office:value="0.69647872608542" calcext:value-type="float">
            <text:p>0.6964787261</text:p>
          </table:table-cell>
          <table:table-cell office:value-type="float" office:value="0.676843946448405" calcext:value-type="float">
            <text:p>0.6768439464</text:p>
          </table:table-cell>
          <table:table-cell office:value-type="float" office:value="0.706689316668324" calcext:value-type="float">
            <text:p>0.7066893167</text:p>
          </table:table-cell>
          <table:table-cell office:value-type="float" office:value="0.017045084045428" calcext:value-type="float">
            <text:p>0.017045084</text:p>
          </table:table-cell>
          <table:table-cell office:value-type="float" office:value="0" calcext:value-type="float">
            <text:p>0</text:p>
          </table:table-cell>
          <table:table-cell office:value-type="float" office:value="0.0176852616648751" calcext:value-type="float">
            <text:p>0.0176852617</text:p>
          </table:table-cell>
          <table:table-cell/>
          <table:table-cell table:formula="of:=FIND(&quot;of &quot;;[.A129])" office:value-type="float" office:value="9" calcext:value-type="float">
            <text:p>9</text:p>
          </table:table-cell>
          <table:table-cell table:formula="of:=VALUE(REPLACE([.A129];1;[.I129]+2;&quot;&quot;))" office:value-type="float" office:value="90000" calcext:value-type="float">
            <text:p>90000</text:p>
          </table:table-cell>
          <table:table-cell table:formula="of:=[.B129]*1000" office:value-type="float" office:value="696.47872608542" calcext:value-type="float">
            <text:p>696.4787260854</text:p>
          </table:table-cell>
          <table:table-cell/>
        </table:table-row>
        <table:table-row table:style-name="ro1">
          <table:table-cell office:value-type="string" calcext:value-type="string">
            <text:p>find 20 of 92500</text:p>
          </table:table-cell>
          <table:table-cell office:value-type="float" office:value="0.737033903982169" calcext:value-type="float">
            <text:p>0.737033904</text:p>
          </table:table-cell>
          <table:table-cell office:value-type="float" office:value="0.711235939960633" calcext:value-type="float">
            <text:p>0.71123594</text:p>
          </table:table-cell>
          <table:table-cell office:value-type="float" office:value="0.753761011866292" calcext:value-type="float">
            <text:p>0.7537610119</text:p>
          </table:table-cell>
          <table:table-cell office:value-type="float" office:value="0.025120552144859" calcext:value-type="float">
            <text:p>0.0251205521</text:p>
          </table:table-cell>
          <table:table-cell office:value-type="float" office:value="0" calcext:value-type="float">
            <text:p>0</text:p>
          </table:table-cell>
          <table:table-cell office:value-type="float" office:value="0.0289722007189864" calcext:value-type="float">
            <text:p>0.0289722007</text:p>
          </table:table-cell>
          <table:table-cell/>
          <table:table-cell table:formula="of:=FIND(&quot;of &quot;;[.A130])" office:value-type="float" office:value="9" calcext:value-type="float">
            <text:p>9</text:p>
          </table:table-cell>
          <table:table-cell table:formula="of:=VALUE(REPLACE([.A130];1;[.I130]+2;&quot;&quot;))" office:value-type="float" office:value="92500" calcext:value-type="float">
            <text:p>92500</text:p>
          </table:table-cell>
          <table:table-cell table:formula="of:=[.B130]*1000" office:value-type="float" office:value="737.033903982169" calcext:value-type="float">
            <text:p>737.0339039822</text:p>
          </table:table-cell>
          <table:table-cell/>
        </table:table-row>
        <table:table-row table:style-name="ro1">
          <table:table-cell office:value-type="string" calcext:value-type="string">
            <text:p>find 20 of 95000</text:p>
          </table:table-cell>
          <table:table-cell office:value-type="float" office:value="0.7483597699726" calcext:value-type="float">
            <text:p>0.74835977</text:p>
          </table:table-cell>
          <table:table-cell office:value-type="float" office:value="0.735116068185479" calcext:value-type="float">
            <text:p>0.7351160682</text:p>
          </table:table-cell>
          <table:table-cell office:value-type="float" office:value="0.755060537335109" calcext:value-type="float">
            <text:p>0.7550605373</text:p>
          </table:table-cell>
          <table:table-cell office:value-type="float" office:value="0.0114718254018828" calcext:value-type="float">
            <text:p>0.0114718254</text:p>
          </table:table-cell>
          <table:table-cell office:value-type="float" office:value="0" calcext:value-type="float">
            <text:p>0</text:p>
          </table:table-cell>
          <table:table-cell office:value-type="float" office:value="0.0116060695215655" calcext:value-type="float">
            <text:p>0.0116060695</text:p>
          </table:table-cell>
          <table:table-cell/>
          <table:table-cell table:formula="of:=FIND(&quot;of &quot;;[.A131])" office:value-type="float" office:value="9" calcext:value-type="float">
            <text:p>9</text:p>
          </table:table-cell>
          <table:table-cell table:formula="of:=VALUE(REPLACE([.A131];1;[.I131]+2;&quot;&quot;))" office:value-type="float" office:value="95000" calcext:value-type="float">
            <text:p>95000</text:p>
          </table:table-cell>
          <table:table-cell table:formula="of:=[.B131]*1000" office:value-type="float" office:value="748.3597699726" calcext:value-type="float">
            <text:p>748.3597699726</text:p>
          </table:table-cell>
          <table:table-cell/>
        </table:table-row>
        <table:table-row table:style-name="ro1">
          <table:table-cell office:value-type="string" calcext:value-type="string">
            <text:p>find 20 of 97500</text:p>
          </table:table-cell>
          <table:table-cell office:value-type="float" office:value="0.758043418265092" calcext:value-type="float">
            <text:p>0.7580434183</text:p>
          </table:table-cell>
          <table:table-cell office:value-type="float" office:value="0.754388209372171" calcext:value-type="float">
            <text:p>0.7543882094</text:p>
          </table:table-cell>
          <table:table-cell office:value-type="float" office:value="0.760510236961544" calcext:value-type="float">
            <text:p>0.760510237</text:p>
          </table:table-cell>
          <table:table-cell office:value-type="float" office:value="0.00370104954772178" calcext:value-type="float">
            <text:p>0.0037010495</text:p>
          </table:table-cell>
          <table:table-cell office:value-type="float" office:value="0" calcext:value-type="float">
            <text:p>0</text:p>
          </table:table-cell>
          <table:table-cell office:value-type="float" office:value="0.004272655315315" calcext:value-type="float">
            <text:p>0.0042726553</text:p>
          </table:table-cell>
          <table:table-cell/>
          <table:table-cell table:formula="of:=FIND(&quot;of &quot;;[.A132])" office:value-type="float" office:value="9" calcext:value-type="float">
            <text:p>9</text:p>
          </table:table-cell>
          <table:table-cell table:formula="of:=VALUE(REPLACE([.A132];1;[.I132]+2;&quot;&quot;))" office:value-type="float" office:value="97500" calcext:value-type="float">
            <text:p>97500</text:p>
          </table:table-cell>
          <table:table-cell table:formula="of:=[.B132]*1000" office:value-type="float" office:value="758.043418265092" calcext:value-type="float">
            <text:p>758.0434182651</text:p>
          </table:table-cell>
          <table:table-cell/>
        </table:table-row>
        <table:table-row table:style-name="ro1">
          <table:table-cell office:value-type="string" calcext:value-type="string">
            <text:p>find 20 of 100000</text:p>
          </table:table-cell>
          <table:table-cell office:value-type="float" office:value="0.797890486171613" calcext:value-type="float">
            <text:p>0.7978904862</text:p>
          </table:table-cell>
          <table:table-cell office:value-type="float" office:value="0.791771835878369" calcext:value-type="float">
            <text:p>0.7917718359</text:p>
          </table:table-cell>
          <table:table-cell office:value-type="float" office:value="0.802339268776054" calcext:value-type="float">
            <text:p>0.8023392688</text:p>
          </table:table-cell>
          <table:table-cell office:value-type="float" office:value="0.00674193883849877" calcext:value-type="float">
            <text:p>0.0067419388</text:p>
          </table:table-cell>
          <table:table-cell office:value-type="float" office:value="0" calcext:value-type="float">
            <text:p>0</text:p>
          </table:table-cell>
          <table:table-cell office:value-type="float" office:value="0.00770551750272034" calcext:value-type="float">
            <text:p>0.0077055175</text:p>
          </table:table-cell>
          <table:table-cell/>
          <table:table-cell table:formula="of:=FIND(&quot;of &quot;;[.A133])" office:value-type="float" office:value="9" calcext:value-type="float">
            <text:p>9</text:p>
          </table:table-cell>
          <table:table-cell table:formula="of:=VALUE(REPLACE([.A133];1;[.I133]+2;&quot;&quot;))" office:value-type="float" office:value="100000" calcext:value-type="float">
            <text:p>100000</text:p>
          </table:table-cell>
          <table:table-cell table:formula="of:=[.B133]*1000" office:value-type="float" office:value="797.890486171613" calcext:value-type="float">
            <text:p>797.8904861716</text:p>
          </table:table-cell>
          <table:table-cell/>
        </table:table-row>
        <table:table-row table:style-name="ro1">
          <table:table-cell office:value-type="string" calcext:value-type="string">
            <text:p>numToFind &gt; totalNum</text:p>
          </table:table-cell>
          <table:table-cell office:value-type="float" office:value="0.000000000554802702679852" calcext:value-type="float">
            <text:p>5.54802702679852E-10</text:p>
          </table:table-cell>
          <table:table-cell office:value-type="float" office:value="0.000000000553096312105691" calcext:value-type="float">
            <text:p>5.53096312105691E-10</text:p>
          </table:table-cell>
          <table:table-cell office:value-type="float" office:value="0.00000000055687909915466" calcext:value-type="float">
            <text:p>5.5687909915466E-10</text:p>
          </table:table-cell>
          <table:table-cell office:value-type="float" office:value="0.00000000000656208895187387" calcext:value-type="float">
            <text:p>6.56208895187387E-12</text:p>
          </table:table-cell>
          <table:table-cell office:value-type="float" office:value="0.00000000000525820191709703" calcext:value-type="float">
            <text:p>5.25820191709703E-12</text:p>
          </table:table-cell>
          <table:table-cell office:value-type="float" office:value="0.00000000000829231376847632" calcext:value-type="float">
            <text:p>8.29231376847632E-12</text:p>
          </table:table-cell>
          <table:table-cell/>
          <table:table-cell table:formula="of:=FIND(&quot;of &quot;;[.A134])" office:value-type="string" office:string-value="" calcext:value-type="error">
            <text:p>#VALUE!</text:p>
          </table:table-cell>
          <table:table-cell table:formula="of:=VALUE(REPLACE([.A134];1;[.I134]+2;&quot;&quot;))" office:value-type="string" office:string-value="" calcext:value-type="error">
            <text:p>#VALUE!</text:p>
          </table:table-cell>
          <table:table-cell table:formula="of:=[.B134]*1000" office:value-type="float" office:value="0.000000554802702679852" calcext:value-type="float">
            <text:p>5.54802702679852E-07</text:p>
          </table:table-cell>
          <table:table-cell office:value-type="string" calcext:value-type="string">
            <text:p>Find 50</text:p>
          </table:table-cell>
        </table:table-row>
        <table:table-row table:style-name="ro1">
          <table:table-cell office:value-type="string" calcext:value-type="string">
            <text:p>find 50 of 2500</text:p>
          </table:table-cell>
          <table:table-cell office:value-type="float" office:value="0.009413364370728" calcext:value-type="float">
            <text:p>0.0094133644</text:p>
          </table:table-cell>
          <table:table-cell office:value-type="float" office:value="0.00929379743633386" calcext:value-type="float">
            <text:p>0.0092937974</text:p>
          </table:table-cell>
          <table:table-cell office:value-type="float" office:value="0.00955744319989632" calcext:value-type="float">
            <text:p>0.0095574432</text:p>
          </table:table-cell>
          <table:table-cell office:value-type="float" office:value="0.000368252664641485" calcext:value-type="float">
            <text:p>0.0003682527</text:p>
          </table:table-cell>
          <table:table-cell office:value-type="float" office:value="0.000291613112160974" calcext:value-type="float">
            <text:p>0.0002916131</text:p>
          </table:table-cell>
          <table:table-cell office:value-type="float" office:value="0.000469636432693463" calcext:value-type="float">
            <text:p>0.0004696364</text:p>
          </table:table-cell>
          <table:table-cell/>
          <table:table-cell table:formula="of:=FIND(&quot;of &quot;;[.A135])" office:value-type="float" office:value="9" calcext:value-type="float">
            <text:p>9</text:p>
          </table:table-cell>
          <table:table-cell table:formula="of:=VALUE(REPLACE([.A135];1;[.I135]+2;&quot;&quot;))" office:value-type="float" office:value="2500" calcext:value-type="float">
            <text:p>2500</text:p>
          </table:table-cell>
          <table:table-cell table:formula="of:=[.B135]*1000" office:value-type="float" office:value="9.413364370728" calcext:value-type="float">
            <text:p>9.4133643707</text:p>
          </table:table-cell>
          <table:table-cell/>
        </table:table-row>
        <table:table-row table:style-name="ro1">
          <table:table-cell office:value-type="string" calcext:value-type="string">
            <text:p>find 50 of 5000</text:p>
          </table:table-cell>
          <table:table-cell office:value-type="float" office:value="0.0198593699771997" calcext:value-type="float">
            <text:p>0.01985937</text:p>
          </table:table-cell>
          <table:table-cell office:value-type="float" office:value="0.0195279197861566" calcext:value-type="float">
            <text:p>0.0195279198</text:p>
          </table:table-cell>
          <table:table-cell office:value-type="float" office:value="0.020462199027278" calcext:value-type="float">
            <text:p>0.020462199</text:p>
          </table:table-cell>
          <table:table-cell office:value-type="float" office:value="0.00104574033511655" calcext:value-type="float">
            <text:p>0.0010457403</text:p>
          </table:table-cell>
          <table:table-cell office:value-type="float" office:value="0.000672783999213275" calcext:value-type="float">
            <text:p>0.000672784</text:p>
          </table:table-cell>
          <table:table-cell office:value-type="float" office:value="0.00181510807427084" calcext:value-type="float">
            <text:p>0.0018151081</text:p>
          </table:table-cell>
          <table:table-cell/>
          <table:table-cell table:formula="of:=FIND(&quot;of &quot;;[.A136])" office:value-type="float" office:value="9" calcext:value-type="float">
            <text:p>9</text:p>
          </table:table-cell>
          <table:table-cell table:formula="of:=VALUE(REPLACE([.A136];1;[.I136]+2;&quot;&quot;))" office:value-type="float" office:value="5000" calcext:value-type="float">
            <text:p>5000</text:p>
          </table:table-cell>
          <table:table-cell table:formula="of:=[.B136]*1000" office:value-type="float" office:value="19.8593699771997" calcext:value-type="float">
            <text:p>19.8593699772</text:p>
          </table:table-cell>
          <table:table-cell/>
        </table:table-row>
        <table:table-row table:style-name="ro1">
          <table:table-cell office:value-type="string" calcext:value-type="string">
            <text:p>find 50 of 7500</text:p>
          </table:table-cell>
          <table:table-cell office:value-type="float" office:value="0.0307621183043732" calcext:value-type="float">
            <text:p>0.0307621183</text:p>
          </table:table-cell>
          <table:table-cell office:value-type="float" office:value="0.0302872429473173" calcext:value-type="float">
            <text:p>0.0302872429</text:p>
          </table:table-cell>
          <table:table-cell office:value-type="float" office:value="0.031433921139023" calcext:value-type="float">
            <text:p>0.0314339211</text:p>
          </table:table-cell>
          <table:table-cell office:value-type="float" office:value="0.00120441390161525" calcext:value-type="float">
            <text:p>0.0012044139</text:p>
          </table:table-cell>
          <table:table-cell office:value-type="float" office:value="0.000912201038721312" calcext:value-type="float">
            <text:p>0.000912201</text:p>
          </table:table-cell>
          <table:table-cell office:value-type="float" office:value="0.00164861357527088" calcext:value-type="float">
            <text:p>0.0016486136</text:p>
          </table:table-cell>
          <table:table-cell/>
          <table:table-cell table:formula="of:=FIND(&quot;of &quot;;[.A137])" office:value-type="float" office:value="9" calcext:value-type="float">
            <text:p>9</text:p>
          </table:table-cell>
          <table:table-cell table:formula="of:=VALUE(REPLACE([.A137];1;[.I137]+2;&quot;&quot;))" office:value-type="float" office:value="7500" calcext:value-type="float">
            <text:p>7500</text:p>
          </table:table-cell>
          <table:table-cell table:formula="of:=[.B137]*1000" office:value-type="float" office:value="30.7621183043732" calcext:value-type="float">
            <text:p>30.7621183044</text:p>
          </table:table-cell>
          <table:table-cell/>
        </table:table-row>
        <table:table-row table:style-name="ro1">
          <table:table-cell office:value-type="string" calcext:value-type="string">
            <text:p>find 50 of 10000</text:p>
          </table:table-cell>
          <table:table-cell office:value-type="float" office:value="0.0426925885268713" calcext:value-type="float">
            <text:p>0.0426925885</text:p>
          </table:table-cell>
          <table:table-cell office:value-type="float" office:value="0.0422874119282172" calcext:value-type="float">
            <text:p>0.0422874119</text:p>
          </table:table-cell>
          <table:table-cell office:value-type="float" office:value="0.0433552760708377" calcext:value-type="float">
            <text:p>0.0433552761</text:p>
          </table:table-cell>
          <table:table-cell office:value-type="float" office:value="0.000937022260642373" calcext:value-type="float">
            <text:p>0.0009370223</text:p>
          </table:table-cell>
          <table:table-cell office:value-type="float" office:value="0.000566024307054584" calcext:value-type="float">
            <text:p>0.0005660243</text:p>
          </table:table-cell>
          <table:table-cell office:value-type="float" office:value="0.00140566519133838" calcext:value-type="float">
            <text:p>0.0014056652</text:p>
          </table:table-cell>
          <table:table-cell/>
          <table:table-cell table:formula="of:=FIND(&quot;of &quot;;[.A138])" office:value-type="float" office:value="9" calcext:value-type="float">
            <text:p>9</text:p>
          </table:table-cell>
          <table:table-cell table:formula="of:=VALUE(REPLACE([.A138];1;[.I138]+2;&quot;&quot;))" office:value-type="float" office:value="10000" calcext:value-type="float">
            <text:p>10000</text:p>
          </table:table-cell>
          <table:table-cell table:formula="of:=[.B138]*1000" office:value-type="float" office:value="42.6925885268713" calcext:value-type="float">
            <text:p>42.6925885269</text:p>
          </table:table-cell>
          <table:table-cell/>
        </table:table-row>
        <table:table-row table:style-name="ro1">
          <table:table-cell office:value-type="string" calcext:value-type="string">
            <text:p>find 50 of 12500</text:p>
          </table:table-cell>
          <table:table-cell office:value-type="float" office:value="0.0552812192294347" calcext:value-type="float">
            <text:p>0.0552812192</text:p>
          </table:table-cell>
          <table:table-cell office:value-type="float" office:value="0.0548324390572939" calcext:value-type="float">
            <text:p>0.0548324391</text:p>
          </table:table-cell>
          <table:table-cell office:value-type="float" office:value="0.055726314286385" calcext:value-type="float">
            <text:p>0.0557263143</text:p>
          </table:table-cell>
          <table:table-cell office:value-type="float" office:value="0.00076682056179694" calcext:value-type="float">
            <text:p>0.0007668206</text:p>
          </table:table-cell>
          <table:table-cell office:value-type="float" office:value="0.000584209687481587" calcext:value-type="float">
            <text:p>0.0005842097</text:p>
          </table:table-cell>
          <table:table-cell office:value-type="float" office:value="0.00115215092221544" calcext:value-type="float">
            <text:p>0.0011521509</text:p>
          </table:table-cell>
          <table:table-cell/>
          <table:table-cell table:formula="of:=FIND(&quot;of &quot;;[.A139])" office:value-type="float" office:value="9" calcext:value-type="float">
            <text:p>9</text:p>
          </table:table-cell>
          <table:table-cell table:formula="of:=VALUE(REPLACE([.A139];1;[.I139]+2;&quot;&quot;))" office:value-type="float" office:value="12500" calcext:value-type="float">
            <text:p>12500</text:p>
          </table:table-cell>
          <table:table-cell table:formula="of:=[.B139]*1000" office:value-type="float" office:value="55.2812192294347" calcext:value-type="float">
            <text:p>55.2812192294</text:p>
          </table:table-cell>
          <table:table-cell/>
        </table:table-row>
        <table:table-row table:style-name="ro1">
          <table:table-cell office:value-type="string" calcext:value-type="string">
            <text:p>find 50 of 15000</text:p>
          </table:table-cell>
          <table:table-cell office:value-type="float" office:value="0.0707124182777785" calcext:value-type="float">
            <text:p>0.0707124183</text:p>
          </table:table-cell>
          <table:table-cell office:value-type="float" office:value="0.0691755624790575" calcext:value-type="float">
            <text:p>0.0691755625</text:p>
          </table:table-cell>
          <table:table-cell office:value-type="float" office:value="0.0746783410553985" calcext:value-type="float">
            <text:p>0.0746783411</text:p>
          </table:table-cell>
          <table:table-cell office:value-type="float" office:value="0.00403955263187512" calcext:value-type="float">
            <text:p>0.0040395526</text:p>
          </table:table-cell>
          <table:table-cell office:value-type="float" office:value="0.00149982654636765" calcext:value-type="float">
            <text:p>0.0014998265</text:p>
          </table:table-cell>
          <table:table-cell office:value-type="float" office:value="0.00659902215400464" calcext:value-type="float">
            <text:p>0.0065990222</text:p>
          </table:table-cell>
          <table:table-cell/>
          <table:table-cell table:formula="of:=FIND(&quot;of &quot;;[.A140])" office:value-type="float" office:value="9" calcext:value-type="float">
            <text:p>9</text:p>
          </table:table-cell>
          <table:table-cell table:formula="of:=VALUE(REPLACE([.A140];1;[.I140]+2;&quot;&quot;))" office:value-type="float" office:value="15000" calcext:value-type="float">
            <text:p>15000</text:p>
          </table:table-cell>
          <table:table-cell table:formula="of:=[.B140]*1000" office:value-type="float" office:value="70.7124182777785" calcext:value-type="float">
            <text:p>70.7124182778</text:p>
          </table:table-cell>
          <table:table-cell/>
        </table:table-row>
        <table:table-row table:style-name="ro1">
          <table:table-cell office:value-type="string" calcext:value-type="string">
            <text:p>find 50 of 17500</text:p>
          </table:table-cell>
          <table:table-cell office:value-type="float" office:value="0.0890130910855563" calcext:value-type="float">
            <text:p>0.0890130911</text:p>
          </table:table-cell>
          <table:table-cell office:value-type="float" office:value="0.0855824705867601" calcext:value-type="float">
            <text:p>0.0855824706</text:p>
          </table:table-cell>
          <table:table-cell office:value-type="float" office:value="0.0949748647108566" calcext:value-type="float">
            <text:p>0.0949748647</text:p>
          </table:table-cell>
          <table:table-cell office:value-type="float" office:value="0.00704496057025542" calcext:value-type="float">
            <text:p>0.0070449606</text:p>
          </table:table-cell>
          <table:table-cell office:value-type="float" office:value="0.00179612119996484" calcext:value-type="float">
            <text:p>0.0017961212</text:p>
          </table:table-cell>
          <table:table-cell office:value-type="float" office:value="0.00958902630689361" calcext:value-type="float">
            <text:p>0.0095890263</text:p>
          </table:table-cell>
          <table:table-cell/>
          <table:table-cell table:formula="of:=FIND(&quot;of &quot;;[.A141])" office:value-type="float" office:value="9" calcext:value-type="float">
            <text:p>9</text:p>
          </table:table-cell>
          <table:table-cell table:formula="of:=VALUE(REPLACE([.A141];1;[.I141]+2;&quot;&quot;))" office:value-type="float" office:value="17500" calcext:value-type="float">
            <text:p>17500</text:p>
          </table:table-cell>
          <table:table-cell table:formula="of:=[.B141]*1000" office:value-type="float" office:value="89.0130910855563" calcext:value-type="float">
            <text:p>89.0130910856</text:p>
          </table:table-cell>
          <table:table-cell/>
        </table:table-row>
        <table:table-row table:style-name="ro1">
          <table:table-cell office:value-type="string" calcext:value-type="string">
            <text:p>find 50 of 20000</text:p>
          </table:table-cell>
          <table:table-cell office:value-type="float" office:value="0.101674330332047" calcext:value-type="float">
            <text:p>0.1016743303</text:p>
          </table:table-cell>
          <table:table-cell office:value-type="float" office:value="0.100079484267771" calcext:value-type="float">
            <text:p>0.1000794843</text:p>
          </table:table-cell>
          <table:table-cell office:value-type="float" office:value="0.104556142894045" calcext:value-type="float">
            <text:p>0.1045561429</text:p>
          </table:table-cell>
          <table:table-cell office:value-type="float" office:value="0.00335994946212155" calcext:value-type="float">
            <text:p>0.0033599495</text:p>
          </table:table-cell>
          <table:table-cell office:value-type="float" office:value="0.00143638312122071" calcext:value-type="float">
            <text:p>0.0014363831</text:p>
          </table:table-cell>
          <table:table-cell office:value-type="float" office:value="0.00507056350895789" calcext:value-type="float">
            <text:p>0.0050705635</text:p>
          </table:table-cell>
          <table:table-cell/>
          <table:table-cell table:formula="of:=FIND(&quot;of &quot;;[.A142])" office:value-type="float" office:value="9" calcext:value-type="float">
            <text:p>9</text:p>
          </table:table-cell>
          <table:table-cell table:formula="of:=VALUE(REPLACE([.A142];1;[.I142]+2;&quot;&quot;))" office:value-type="float" office:value="20000" calcext:value-type="float">
            <text:p>20000</text:p>
          </table:table-cell>
          <table:table-cell table:formula="of:=[.B142]*1000" office:value-type="float" office:value="101.674330332047" calcext:value-type="float">
            <text:p>101.674330332</text:p>
          </table:table-cell>
          <table:table-cell/>
        </table:table-row>
        <table:table-row table:style-name="ro1">
          <table:table-cell office:value-type="string" calcext:value-type="string">
            <text:p>find 50 of 22500</text:p>
          </table:table-cell>
          <table:table-cell office:value-type="float" office:value="0.11487668072644" calcext:value-type="float">
            <text:p>0.1148766807</text:p>
          </table:table-cell>
          <table:table-cell office:value-type="float" office:value="0.11369745947913" calcext:value-type="float">
            <text:p>0.1136974595</text:p>
          </table:table-cell>
          <table:table-cell office:value-type="float" office:value="0.117894235420725" calcext:value-type="float">
            <text:p>0.1178942354</text:p>
          </table:table-cell>
          <table:table-cell office:value-type="float" office:value="0.00247789963448611" calcext:value-type="float">
            <text:p>0.0024778996</text:p>
          </table:table-cell>
          <table:table-cell office:value-type="float" office:value="0.00063193729935959" calcext:value-type="float">
            <text:p>0.0006319373</text:p>
          </table:table-cell>
          <table:table-cell office:value-type="float" office:value="0.00368328723151815" calcext:value-type="float">
            <text:p>0.0036832872</text:p>
          </table:table-cell>
          <table:table-cell/>
          <table:table-cell table:formula="of:=FIND(&quot;of &quot;;[.A143])" office:value-type="float" office:value="9" calcext:value-type="float">
            <text:p>9</text:p>
          </table:table-cell>
          <table:table-cell table:formula="of:=VALUE(REPLACE([.A143];1;[.I143]+2;&quot;&quot;))" office:value-type="float" office:value="22500" calcext:value-type="float">
            <text:p>22500</text:p>
          </table:table-cell>
          <table:table-cell table:formula="of:=[.B143]*1000" office:value-type="float" office:value="114.87668072644" calcext:value-type="float">
            <text:p>114.8766807264</text:p>
          </table:table-cell>
          <table:table-cell/>
        </table:table-row>
        <table:table-row table:style-name="ro1">
          <table:table-cell office:value-type="string" calcext:value-type="string">
            <text:p>find 50 of 25000</text:p>
          </table:table-cell>
          <table:table-cell office:value-type="float" office:value="0.136624613158214" calcext:value-type="float">
            <text:p>0.1366246132</text:p>
          </table:table-cell>
          <table:table-cell office:value-type="float" office:value="0.13158931572789" calcext:value-type="float">
            <text:p>0.1315893157</text:p>
          </table:table-cell>
          <table:table-cell office:value-type="float" office:value="0.141841701465932" calcext:value-type="float">
            <text:p>0.1418417015</text:p>
          </table:table-cell>
          <table:table-cell office:value-type="float" office:value="0.00732019162122979" calcext:value-type="float">
            <text:p>0.0073201916</text:p>
          </table:table-cell>
          <table:table-cell office:value-type="float" office:value="0.00487352710840922" calcext:value-type="float">
            <text:p>0.0048735271</text:p>
          </table:table-cell>
          <table:table-cell office:value-type="float" office:value="0.0110536882987169" calcext:value-type="float">
            <text:p>0.0110536883</text:p>
          </table:table-cell>
          <table:table-cell/>
          <table:table-cell table:formula="of:=FIND(&quot;of &quot;;[.A144])" office:value-type="float" office:value="9" calcext:value-type="float">
            <text:p>9</text:p>
          </table:table-cell>
          <table:table-cell table:formula="of:=VALUE(REPLACE([.A144];1;[.I144]+2;&quot;&quot;))" office:value-type="float" office:value="25000" calcext:value-type="float">
            <text:p>25000</text:p>
          </table:table-cell>
          <table:table-cell table:formula="of:=[.B144]*1000" office:value-type="float" office:value="136.624613158214" calcext:value-type="float">
            <text:p>136.6246131582</text:p>
          </table:table-cell>
          <table:table-cell/>
        </table:table-row>
        <table:table-row table:style-name="ro1">
          <table:table-cell office:value-type="string" calcext:value-type="string">
            <text:p>find 50 of 27500</text:p>
          </table:table-cell>
          <table:table-cell office:value-type="float" office:value="0.148590244627187" calcext:value-type="float">
            <text:p>0.1485902446</text:p>
          </table:table-cell>
          <table:table-cell office:value-type="float" office:value="0.145478714634123" calcext:value-type="float">
            <text:p>0.1454787146</text:p>
          </table:table-cell>
          <table:table-cell office:value-type="float" office:value="0.152427222709283" calcext:value-type="float">
            <text:p>0.1524272227</text:p>
          </table:table-cell>
          <table:table-cell office:value-type="float" office:value="0.00471898757708727" calcext:value-type="float">
            <text:p>0.0047189876</text:p>
          </table:table-cell>
          <table:table-cell office:value-type="float" office:value="0.00283086122387364" calcext:value-type="float">
            <text:p>0.0028308612</text:p>
          </table:table-cell>
          <table:table-cell office:value-type="float" office:value="0.00676235332781971" calcext:value-type="float">
            <text:p>0.0067623533</text:p>
          </table:table-cell>
          <table:table-cell/>
          <table:table-cell table:formula="of:=FIND(&quot;of &quot;;[.A145])" office:value-type="float" office:value="9" calcext:value-type="float">
            <text:p>9</text:p>
          </table:table-cell>
          <table:table-cell table:formula="of:=VALUE(REPLACE([.A145];1;[.I145]+2;&quot;&quot;))" office:value-type="float" office:value="27500" calcext:value-type="float">
            <text:p>27500</text:p>
          </table:table-cell>
          <table:table-cell table:formula="of:=[.B145]*1000" office:value-type="float" office:value="148.590244627187" calcext:value-type="float">
            <text:p>148.5902446272</text:p>
          </table:table-cell>
          <table:table-cell/>
        </table:table-row>
        <table:table-row table:style-name="ro1">
          <table:table-cell office:value-type="string" calcext:value-type="string">
            <text:p>find 50 of 30000</text:p>
          </table:table-cell>
          <table:table-cell office:value-type="float" office:value="0.171231180580807" calcext:value-type="float">
            <text:p>0.1712311806</text:p>
          </table:table-cell>
          <table:table-cell office:value-type="float" office:value="0.166364520948678" calcext:value-type="float">
            <text:p>0.1663645209</text:p>
          </table:table-cell>
          <table:table-cell office:value-type="float" office:value="0.178590143189494" calcext:value-type="float">
            <text:p>0.1785901432</text:p>
          </table:table-cell>
          <table:table-cell office:value-type="float" office:value="0.00814487683481753" calcext:value-type="float">
            <text:p>0.0081448768</text:p>
          </table:table-cell>
          <table:table-cell office:value-type="float" office:value="0.00373729612866433" calcext:value-type="float">
            <text:p>0.0037372961</text:p>
          </table:table-cell>
          <table:table-cell office:value-type="float" office:value="0.0114013227872651" calcext:value-type="float">
            <text:p>0.0114013228</text:p>
          </table:table-cell>
          <table:table-cell/>
          <table:table-cell table:formula="of:=FIND(&quot;of &quot;;[.A146])" office:value-type="float" office:value="9" calcext:value-type="float">
            <text:p>9</text:p>
          </table:table-cell>
          <table:table-cell table:formula="of:=VALUE(REPLACE([.A146];1;[.I146]+2;&quot;&quot;))" office:value-type="float" office:value="30000" calcext:value-type="float">
            <text:p>30000</text:p>
          </table:table-cell>
          <table:table-cell table:formula="of:=[.B146]*1000" office:value-type="float" office:value="171.231180580807" calcext:value-type="float">
            <text:p>171.2311805808</text:p>
          </table:table-cell>
          <table:table-cell/>
        </table:table-row>
        <table:table-row table:style-name="ro1">
          <table:table-cell office:value-type="string" calcext:value-type="string">
            <text:p>find 50 of 32500</text:p>
          </table:table-cell>
          <table:table-cell office:value-type="float" office:value="0.183178024656385" calcext:value-type="float">
            <text:p>0.1831780247</text:p>
          </table:table-cell>
          <table:table-cell office:value-type="float" office:value="0.179692601853457" calcext:value-type="float">
            <text:p>0.1796926019</text:p>
          </table:table-cell>
          <table:table-cell office:value-type="float" office:value="0.187905396380573" calcext:value-type="float">
            <text:p>0.1879053964</text:p>
          </table:table-cell>
          <table:table-cell office:value-type="float" office:value="0.00550019463127427" calcext:value-type="float">
            <text:p>0.0055001946</text:p>
          </table:table-cell>
          <table:table-cell office:value-type="float" office:value="0.0026963028564589" calcext:value-type="float">
            <text:p>0.0026963029</text:p>
          </table:table-cell>
          <table:table-cell office:value-type="float" office:value="0.00745716817941536" calcext:value-type="float">
            <text:p>0.0074571682</text:p>
          </table:table-cell>
          <table:table-cell/>
          <table:table-cell table:formula="of:=FIND(&quot;of &quot;;[.A147])" office:value-type="float" office:value="9" calcext:value-type="float">
            <text:p>9</text:p>
          </table:table-cell>
          <table:table-cell table:formula="of:=VALUE(REPLACE([.A147];1;[.I147]+2;&quot;&quot;))" office:value-type="float" office:value="32500" calcext:value-type="float">
            <text:p>32500</text:p>
          </table:table-cell>
          <table:table-cell table:formula="of:=[.B147]*1000" office:value-type="float" office:value="183.178024656385" calcext:value-type="float">
            <text:p>183.1780246564</text:p>
          </table:table-cell>
          <table:table-cell/>
        </table:table-row>
        <table:table-row table:style-name="ro1">
          <table:table-cell office:value-type="string" calcext:value-type="string">
            <text:p>find 50 of 35000</text:p>
          </table:table-cell>
          <table:table-cell office:value-type="float" office:value="0.201847970861721" calcext:value-type="float">
            <text:p>0.2018479709</text:p>
          </table:table-cell>
          <table:table-cell office:value-type="float" office:value="0.199886976137349" calcext:value-type="float">
            <text:p>0.1998869761</text:p>
          </table:table-cell>
          <table:table-cell office:value-type="float" office:value="0.20456082365543" calcext:value-type="float">
            <text:p>0.2045608237</text:p>
          </table:table-cell>
          <table:table-cell office:value-type="float" office:value="0.00300117531648805" calcext:value-type="float">
            <text:p>0.0030011753</text:p>
          </table:table-cell>
          <table:table-cell office:value-type="float" office:value="0.00177759990774481" calcext:value-type="float">
            <text:p>0.0017775999</text:p>
          </table:table-cell>
          <table:table-cell office:value-type="float" office:value="0.00404372516550913" calcext:value-type="float">
            <text:p>0.0040437252</text:p>
          </table:table-cell>
          <table:table-cell/>
          <table:table-cell table:formula="of:=FIND(&quot;of &quot;;[.A148])" office:value-type="float" office:value="9" calcext:value-type="float">
            <text:p>9</text:p>
          </table:table-cell>
          <table:table-cell table:formula="of:=VALUE(REPLACE([.A148];1;[.I148]+2;&quot;&quot;))" office:value-type="float" office:value="35000" calcext:value-type="float">
            <text:p>35000</text:p>
          </table:table-cell>
          <table:table-cell table:formula="of:=[.B148]*1000" office:value-type="float" office:value="201.847970861721" calcext:value-type="float">
            <text:p>201.8479708617</text:p>
          </table:table-cell>
          <table:table-cell/>
        </table:table-row>
        <table:table-row table:style-name="ro1">
          <table:table-cell office:value-type="string" calcext:value-type="string">
            <text:p>find 50 of 37500</text:p>
          </table:table-cell>
          <table:table-cell office:value-type="float" office:value="0.220867921583522" calcext:value-type="float">
            <text:p>0.2208679216</text:p>
          </table:table-cell>
          <table:table-cell office:value-type="float" office:value="0.21518090299701" calcext:value-type="float">
            <text:p>0.215180903</text:p>
          </table:table-cell>
          <table:table-cell office:value-type="float" office:value="0.22345578386316" calcext:value-type="float">
            <text:p>0.2234557839</text:p>
          </table:table-cell>
          <table:table-cell office:value-type="float" office:value="0.00462066782260755" calcext:value-type="float">
            <text:p>0.0046206678</text:p>
          </table:table-cell>
          <table:table-cell office:value-type="float" office:value="0.00154192222582216" calcext:value-type="float">
            <text:p>0.0015419222</text:p>
          </table:table-cell>
          <table:table-cell office:value-type="float" office:value="0.00626235282729075" calcext:value-type="float">
            <text:p>0.0062623528</text:p>
          </table:table-cell>
          <table:table-cell/>
          <table:table-cell table:formula="of:=FIND(&quot;of &quot;;[.A149])" office:value-type="float" office:value="9" calcext:value-type="float">
            <text:p>9</text:p>
          </table:table-cell>
          <table:table-cell table:formula="of:=VALUE(REPLACE([.A149];1;[.I149]+2;&quot;&quot;))" office:value-type="float" office:value="37500" calcext:value-type="float">
            <text:p>37500</text:p>
          </table:table-cell>
          <table:table-cell table:formula="of:=[.B149]*1000" office:value-type="float" office:value="220.867921583522" calcext:value-type="float">
            <text:p>220.8679215835</text:p>
          </table:table-cell>
          <table:table-cell/>
        </table:table-row>
        <table:table-row table:style-name="ro1">
          <table:table-cell office:value-type="string" calcext:value-type="string">
            <text:p>find 50 of 40000</text:p>
          </table:table-cell>
          <table:table-cell office:value-type="float" office:value="0.24284413902078" calcext:value-type="float">
            <text:p>0.242844139</text:p>
          </table:table-cell>
          <table:table-cell office:value-type="float" office:value="0.237605302244198" calcext:value-type="float">
            <text:p>0.2376053022</text:p>
          </table:table-cell>
          <table:table-cell office:value-type="float" office:value="0.249030944191856" calcext:value-type="float">
            <text:p>0.2490309442</text:p>
          </table:table-cell>
          <table:table-cell office:value-type="float" office:value="0.00717891529869179" calcext:value-type="float">
            <text:p>0.0071789153</text:p>
          </table:table-cell>
          <table:table-cell office:value-type="float" office:value="0.0000783418525502459" calcext:value-type="float">
            <text:p>7.83418525502459E-05</text:p>
          </table:table-cell>
          <table:table-cell office:value-type="float" office:value="0.00882157722304253" calcext:value-type="float">
            <text:p>0.0088215772</text:p>
          </table:table-cell>
          <table:table-cell/>
          <table:table-cell table:formula="of:=FIND(&quot;of &quot;;[.A150])" office:value-type="float" office:value="9" calcext:value-type="float">
            <text:p>9</text:p>
          </table:table-cell>
          <table:table-cell table:formula="of:=VALUE(REPLACE([.A150];1;[.I150]+2;&quot;&quot;))" office:value-type="float" office:value="40000" calcext:value-type="float">
            <text:p>40000</text:p>
          </table:table-cell>
          <table:table-cell table:formula="of:=[.B150]*1000" office:value-type="float" office:value="242.84413902078" calcext:value-type="float">
            <text:p>242.8441390208</text:p>
          </table:table-cell>
          <table:table-cell/>
        </table:table-row>
        <table:table-row table:style-name="ro1">
          <table:table-cell office:value-type="string" calcext:value-type="string">
            <text:p>find 50 of 42500</text:p>
          </table:table-cell>
          <table:table-cell office:value-type="float" office:value="0.262158434699025" calcext:value-type="float">
            <text:p>0.2621584347</text:p>
          </table:table-cell>
          <table:table-cell office:value-type="float" office:value="0.257371128506416" calcext:value-type="float">
            <text:p>0.2573711285</text:p>
          </table:table-cell>
          <table:table-cell office:value-type="float" office:value="0.264937606927902" calcext:value-type="float">
            <text:p>0.2649376069</text:p>
          </table:table-cell>
          <table:table-cell office:value-type="float" office:value="0.00471300430052436" calcext:value-type="float">
            <text:p>0.0047130043</text:p>
          </table:table-cell>
          <table:table-cell office:value-type="float" office:value="0.00167587284608258" calcext:value-type="float">
            <text:p>0.0016758728</text:p>
          </table:table-cell>
          <table:table-cell office:value-type="float" office:value="0.00641822333786583" calcext:value-type="float">
            <text:p>0.0064182233</text:p>
          </table:table-cell>
          <table:table-cell/>
          <table:table-cell table:formula="of:=FIND(&quot;of &quot;;[.A151])" office:value-type="float" office:value="9" calcext:value-type="float">
            <text:p>9</text:p>
          </table:table-cell>
          <table:table-cell table:formula="of:=VALUE(REPLACE([.A151];1;[.I151]+2;&quot;&quot;))" office:value-type="float" office:value="42500" calcext:value-type="float">
            <text:p>42500</text:p>
          </table:table-cell>
          <table:table-cell table:formula="of:=[.B151]*1000" office:value-type="float" office:value="262.158434699025" calcext:value-type="float">
            <text:p>262.158434699</text:p>
          </table:table-cell>
          <table:table-cell/>
        </table:table-row>
        <table:table-row table:style-name="ro1">
          <table:table-cell office:value-type="string" calcext:value-type="string">
            <text:p>find 50 of 45000</text:p>
          </table:table-cell>
          <table:table-cell office:value-type="float" office:value="0.284820738746384" calcext:value-type="float">
            <text:p>0.2848207387</text:p>
          </table:table-cell>
          <table:table-cell office:value-type="float" office:value="0.275272659759717" calcext:value-type="float">
            <text:p>0.2752726598</text:p>
          </table:table-cell>
          <table:table-cell office:value-type="float" office:value="0.294198153679132" calcext:value-type="float">
            <text:p>0.2941981537</text:p>
          </table:table-cell>
          <table:table-cell office:value-type="float" office:value="0.0108317059644296" calcext:value-type="float">
            <text:p>0.010831706</text:p>
          </table:table-cell>
          <table:table-cell office:value-type="float" office:value="0.00921741191473741" calcext:value-type="float">
            <text:p>0.0092174119</text:p>
          </table:table-cell>
          <table:table-cell office:value-type="float" office:value="0.0110374822502948" calcext:value-type="float">
            <text:p>0.0110374823</text:p>
          </table:table-cell>
          <table:table-cell/>
          <table:table-cell table:formula="of:=FIND(&quot;of &quot;;[.A152])" office:value-type="float" office:value="9" calcext:value-type="float">
            <text:p>9</text:p>
          </table:table-cell>
          <table:table-cell table:formula="of:=VALUE(REPLACE([.A152];1;[.I152]+2;&quot;&quot;))" office:value-type="float" office:value="45000" calcext:value-type="float">
            <text:p>45000</text:p>
          </table:table-cell>
          <table:table-cell table:formula="of:=[.B152]*1000" office:value-type="float" office:value="284.820738746384" calcext:value-type="float">
            <text:p>284.8207387464</text:p>
          </table:table-cell>
          <table:table-cell/>
        </table:table-row>
        <table:table-row table:style-name="ro1">
          <table:table-cell office:value-type="string" calcext:value-type="string">
            <text:p>find 50 of 47500</text:p>
          </table:table-cell>
          <table:table-cell office:value-type="float" office:value="0.305127690590052" calcext:value-type="float">
            <text:p>0.3051276906</text:p>
          </table:table-cell>
          <table:table-cell office:value-type="float" office:value="0.296298068058934" calcext:value-type="float">
            <text:p>0.2962980681</text:p>
          </table:table-cell>
          <table:table-cell office:value-type="float" office:value="0.321129866537177" calcext:value-type="float">
            <text:p>0.3211298665</text:p>
          </table:table-cell>
          <table:table-cell office:value-type="float" office:value="0.0155552005718305" calcext:value-type="float">
            <text:p>0.0155552006</text:p>
          </table:table-cell>
          <table:table-cell office:value-type="float" office:value="0.00111348064142083" calcext:value-type="float">
            <text:p>0.0011134806</text:p>
          </table:table-cell>
          <table:table-cell office:value-type="float" office:value="0.0191205895294472" calcext:value-type="float">
            <text:p>0.0191205895</text:p>
          </table:table-cell>
          <table:table-cell/>
          <table:table-cell table:formula="of:=FIND(&quot;of &quot;;[.A153])" office:value-type="float" office:value="9" calcext:value-type="float">
            <text:p>9</text:p>
          </table:table-cell>
          <table:table-cell table:formula="of:=VALUE(REPLACE([.A153];1;[.I153]+2;&quot;&quot;))" office:value-type="float" office:value="47500" calcext:value-type="float">
            <text:p>47500</text:p>
          </table:table-cell>
          <table:table-cell table:formula="of:=[.B153]*1000" office:value-type="float" office:value="305.127690590052" calcext:value-type="float">
            <text:p>305.1276905901</text:p>
          </table:table-cell>
          <table:table-cell/>
        </table:table-row>
        <table:table-row table:style-name="ro1">
          <table:table-cell office:value-type="string" calcext:value-type="string">
            <text:p>find 50 of 50000</text:p>
          </table:table-cell>
          <table:table-cell office:value-type="float" office:value="0.322021563485698" calcext:value-type="float">
            <text:p>0.3220215635</text:p>
          </table:table-cell>
          <table:table-cell office:value-type="float" office:value="0.317573463077099" calcext:value-type="float">
            <text:p>0.3175734631</text:p>
          </table:table-cell>
          <table:table-cell office:value-type="float" office:value="0.326798222448236" calcext:value-type="float">
            <text:p>0.3267982224</text:p>
          </table:table-cell>
          <table:table-cell office:value-type="float" office:value="0.00578624826475625" calcext:value-type="float">
            <text:p>0.0057862483</text:p>
          </table:table-cell>
          <table:table-cell office:value-type="float" office:value="0.0022561766154966" calcext:value-type="float">
            <text:p>0.0022561766</text:p>
          </table:table-cell>
          <table:table-cell office:value-type="float" office:value="0.0076672395205559" calcext:value-type="float">
            <text:p>0.0076672395</text:p>
          </table:table-cell>
          <table:table-cell/>
          <table:table-cell table:formula="of:=FIND(&quot;of &quot;;[.A154])" office:value-type="float" office:value="9" calcext:value-type="float">
            <text:p>9</text:p>
          </table:table-cell>
          <table:table-cell table:formula="of:=VALUE(REPLACE([.A154];1;[.I154]+2;&quot;&quot;))" office:value-type="float" office:value="50000" calcext:value-type="float">
            <text:p>50000</text:p>
          </table:table-cell>
          <table:table-cell table:formula="of:=[.B154]*1000" office:value-type="float" office:value="322.021563485698" calcext:value-type="float">
            <text:p>322.0215634857</text:p>
          </table:table-cell>
          <table:table-cell/>
        </table:table-row>
        <table:table-row table:style-name="ro1">
          <table:table-cell office:value-type="string" calcext:value-type="string">
            <text:p>find 50 of 52500</text:p>
          </table:table-cell>
          <table:table-cell office:value-type="float" office:value="0.345826342525855" calcext:value-type="float">
            <text:p>0.3458263425</text:p>
          </table:table-cell>
          <table:table-cell office:value-type="float" office:value="0.336063024935852" calcext:value-type="float">
            <text:p>0.3360630249</text:p>
          </table:table-cell>
          <table:table-cell office:value-type="float" office:value="0.352113967856756" calcext:value-type="float">
            <text:p>0.3521139679</text:p>
          </table:table-cell>
          <table:table-cell office:value-type="float" office:value="0.00944893935175057" calcext:value-type="float">
            <text:p>0.0094489394</text:p>
          </table:table-cell>
          <table:table-cell office:value-type="float" office:value="0" calcext:value-type="float">
            <text:p>0</text:p>
          </table:table-cell>
          <table:table-cell office:value-type="float" office:value="0.0108904865320769" calcext:value-type="float">
            <text:p>0.0108904865</text:p>
          </table:table-cell>
          <table:table-cell/>
          <table:table-cell table:formula="of:=FIND(&quot;of &quot;;[.A155])" office:value-type="float" office:value="9" calcext:value-type="float">
            <text:p>9</text:p>
          </table:table-cell>
          <table:table-cell table:formula="of:=VALUE(REPLACE([.A155];1;[.I155]+2;&quot;&quot;))" office:value-type="float" office:value="52500" calcext:value-type="float">
            <text:p>52500</text:p>
          </table:table-cell>
          <table:table-cell table:formula="of:=[.B155]*1000" office:value-type="float" office:value="345.826342525855" calcext:value-type="float">
            <text:p>345.8263425259</text:p>
          </table:table-cell>
          <table:table-cell/>
        </table:table-row>
        <table:table-row table:style-name="ro1">
          <table:table-cell office:value-type="string" calcext:value-type="string">
            <text:p>find 50 of 55000</text:p>
          </table:table-cell>
          <table:table-cell office:value-type="float" office:value="0.380543939243965" calcext:value-type="float">
            <text:p>0.3805439392</text:p>
          </table:table-cell>
          <table:table-cell office:value-type="float" office:value="0.364920855614896" calcext:value-type="float">
            <text:p>0.3649208556</text:p>
          </table:table-cell>
          <table:table-cell office:value-type="float" office:value="0.389014361676813" calcext:value-type="float">
            <text:p>0.3890143617</text:p>
          </table:table-cell>
          <table:table-cell office:value-type="float" office:value="0.0136736121629718" calcext:value-type="float">
            <text:p>0.0136736122</text:p>
          </table:table-cell>
          <table:table-cell office:value-type="float" office:value="0" calcext:value-type="float">
            <text:p>0</text:p>
          </table:table-cell>
          <table:table-cell office:value-type="float" office:value="0.0146712020152635" calcext:value-type="float">
            <text:p>0.014671202</text:p>
          </table:table-cell>
          <table:table-cell/>
          <table:table-cell table:formula="of:=FIND(&quot;of &quot;;[.A156])" office:value-type="float" office:value="9" calcext:value-type="float">
            <text:p>9</text:p>
          </table:table-cell>
          <table:table-cell table:formula="of:=VALUE(REPLACE([.A156];1;[.I156]+2;&quot;&quot;))" office:value-type="float" office:value="55000" calcext:value-type="float">
            <text:p>55000</text:p>
          </table:table-cell>
          <table:table-cell table:formula="of:=[.B156]*1000" office:value-type="float" office:value="380.543939243965" calcext:value-type="float">
            <text:p>380.543939244</text:p>
          </table:table-cell>
          <table:table-cell/>
        </table:table-row>
        <table:table-row table:style-name="ro1">
          <table:table-cell office:value-type="string" calcext:value-type="string">
            <text:p>find 50 of 57500</text:p>
          </table:table-cell>
          <table:table-cell office:value-type="float" office:value="0.392963288560654" calcext:value-type="float">
            <text:p>0.3929632886</text:p>
          </table:table-cell>
          <table:table-cell office:value-type="float" office:value="0.382907655282796" calcext:value-type="float">
            <text:p>0.3829076553</text:p>
          </table:table-cell>
          <table:table-cell office:value-type="float" office:value="0.401139905606683" calcext:value-type="float">
            <text:p>0.4011399056</text:p>
          </table:table-cell>
          <table:table-cell office:value-type="float" office:value="0.0128480082696819" calcext:value-type="float">
            <text:p>0.0128480083</text:p>
          </table:table-cell>
          <table:table-cell office:value-type="float" office:value="0" calcext:value-type="float">
            <text:p>0</text:p>
          </table:table-cell>
          <table:table-cell office:value-type="float" office:value="0.014162316157755" calcext:value-type="float">
            <text:p>0.0141623162</text:p>
          </table:table-cell>
          <table:table-cell/>
          <table:table-cell table:formula="of:=FIND(&quot;of &quot;;[.A157])" office:value-type="float" office:value="9" calcext:value-type="float">
            <text:p>9</text:p>
          </table:table-cell>
          <table:table-cell table:formula="of:=VALUE(REPLACE([.A157];1;[.I157]+2;&quot;&quot;))" office:value-type="float" office:value="57500" calcext:value-type="float">
            <text:p>57500</text:p>
          </table:table-cell>
          <table:table-cell table:formula="of:=[.B157]*1000" office:value-type="float" office:value="392.963288560654" calcext:value-type="float">
            <text:p>392.9632885607</text:p>
          </table:table-cell>
          <table:table-cell/>
        </table:table-row>
        <table:table-row table:style-name="ro1">
          <table:table-cell office:value-type="string" calcext:value-type="string">
            <text:p>find 50 of 60000</text:p>
          </table:table-cell>
          <table:table-cell office:value-type="float" office:value="0.429532599391457" calcext:value-type="float">
            <text:p>0.4295325994</text:p>
          </table:table-cell>
          <table:table-cell office:value-type="float" office:value="0.420472778466236" calcext:value-type="float">
            <text:p>0.4204727785</text:p>
          </table:table-cell>
          <table:table-cell office:value-type="float" office:value="0.437791238653792" calcext:value-type="float">
            <text:p>0.4377912387</text:p>
          </table:table-cell>
          <table:table-cell office:value-type="float" office:value="0.0136634926923869" calcext:value-type="float">
            <text:p>0.0136634927</text:p>
          </table:table-cell>
          <table:table-cell office:value-type="float" office:value="6.79869977755259E-017" calcext:value-type="float">
            <text:p>6.79869977755259E-17</text:p>
          </table:table-cell>
          <table:table-cell office:value-type="float" office:value="0.0143043828037484" calcext:value-type="float">
            <text:p>0.0143043828</text:p>
          </table:table-cell>
          <table:table-cell/>
          <table:table-cell table:formula="of:=FIND(&quot;of &quot;;[.A158])" office:value-type="float" office:value="9" calcext:value-type="float">
            <text:p>9</text:p>
          </table:table-cell>
          <table:table-cell table:formula="of:=VALUE(REPLACE([.A158];1;[.I158]+2;&quot;&quot;))" office:value-type="float" office:value="60000" calcext:value-type="float">
            <text:p>60000</text:p>
          </table:table-cell>
          <table:table-cell table:formula="of:=[.B158]*1000" office:value-type="float" office:value="429.532599391457" calcext:value-type="float">
            <text:p>429.5325993915</text:p>
          </table:table-cell>
          <table:table-cell/>
        </table:table-row>
        <table:table-row table:style-name="ro1">
          <table:table-cell office:value-type="string" calcext:value-type="string">
            <text:p>find 50 of 62500</text:p>
          </table:table-cell>
          <table:table-cell office:value-type="float" office:value="0.433067650681532" calcext:value-type="float">
            <text:p>0.4330676507</text:p>
          </table:table-cell>
          <table:table-cell office:value-type="float" office:value="0.422012469903909" calcext:value-type="float">
            <text:p>0.4220124699</text:p>
          </table:table-cell>
          <table:table-cell office:value-type="float" office:value="0.437469318443324" calcext:value-type="float">
            <text:p>0.4374693184</text:p>
          </table:table-cell>
          <table:table-cell office:value-type="float" office:value="0.0101524421878553" calcext:value-type="float">
            <text:p>0.0101524422</text:p>
          </table:table-cell>
          <table:table-cell office:value-type="float" office:value="0" calcext:value-type="float">
            <text:p>0</text:p>
          </table:table-cell>
          <table:table-cell office:value-type="float" office:value="0.0115242225922395" calcext:value-type="float">
            <text:p>0.0115242226</text:p>
          </table:table-cell>
          <table:table-cell/>
          <table:table-cell table:formula="of:=FIND(&quot;of &quot;;[.A159])" office:value-type="float" office:value="9" calcext:value-type="float">
            <text:p>9</text:p>
          </table:table-cell>
          <table:table-cell table:formula="of:=VALUE(REPLACE([.A159];1;[.I159]+2;&quot;&quot;))" office:value-type="float" office:value="62500" calcext:value-type="float">
            <text:p>62500</text:p>
          </table:table-cell>
          <table:table-cell table:formula="of:=[.B159]*1000" office:value-type="float" office:value="433.067650681532" calcext:value-type="float">
            <text:p>433.0676506815</text:p>
          </table:table-cell>
          <table:table-cell/>
        </table:table-row>
        <table:table-row table:style-name="ro1">
          <table:table-cell office:value-type="string" calcext:value-type="string">
            <text:p>find 50 of 65000</text:p>
          </table:table-cell>
          <table:table-cell office:value-type="float" office:value="0.451931872413379" calcext:value-type="float">
            <text:p>0.4519318724</text:p>
          </table:table-cell>
          <table:table-cell office:value-type="float" office:value="0.448062043199487" calcext:value-type="float">
            <text:p>0.4480620432</text:p>
          </table:table-cell>
          <table:table-cell office:value-type="float" office:value="0.455361788547606" calcext:value-type="float">
            <text:p>0.4553617885</text:p>
          </table:table-cell>
          <table:table-cell office:value-type="float" office:value="0.00559883467407838" calcext:value-type="float">
            <text:p>0.0055988347</text:p>
          </table:table-cell>
          <table:table-cell office:value-type="float" office:value="0" calcext:value-type="float">
            <text:p>0</text:p>
          </table:table-cell>
          <table:table-cell office:value-type="float" office:value="0.00594078901018085" calcext:value-type="float">
            <text:p>0.005940789</text:p>
          </table:table-cell>
          <table:table-cell/>
          <table:table-cell table:formula="of:=FIND(&quot;of &quot;;[.A160])" office:value-type="float" office:value="9" calcext:value-type="float">
            <text:p>9</text:p>
          </table:table-cell>
          <table:table-cell table:formula="of:=VALUE(REPLACE([.A160];1;[.I160]+2;&quot;&quot;))" office:value-type="float" office:value="65000" calcext:value-type="float">
            <text:p>65000</text:p>
          </table:table-cell>
          <table:table-cell table:formula="of:=[.B160]*1000" office:value-type="float" office:value="451.931872413379" calcext:value-type="float">
            <text:p>451.9318724134</text:p>
          </table:table-cell>
          <table:table-cell/>
        </table:table-row>
        <table:table-row table:style-name="ro1">
          <table:table-cell office:value-type="string" calcext:value-type="string">
            <text:p>find 50 of 67500</text:p>
          </table:table-cell>
          <table:table-cell office:value-type="float" office:value="0.505316138059123" calcext:value-type="float">
            <text:p>0.5053161381</text:p>
          </table:table-cell>
          <table:table-cell office:value-type="float" office:value="0.479138263965896" calcext:value-type="float">
            <text:p>0.479138264</text:p>
          </table:table-cell>
          <table:table-cell office:value-type="float" office:value="0.554806054917042" calcext:value-type="float">
            <text:p>0.5548060549</text:p>
          </table:table-cell>
          <table:table-cell office:value-type="float" office:value="0.0428834717607343" calcext:value-type="float">
            <text:p>0.0428834718</text:p>
          </table:table-cell>
          <table:table-cell office:value-type="float" office:value="0" calcext:value-type="float">
            <text:p>0</text:p>
          </table:table-cell>
          <table:table-cell office:value-type="float" office:value="0.0436868194746285" calcext:value-type="float">
            <text:p>0.0436868195</text:p>
          </table:table-cell>
          <table:table-cell/>
          <table:table-cell table:formula="of:=FIND(&quot;of &quot;;[.A161])" office:value-type="float" office:value="9" calcext:value-type="float">
            <text:p>9</text:p>
          </table:table-cell>
          <table:table-cell table:formula="of:=VALUE(REPLACE([.A161];1;[.I161]+2;&quot;&quot;))" office:value-type="float" office:value="67500" calcext:value-type="float">
            <text:p>67500</text:p>
          </table:table-cell>
          <table:table-cell table:formula="of:=[.B161]*1000" office:value-type="float" office:value="505.316138059123" calcext:value-type="float">
            <text:p>505.3161380591</text:p>
          </table:table-cell>
          <table:table-cell/>
        </table:table-row>
        <table:table-row table:style-name="ro1">
          <table:table-cell office:value-type="string" calcext:value-type="string">
            <text:p>find 50 of 70000</text:p>
          </table:table-cell>
          <table:table-cell office:value-type="float" office:value="0.50950555956598" calcext:value-type="float">
            <text:p>0.5095055596</text:p>
          </table:table-cell>
          <table:table-cell office:value-type="float" office:value="0.505636236454764" calcext:value-type="float">
            <text:p>0.5056362365</text:p>
          </table:table-cell>
          <table:table-cell office:value-type="float" office:value="0.513279822174882" calcext:value-type="float">
            <text:p>0.5132798222</text:p>
          </table:table-cell>
          <table:table-cell office:value-type="float" office:value="0.00645646453732715" calcext:value-type="float">
            <text:p>0.0064564645</text:p>
          </table:table-cell>
          <table:table-cell office:value-type="float" office:value="0" calcext:value-type="float">
            <text:p>0</text:p>
          </table:table-cell>
          <table:table-cell office:value-type="float" office:value="0.0065372145997253" calcext:value-type="float">
            <text:p>0.0065372146</text:p>
          </table:table-cell>
          <table:table-cell/>
          <table:table-cell table:formula="of:=FIND(&quot;of &quot;;[.A162])" office:value-type="float" office:value="9" calcext:value-type="float">
            <text:p>9</text:p>
          </table:table-cell>
          <table:table-cell table:formula="of:=VALUE(REPLACE([.A162];1;[.I162]+2;&quot;&quot;))" office:value-type="float" office:value="70000" calcext:value-type="float">
            <text:p>70000</text:p>
          </table:table-cell>
          <table:table-cell table:formula="of:=[.B162]*1000" office:value-type="float" office:value="509.50555956598" calcext:value-type="float">
            <text:p>509.505559566</text:p>
          </table:table-cell>
          <table:table-cell/>
        </table:table-row>
        <table:table-row table:style-name="ro1">
          <table:table-cell office:value-type="string" calcext:value-type="string">
            <text:p>find 50 of 72500</text:p>
          </table:table-cell>
          <table:table-cell office:value-type="float" office:value="0.533251727858625" calcext:value-type="float">
            <text:p>0.5332517279</text:p>
          </table:table-cell>
          <table:table-cell office:value-type="float" office:value="0.525931513944559" calcext:value-type="float">
            <text:p>0.5259315139</text:p>
          </table:table-cell>
          <table:table-cell office:value-type="float" office:value="0.537776219850925" calcext:value-type="float">
            <text:p>0.5377762199</text:p>
          </table:table-cell>
          <table:table-cell office:value-type="float" office:value="0.00684935049574064" calcext:value-type="float">
            <text:p>0.0068493505</text:p>
          </table:table-cell>
          <table:table-cell office:value-type="float" office:value="0" calcext:value-type="float">
            <text:p>0</text:p>
          </table:table-cell>
          <table:table-cell office:value-type="float" office:value="0.00783665000910178" calcext:value-type="float">
            <text:p>0.00783665</text:p>
          </table:table-cell>
          <table:table-cell/>
          <table:table-cell table:formula="of:=FIND(&quot;of &quot;;[.A163])" office:value-type="float" office:value="9" calcext:value-type="float">
            <text:p>9</text:p>
          </table:table-cell>
          <table:table-cell table:formula="of:=VALUE(REPLACE([.A163];1;[.I163]+2;&quot;&quot;))" office:value-type="float" office:value="72500" calcext:value-type="float">
            <text:p>72500</text:p>
          </table:table-cell>
          <table:table-cell table:formula="of:=[.B163]*1000" office:value-type="float" office:value="533.251727858625" calcext:value-type="float">
            <text:p>533.2517278586</text:p>
          </table:table-cell>
          <table:table-cell/>
        </table:table-row>
        <table:table-row table:style-name="ro1">
          <table:table-cell office:value-type="string" calcext:value-type="string">
            <text:p>find 50 of 75000</text:p>
          </table:table-cell>
          <table:table-cell office:value-type="float" office:value="0.547432715598897" calcext:value-type="float">
            <text:p>0.5474327156</text:p>
          </table:table-cell>
          <table:table-cell office:value-type="float" office:value="0.536454318904195" calcext:value-type="float">
            <text:p>0.5364543189</text:p>
          </table:table-cell>
          <table:table-cell office:value-type="float" office:value="0.555312217283253" calcext:value-type="float">
            <text:p>0.5553122173</text:p>
          </table:table-cell>
          <table:table-cell office:value-type="float" office:value="0.0119086458455938" calcext:value-type="float">
            <text:p>0.0119086458</text:p>
          </table:table-cell>
          <table:table-cell office:value-type="float" office:value="0" calcext:value-type="float">
            <text:p>0</text:p>
          </table:table-cell>
          <table:table-cell office:value-type="float" office:value="0.0136476972556298" calcext:value-type="float">
            <text:p>0.0136476973</text:p>
          </table:table-cell>
          <table:table-cell/>
          <table:table-cell table:formula="of:=FIND(&quot;of &quot;;[.A164])" office:value-type="float" office:value="9" calcext:value-type="float">
            <text:p>9</text:p>
          </table:table-cell>
          <table:table-cell table:formula="of:=VALUE(REPLACE([.A164];1;[.I164]+2;&quot;&quot;))" office:value-type="float" office:value="75000" calcext:value-type="float">
            <text:p>75000</text:p>
          </table:table-cell>
          <table:table-cell table:formula="of:=[.B164]*1000" office:value-type="float" office:value="547.432715598897" calcext:value-type="float">
            <text:p>547.4327155989</text:p>
          </table:table-cell>
          <table:table-cell/>
        </table:table-row>
        <table:table-row table:style-name="ro1">
          <table:table-cell office:value-type="string" calcext:value-type="string">
            <text:p>find 50 of 77500</text:p>
          </table:table-cell>
          <table:table-cell office:value-type="float" office:value="0.578495198199644" calcext:value-type="float">
            <text:p>0.5784951982</text:p>
          </table:table-cell>
          <table:table-cell office:value-type="float" office:value="0.573945316950398" calcext:value-type="float">
            <text:p>0.573945317</text:p>
          </table:table-cell>
          <table:table-cell office:value-type="float" office:value="0.581469354451242" calcext:value-type="float">
            <text:p>0.5814693545</text:p>
          </table:table-cell>
          <table:table-cell office:value-type="float" office:value="0.00446387577937976" calcext:value-type="float">
            <text:p>0.0044638758</text:p>
          </table:table-cell>
          <table:table-cell office:value-type="float" office:value="0" calcext:value-type="float">
            <text:p>0</text:p>
          </table:table-cell>
          <table:table-cell office:value-type="float" office:value="0.00515138973741619" calcext:value-type="float">
            <text:p>0.0051513897</text:p>
          </table:table-cell>
          <table:table-cell/>
          <table:table-cell table:formula="of:=FIND(&quot;of &quot;;[.A165])" office:value-type="float" office:value="9" calcext:value-type="float">
            <text:p>9</text:p>
          </table:table-cell>
          <table:table-cell table:formula="of:=VALUE(REPLACE([.A165];1;[.I165]+2;&quot;&quot;))" office:value-type="float" office:value="77500" calcext:value-type="float">
            <text:p>77500</text:p>
          </table:table-cell>
          <table:table-cell table:formula="of:=[.B165]*1000" office:value-type="float" office:value="578.495198199644" calcext:value-type="float">
            <text:p>578.4951981996</text:p>
          </table:table-cell>
          <table:table-cell/>
        </table:table-row>
        <table:table-row table:style-name="ro1">
          <table:table-cell office:value-type="string" calcext:value-type="string">
            <text:p>find 50 of 80000</text:p>
          </table:table-cell>
          <table:table-cell office:value-type="float" office:value="0.60030208255616" calcext:value-type="float">
            <text:p>0.6003020826</text:p>
          </table:table-cell>
          <table:table-cell office:value-type="float" office:value="0.587807097936919" calcext:value-type="float">
            <text:p>0.5878070979</text:p>
          </table:table-cell>
          <table:table-cell office:value-type="float" office:value="0.607390131385681" calcext:value-type="float">
            <text:p>0.6073901314</text:p>
          </table:table-cell>
          <table:table-cell office:value-type="float" office:value="0.0111109089567248" calcext:value-type="float">
            <text:p>0.011110909</text:p>
          </table:table-cell>
          <table:table-cell office:value-type="float" office:value="0" calcext:value-type="float">
            <text:p>0</text:p>
          </table:table-cell>
          <table:table-cell office:value-type="float" office:value="0.0122768606992603" calcext:value-type="float">
            <text:p>0.0122768607</text:p>
          </table:table-cell>
          <table:table-cell/>
          <table:table-cell table:formula="of:=FIND(&quot;of &quot;;[.A166])" office:value-type="float" office:value="9" calcext:value-type="float">
            <text:p>9</text:p>
          </table:table-cell>
          <table:table-cell table:formula="of:=VALUE(REPLACE([.A166];1;[.I166]+2;&quot;&quot;))" office:value-type="float" office:value="80000" calcext:value-type="float">
            <text:p>80000</text:p>
          </table:table-cell>
          <table:table-cell table:formula="of:=[.B166]*1000" office:value-type="float" office:value="600.30208255616" calcext:value-type="float">
            <text:p>600.3020825562</text:p>
          </table:table-cell>
          <table:table-cell/>
        </table:table-row>
        <table:table-row table:style-name="ro1">
          <table:table-cell office:value-type="string" calcext:value-type="string">
            <text:p>find 50 of 82500</text:p>
          </table:table-cell>
          <table:table-cell office:value-type="float" office:value="0.642246673267013" calcext:value-type="float">
            <text:p>0.6422466733</text:p>
          </table:table-cell>
          <table:table-cell office:value-type="float" office:value="0.628334001403179" calcext:value-type="float">
            <text:p>0.6283340014</text:p>
          </table:table-cell>
          <table:table-cell office:value-type="float" office:value="0.652562515621471" calcext:value-type="float">
            <text:p>0.6525625156</text:p>
          </table:table-cell>
          <table:table-cell office:value-type="float" office:value="0.0157082264887183" calcext:value-type="float">
            <text:p>0.0157082265</text:p>
          </table:table-cell>
          <table:table-cell office:value-type="float" office:value="0" calcext:value-type="float">
            <text:p>0</text:p>
          </table:table-cell>
          <table:table-cell office:value-type="float" office:value="0.0178675630807918" calcext:value-type="float">
            <text:p>0.0178675631</text:p>
          </table:table-cell>
          <table:table-cell/>
          <table:table-cell table:formula="of:=FIND(&quot;of &quot;;[.A167])" office:value-type="float" office:value="9" calcext:value-type="float">
            <text:p>9</text:p>
          </table:table-cell>
          <table:table-cell table:formula="of:=VALUE(REPLACE([.A167];1;[.I167]+2;&quot;&quot;))" office:value-type="float" office:value="82500" calcext:value-type="float">
            <text:p>82500</text:p>
          </table:table-cell>
          <table:table-cell table:formula="of:=[.B167]*1000" office:value-type="float" office:value="642.246673267013" calcext:value-type="float">
            <text:p>642.246673267</text:p>
          </table:table-cell>
          <table:table-cell/>
        </table:table-row>
        <table:table-row table:style-name="ro1">
          <table:table-cell office:value-type="string" calcext:value-type="string">
            <text:p>find 50 of 85000</text:p>
          </table:table-cell>
          <table:table-cell office:value-type="float" office:value="0.662876159598031" calcext:value-type="float">
            <text:p>0.6628761596</text:p>
          </table:table-cell>
          <table:table-cell office:value-type="float" office:value="0.650917655631818" calcext:value-type="float">
            <text:p>0.6509176556</text:p>
          </table:table-cell>
          <table:table-cell office:value-type="float" office:value="0.673359330703092" calcext:value-type="float">
            <text:p>0.6733593307</text:p>
          </table:table-cell>
          <table:table-cell office:value-type="float" office:value="0.0170241578336903" calcext:value-type="float">
            <text:p>0.0170241578</text:p>
          </table:table-cell>
          <table:table-cell office:value-type="float" office:value="0" calcext:value-type="float">
            <text:p>0</text:p>
          </table:table-cell>
          <table:table-cell office:value-type="float" office:value="0.0181573849784032" calcext:value-type="float">
            <text:p>0.018157385</text:p>
          </table:table-cell>
          <table:table-cell/>
          <table:table-cell table:formula="of:=FIND(&quot;of &quot;;[.A168])" office:value-type="float" office:value="9" calcext:value-type="float">
            <text:p>9</text:p>
          </table:table-cell>
          <table:table-cell table:formula="of:=VALUE(REPLACE([.A168];1;[.I168]+2;&quot;&quot;))" office:value-type="float" office:value="85000" calcext:value-type="float">
            <text:p>85000</text:p>
          </table:table-cell>
          <table:table-cell table:formula="of:=[.B168]*1000" office:value-type="float" office:value="662.876159598031" calcext:value-type="float">
            <text:p>662.876159598</text:p>
          </table:table-cell>
          <table:table-cell/>
        </table:table-row>
        <table:table-row table:style-name="ro1">
          <table:table-cell office:value-type="string" calcext:value-type="string">
            <text:p>find 50 of 87500</text:p>
          </table:table-cell>
          <table:table-cell office:value-type="float" office:value="0.685689501116921" calcext:value-type="float">
            <text:p>0.6856895011</text:p>
          </table:table-cell>
          <table:table-cell office:value-type="float" office:value="0.672369739446201" calcext:value-type="float">
            <text:p>0.6723697394</text:p>
          </table:table-cell>
          <table:table-cell office:value-type="float" office:value="0.695677435952448" calcext:value-type="float">
            <text:p>0.695677436</text:p>
          </table:table-cell>
          <table:table-cell office:value-type="float" office:value="0.0152559997730683" calcext:value-type="float">
            <text:p>0.0152559998</text:p>
          </table:table-cell>
          <table:table-cell office:value-type="float" office:value="0" calcext:value-type="float">
            <text:p>0</text:p>
          </table:table-cell>
          <table:table-cell office:value-type="float" office:value="0.0172996105978206" calcext:value-type="float">
            <text:p>0.0172996106</text:p>
          </table:table-cell>
          <table:table-cell/>
          <table:table-cell table:formula="of:=FIND(&quot;of &quot;;[.A169])" office:value-type="float" office:value="9" calcext:value-type="float">
            <text:p>9</text:p>
          </table:table-cell>
          <table:table-cell table:formula="of:=VALUE(REPLACE([.A169];1;[.I169]+2;&quot;&quot;))" office:value-type="float" office:value="87500" calcext:value-type="float">
            <text:p>87500</text:p>
          </table:table-cell>
          <table:table-cell table:formula="of:=[.B169]*1000" office:value-type="float" office:value="685.689501116921" calcext:value-type="float">
            <text:p>685.6895011169</text:p>
          </table:table-cell>
          <table:table-cell/>
        </table:table-row>
        <table:table-row table:style-name="ro1">
          <table:table-cell office:value-type="string" calcext:value-type="string">
            <text:p>find 50 of 90000</text:p>
          </table:table-cell>
          <table:table-cell office:value-type="float" office:value="0.691912391761617" calcext:value-type="float">
            <text:p>0.6919123918</text:p>
          </table:table-cell>
          <table:table-cell office:value-type="float" office:value="0.67915832943783" calcext:value-type="float">
            <text:p>0.6791583294</text:p>
          </table:table-cell>
          <table:table-cell office:value-type="float" office:value="0.69806262315453" calcext:value-type="float">
            <text:p>0.6980626232</text:p>
          </table:table-cell>
          <table:table-cell office:value-type="float" office:value="0.0110662786218394" calcext:value-type="float">
            <text:p>0.0110662786</text:p>
          </table:table-cell>
          <table:table-cell office:value-type="float" office:value="0" calcext:value-type="float">
            <text:p>0</text:p>
          </table:table-cell>
          <table:table-cell office:value-type="float" office:value="0.0114381706968702" calcext:value-type="float">
            <text:p>0.0114381707</text:p>
          </table:table-cell>
          <table:table-cell/>
          <table:table-cell table:formula="of:=FIND(&quot;of &quot;;[.A170])" office:value-type="float" office:value="9" calcext:value-type="float">
            <text:p>9</text:p>
          </table:table-cell>
          <table:table-cell table:formula="of:=VALUE(REPLACE([.A170];1;[.I170]+2;&quot;&quot;))" office:value-type="float" office:value="90000" calcext:value-type="float">
            <text:p>90000</text:p>
          </table:table-cell>
          <table:table-cell table:formula="of:=[.B170]*1000" office:value-type="float" office:value="691.912391761617" calcext:value-type="float">
            <text:p>691.9123917616</text:p>
          </table:table-cell>
          <table:table-cell/>
        </table:table-row>
        <table:table-row table:style-name="ro1">
          <table:table-cell office:value-type="string" calcext:value-type="string">
            <text:p>find 50 of 92500</text:p>
          </table:table-cell>
          <table:table-cell office:value-type="float" office:value="0.726349057660608" calcext:value-type="float">
            <text:p>0.7263490577</text:p>
          </table:table-cell>
          <table:table-cell office:value-type="float" office:value="0.718802879911725" calcext:value-type="float">
            <text:p>0.7188028799</text:p>
          </table:table-cell>
          <table:table-cell office:value-type="float" office:value="0.733564043228802" calcext:value-type="float">
            <text:p>0.7335640432</text:p>
          </table:table-cell>
          <table:table-cell office:value-type="float" office:value="0.0122200030530864" calcext:value-type="float">
            <text:p>0.0122200031</text:p>
          </table:table-cell>
          <table:table-cell office:value-type="float" office:value="0" calcext:value-type="float">
            <text:p>0</text:p>
          </table:table-cell>
          <table:table-cell office:value-type="float" office:value="0.0124967215799873" calcext:value-type="float">
            <text:p>0.0124967216</text:p>
          </table:table-cell>
          <table:table-cell/>
          <table:table-cell table:formula="of:=FIND(&quot;of &quot;;[.A171])" office:value-type="float" office:value="9" calcext:value-type="float">
            <text:p>9</text:p>
          </table:table-cell>
          <table:table-cell table:formula="of:=VALUE(REPLACE([.A171];1;[.I171]+2;&quot;&quot;))" office:value-type="float" office:value="92500" calcext:value-type="float">
            <text:p>92500</text:p>
          </table:table-cell>
          <table:table-cell table:formula="of:=[.B171]*1000" office:value-type="float" office:value="726.349057660608" calcext:value-type="float">
            <text:p>726.3490576606</text:p>
          </table:table-cell>
          <table:table-cell/>
        </table:table-row>
        <table:table-row table:style-name="ro1">
          <table:table-cell office:value-type="string" calcext:value-type="string">
            <text:p>find 50 of 95000</text:p>
          </table:table-cell>
          <table:table-cell office:value-type="float" office:value="0.747222106032477" calcext:value-type="float">
            <text:p>0.747222106</text:p>
          </table:table-cell>
          <table:table-cell office:value-type="float" office:value="0.742603487945333" calcext:value-type="float">
            <text:p>0.7426034879</text:p>
          </table:table-cell>
          <table:table-cell office:value-type="float" office:value="0.74921808013952" calcext:value-type="float">
            <text:p>0.7492180801</text:p>
          </table:table-cell>
          <table:table-cell office:value-type="float" office:value="0.00410881172825013" calcext:value-type="float">
            <text:p>0.0041088117</text:p>
          </table:table-cell>
          <table:table-cell office:value-type="float" office:value="0" calcext:value-type="float">
            <text:p>0</text:p>
          </table:table-cell>
          <table:table-cell office:value-type="float" office:value="0.00454255262369715" calcext:value-type="float">
            <text:p>0.0045425526</text:p>
          </table:table-cell>
          <table:table-cell/>
          <table:table-cell table:formula="of:=FIND(&quot;of &quot;;[.A172])" office:value-type="float" office:value="9" calcext:value-type="float">
            <text:p>9</text:p>
          </table:table-cell>
          <table:table-cell table:formula="of:=VALUE(REPLACE([.A172];1;[.I172]+2;&quot;&quot;))" office:value-type="float" office:value="95000" calcext:value-type="float">
            <text:p>95000</text:p>
          </table:table-cell>
          <table:table-cell table:formula="of:=[.B172]*1000" office:value-type="float" office:value="747.222106032477" calcext:value-type="float">
            <text:p>747.2221060325</text:p>
          </table:table-cell>
          <table:table-cell/>
        </table:table-row>
        <table:table-row table:style-name="ro1">
          <table:table-cell office:value-type="string" calcext:value-type="string">
            <text:p>find 50 of 97500</text:p>
          </table:table-cell>
          <table:table-cell office:value-type="float" office:value="0.77969395615237" calcext:value-type="float">
            <text:p>0.7796939562</text:p>
          </table:table-cell>
          <table:table-cell office:value-type="float" office:value="0.762993064446081" calcext:value-type="float">
            <text:p>0.7629930644</text:p>
          </table:table-cell>
          <table:table-cell office:value-type="float" office:value="0.78865582186626" calcext:value-type="float">
            <text:p>0.7886558219</text:p>
          </table:table-cell>
          <table:table-cell office:value-type="float" office:value="0.0145792436722188" calcext:value-type="float">
            <text:p>0.0145792437</text:p>
          </table:table-cell>
          <table:table-cell office:value-type="float" office:value="0" calcext:value-type="float">
            <text:p>0</text:p>
          </table:table-cell>
          <table:table-cell office:value-type="float" office:value="0.0155224067470681" calcext:value-type="float">
            <text:p>0.0155224067</text:p>
          </table:table-cell>
          <table:table-cell/>
          <table:table-cell table:formula="of:=FIND(&quot;of &quot;;[.A173])" office:value-type="float" office:value="9" calcext:value-type="float">
            <text:p>9</text:p>
          </table:table-cell>
          <table:table-cell table:formula="of:=VALUE(REPLACE([.A173];1;[.I173]+2;&quot;&quot;))" office:value-type="float" office:value="97500" calcext:value-type="float">
            <text:p>97500</text:p>
          </table:table-cell>
          <table:table-cell table:formula="of:=[.B173]*1000" office:value-type="float" office:value="779.69395615237" calcext:value-type="float">
            <text:p>779.6939561524</text:p>
          </table:table-cell>
          <table:table-cell/>
        </table:table-row>
        <table:table-row table:style-name="ro1">
          <table:table-cell office:value-type="string" calcext:value-type="string">
            <text:p>find 50 of 100000</text:p>
          </table:table-cell>
          <table:table-cell office:value-type="float" office:value="0.852444904748236" calcext:value-type="float">
            <text:p>0.8524449047</text:p>
          </table:table-cell>
          <table:table-cell office:value-type="float" office:value="0.832878023705151" calcext:value-type="float">
            <text:p>0.8328780237</text:p>
          </table:table-cell>
          <table:table-cell office:value-type="float" office:value="0.868907477375283" calcext:value-type="float">
            <text:p>0.8689074774</text:p>
          </table:table-cell>
          <table:table-cell office:value-type="float" office:value="0.0262420345335637" calcext:value-type="float">
            <text:p>0.0262420345</text:p>
          </table:table-cell>
          <table:table-cell office:value-type="float" office:value="0" calcext:value-type="float">
            <text:p>0</text:p>
          </table:table-cell>
          <table:table-cell office:value-type="float" office:value="0.0285140122133386" calcext:value-type="float">
            <text:p>0.0285140122</text:p>
          </table:table-cell>
          <table:table-cell/>
          <table:table-cell table:formula="of:=FIND(&quot;of &quot;;[.A174])" office:value-type="float" office:value="9" calcext:value-type="float">
            <text:p>9</text:p>
          </table:table-cell>
          <table:table-cell table:formula="of:=VALUE(REPLACE([.A174];1;[.I174]+2;&quot;&quot;))" office:value-type="float" office:value="100000" calcext:value-type="float">
            <text:p>100000</text:p>
          </table:table-cell>
          <table:table-cell table:formula="of:=[.B174]*1000" office:value-type="float" office:value="852.444904748236" calcext:value-type="float">
            <text:p>852.44490474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22:52:30.178704151</dc:date>
    <meta:editing-duration>PT8M6S</meta:editing-duration>
    <meta:editing-cycles>1</meta:editing-cycles>
    <meta:document-statistic meta:table-count="1" meta:cell-count="174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3.205cm" style:legend-expansion="high" chart:style-name="ch2"/>
        <chart:plot-area chart:style-name="ch3" table:cell-range-address="back1.J11:back1.K51 back1.L11:back1.L11 back1.L2:back1.L2 back1.K2:back1.K10 back1.L52:back1.L52 back1.K52:back1.K174 back1.L93:back1.L93 back1.L134:back1.L134" chart:data-source-has-labels="row" svg:x="0.32cm" svg:y="0.18cm" svg:width="13.282cm" svg:height="8.64cm">
          <chartooo:coordinate-region svg:x="1.312cm" svg:y="0.379cm" svg:width="11.6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ack1.K11:back1.K51" chart:label-cell-address="back1.L11:back1.L11" chart:class="chart:scatter">
            <chart:domain table:cell-range-address="back1.J11:back1.J51"/>
            <chart:data-point chart:repeated="41"/>
          </chart:series>
          <chart:series chart:style-name="ch8" chart:values-cell-range-address="back1.K2:back1.K10" chart:label-cell-address="back1.L2:back1.L2" chart:class="chart:scatter">
            <chart:domain table:cell-range-address="back1.J2:back1.J10"/>
            <chart:data-point chart:repeated="9"/>
          </chart:series>
          <chart:series chart:style-name="ch9" chart:values-cell-range-address="back1.K52:back1.K92" chart:label-cell-address="back1.L52:back1.L52" chart:class="chart:scatter">
            <chart:domain table:cell-range-address="back1.J52:back1.J92"/>
            <chart:data-point chart:repeated="41"/>
          </chart:series>
          <chart:series chart:style-name="ch10" chart:values-cell-range-address="back1.K93:back1.K133" chart:label-cell-address="back1.L93:back1.L93" chart:class="chart:scatter">
            <chart:domain table:cell-range-address="back1.J93:back1.J133"/>
            <chart:data-point chart:repeated="41"/>
          </chart:series>
          <chart:series chart:style-name="ch11" chart:values-cell-range-address="back1.K134:back1.K174" chart:label-cell-address="back1.L134:back1.L134" chart:class="chart:scatter">
            <chart:domain table:cell-range-address="back1.J134:back1.J174"/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Find all</text:p>
                <draw:g>
                  <svg:desc>back1.L11:back1.L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half</text:p>
                <draw:g>
                  <svg:desc>back1.L2:back1.L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0</text:p>
                <draw:g>
                  <svg:desc>back1.L52:back1.L5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20</text:p>
                <draw:g>
                  <svg:desc>back1.L93:back1.L9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Find 50</text:p>
                <draw:g>
                  <svg:desc>back1.L134:back1.L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ack1.J11:back1.J51</svg:desc>
                </draw:g>
              </table:table-cell>
              <table:table-cell office:value-type="float" office:value="0.00399242595079743">
                <text:p>0.00399242595079743</text:p>
                <draw:g>
                  <svg:desc>back1.K11:back1.K51</svg:desc>
                </draw:g>
              </table:table-cell>
              <table:table-cell office:value-type="float" office:value="0">
                <text:p>0</text:p>
                <draw:g>
                  <svg:desc>back1.J2:back1.J10</svg:desc>
                </draw:g>
              </table:table-cell>
              <table:table-cell office:value-type="float" office:value="0.00400114836106674">
                <text:p>0.00400114836106674</text:p>
                <draw:g>
                  <svg:desc>back1.K2:back1.K10</svg:desc>
                </draw:g>
              </table:table-cell>
              <table:table-cell office:value-type="float" office:value="0">
                <text:p>0</text:p>
                <draw:g>
                  <svg:desc>back1.J52:back1.J92</svg:desc>
                </draw:g>
              </table:table-cell>
              <table:table-cell office:value-type="float" office:value="0.00396602037229052">
                <text:p>0.00396602037229052</text:p>
                <draw:g>
                  <svg:desc>back1.K52:back1.K92</svg:desc>
                </draw:g>
              </table:table-cell>
              <table:table-cell office:value-type="float" office:value="NaN">
                <text:p>NaN</text:p>
                <draw:g>
                  <svg:desc>back1.J93:back1.J133</svg:desc>
                </draw:g>
              </table:table-cell>
              <table:table-cell office:value-type="float" office:value="0.00000055202793024628">
                <text:p>0.00000055202793024628</text:p>
                <draw:g>
                  <svg:desc>back1.K93:back1.K133</svg:desc>
                </draw:g>
              </table:table-cell>
              <table:table-cell office:value-type="float" office:value="NaN">
                <text:p>NaN</text:p>
                <draw:g>
                  <svg:desc>back1.J134:back1.J174</svg:desc>
                </draw:g>
              </table:table-cell>
              <table:table-cell office:value-type="float" office:value="0.000000554802702679852">
                <text:p>0.000000554802702679852</text:p>
                <draw:g>
                  <svg:desc>back1.K134:back1.K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42.0826859756168">
                <text:p>42.0826859756168</text:p>
              </table:table-cell>
              <table:table-cell office:value-type="float" office:value="2500">
                <text:p>2500</text:p>
              </table:table-cell>
              <table:table-cell office:value-type="float" office:value="177.504614870847">
                <text:p>177.504614870847</text:p>
              </table:table-cell>
              <table:table-cell office:value-type="float" office:value="2500">
                <text:p>2500</text:p>
              </table:table-cell>
              <table:table-cell office:value-type="float" office:value="4.89110825964224">
                <text:p>4.89110825964224</text:p>
              </table:table-cell>
              <table:table-cell office:value-type="float" office:value="2500">
                <text:p>2500</text:p>
              </table:table-cell>
              <table:table-cell office:value-type="float" office:value="7.60235374785174">
                <text:p>7.60235374785174</text:p>
              </table:table-cell>
              <table:table-cell office:value-type="float" office:value="2500">
                <text:p>2500</text:p>
              </table:table-cell>
              <table:table-cell office:value-type="float" office:value="9.413364370728">
                <text:p>9.413364370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01.080521583016">
                <text:p>101.080521583016</text:p>
              </table:table-cell>
              <table:table-cell office:value-type="float" office:value="5000">
                <text:p>5000</text:p>
              </table:table-cell>
              <table:table-cell office:value-type="float" office:value="671.709447965119">
                <text:p>671.709447965119</text:p>
              </table:table-cell>
              <table:table-cell office:value-type="float" office:value="5000">
                <text:p>5000</text:p>
              </table:table-cell>
              <table:table-cell office:value-type="float" office:value="11.6884212830258">
                <text:p>11.6884212830258</text:p>
              </table:table-cell>
              <table:table-cell office:value-type="float" office:value="5000">
                <text:p>5000</text:p>
              </table:table-cell>
              <table:table-cell office:value-type="float" office:value="17.2787972183715">
                <text:p>17.2787972183715</text:p>
              </table:table-cell>
              <table:table-cell office:value-type="float" office:value="5000">
                <text:p>5000</text:p>
              </table:table-cell>
              <table:table-cell office:value-type="float" office:value="19.8593699771997">
                <text:p>19.8593699771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">
                <text:p>7500</text:p>
              </table:table-cell>
              <table:table-cell office:value-type="float" office:value="169.911949390079">
                <text:p>169.911949390079</text:p>
              </table:table-cell>
              <table:table-cell office:value-type="float" office:value="7500">
                <text:p>7500</text:p>
              </table:table-cell>
              <table:table-cell office:value-type="float" office:value="1475.30130241505">
                <text:p>1475.30130241505</text:p>
              </table:table-cell>
              <table:table-cell office:value-type="float" office:value="7500">
                <text:p>7500</text:p>
              </table:table-cell>
              <table:table-cell office:value-type="float" office:value="18.7291907505883">
                <text:p>18.7291907505883</text:p>
              </table:table-cell>
              <table:table-cell office:value-type="float" office:value="7500">
                <text:p>7500</text:p>
              </table:table-cell>
              <table:table-cell office:value-type="float" office:value="27.9318356573654">
                <text:p>27.9318356573654</text:p>
              </table:table-cell>
              <table:table-cell office:value-type="float" office:value="7500">
                <text:p>7500</text:p>
              </table:table-cell>
              <table:table-cell office:value-type="float" office:value="30.7621183043732">
                <text:p>30.7621183043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54.055304354975">
                <text:p>254.055304354975</text:p>
              </table:table-cell>
              <table:table-cell office:value-type="float" office:value="10000">
                <text:p>10000</text:p>
              </table:table-cell>
              <table:table-cell office:value-type="float" office:value="2615.32294500424">
                <text:p>2615.32294500424</text:p>
              </table:table-cell>
              <table:table-cell office:value-type="float" office:value="10000">
                <text:p>10000</text:p>
              </table:table-cell>
              <table:table-cell office:value-type="float" office:value="26.7569472371794">
                <text:p>26.7569472371794</text:p>
              </table:table-cell>
              <table:table-cell office:value-type="float" office:value="10000">
                <text:p>10000</text:p>
              </table:table-cell>
              <table:table-cell office:value-type="float" office:value="39.8607009062396">
                <text:p>39.8607009062396</text:p>
              </table:table-cell>
              <table:table-cell office:value-type="float" office:value="10000">
                <text:p>10000</text:p>
              </table:table-cell>
              <table:table-cell office:value-type="float" office:value="42.6925885268713">
                <text:p>42.6925885268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336.955132271902">
                <text:p>336.955132271902</text:p>
              </table:table-cell>
              <table:table-cell office:value-type="float" office:value="12500">
                <text:p>12500</text:p>
              </table:table-cell>
              <table:table-cell office:value-type="float" office:value="4072.80822130449">
                <text:p>4072.80822130449</text:p>
              </table:table-cell>
              <table:table-cell office:value-type="float" office:value="12500">
                <text:p>12500</text:p>
              </table:table-cell>
              <table:table-cell office:value-type="float" office:value="35.4019771362267">
                <text:p>35.4019771362267</text:p>
              </table:table-cell>
              <table:table-cell office:value-type="float" office:value="12500">
                <text:p>12500</text:p>
              </table:table-cell>
              <table:table-cell office:value-type="float" office:value="53.0991588456954">
                <text:p>53.0991588456954</text:p>
              </table:table-cell>
              <table:table-cell office:value-type="float" office:value="12500">
                <text:p>12500</text:p>
              </table:table-cell>
              <table:table-cell office:value-type="float" office:value="55.2812192294347">
                <text:p>55.2812192294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">
                <text:p>15000</text:p>
              </table:table-cell>
              <table:table-cell office:value-type="float" office:value="426.65009846858">
                <text:p>426.65009846858</text:p>
              </table:table-cell>
              <table:table-cell office:value-type="float" office:value="15000">
                <text:p>15000</text:p>
              </table:table-cell>
              <table:table-cell office:value-type="float" office:value="5708.59138344064">
                <text:p>5708.59138344064</text:p>
              </table:table-cell>
              <table:table-cell office:value-type="float" office:value="15000">
                <text:p>15000</text:p>
              </table:table-cell>
              <table:table-cell office:value-type="float" office:value="46.1760232746721">
                <text:p>46.1760232746721</text:p>
              </table:table-cell>
              <table:table-cell office:value-type="float" office:value="15000">
                <text:p>15000</text:p>
              </table:table-cell>
              <table:table-cell office:value-type="float" office:value="67.2909575540363">
                <text:p>67.2909575540363</text:p>
              </table:table-cell>
              <table:table-cell office:value-type="float" office:value="15000">
                <text:p>15000</text:p>
              </table:table-cell>
              <table:table-cell office:value-type="float" office:value="70.7124182777785">
                <text:p>70.7124182777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0">
                <text:p>17500</text:p>
              </table:table-cell>
              <table:table-cell office:value-type="float" office:value="545.002584046699">
                <text:p>545.002584046699</text:p>
              </table:table-cell>
              <table:table-cell office:value-type="float" office:value="17500">
                <text:p>17500</text:p>
              </table:table-cell>
              <table:table-cell office:value-type="float" office:value="7998.80147944126">
                <text:p>7998.80147944126</text:p>
              </table:table-cell>
              <table:table-cell office:value-type="float" office:value="17500">
                <text:p>17500</text:p>
              </table:table-cell>
              <table:table-cell office:value-type="float" office:value="55.1219281200764">
                <text:p>55.1219281200764</text:p>
              </table:table-cell>
              <table:table-cell office:value-type="float" office:value="17500">
                <text:p>17500</text:p>
              </table:table-cell>
              <table:table-cell office:value-type="float" office:value="82.7671432729991">
                <text:p>82.7671432729991</text:p>
              </table:table-cell>
              <table:table-cell office:value-type="float" office:value="17500">
                <text:p>17500</text:p>
              </table:table-cell>
              <table:table-cell office:value-type="float" office:value="89.0130910855563">
                <text:p>89.0130910855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649.388601668944">
                <text:p>649.388601668944</text:p>
              </table:table-cell>
              <table:table-cell office:value-type="float" office:value="20000">
                <text:p>20000</text:p>
              </table:table-cell>
              <table:table-cell office:value-type="float" office:value="10367.1684922449">
                <text:p>10367.1684922449</text:p>
              </table:table-cell>
              <table:table-cell office:value-type="float" office:value="20000">
                <text:p>20000</text:p>
              </table:table-cell>
              <table:table-cell office:value-type="float" office:value="64.0857866526268">
                <text:p>64.0857866526268</text:p>
              </table:table-cell>
              <table:table-cell office:value-type="float" office:value="20000">
                <text:p>20000</text:p>
              </table:table-cell>
              <table:table-cell office:value-type="float" office:value="97.3720853287038">
                <text:p>97.3720853287038</text:p>
              </table:table-cell>
              <table:table-cell office:value-type="float" office:value="20000">
                <text:p>20000</text:p>
              </table:table-cell>
              <table:table-cell office:value-type="float" office:value="101.674330332047">
                <text:p>101.674330332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0">
                <text:p>22500</text:p>
              </table:table-cell>
              <table:table-cell office:value-type="float" office:value="755.314377345289">
                <text:p>755.314377345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">
                <text:p>22500</text:p>
              </table:table-cell>
              <table:table-cell office:value-type="float" office:value="74.9762247044183">
                <text:p>74.9762247044183</text:p>
              </table:table-cell>
              <table:table-cell office:value-type="float" office:value="22500">
                <text:p>22500</text:p>
              </table:table-cell>
              <table:table-cell office:value-type="float" office:value="113.145606332576">
                <text:p>113.145606332576</text:p>
              </table:table-cell>
              <table:table-cell office:value-type="float" office:value="22500">
                <text:p>22500</text:p>
              </table:table-cell>
              <table:table-cell office:value-type="float" office:value="114.87668072644">
                <text:p>114.87668072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0">
                <text:p>25000</text:p>
              </table:table-cell>
              <table:table-cell office:value-type="float" office:value="863.866954791452">
                <text:p>863.86695479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00">
                <text:p>25000</text:p>
              </table:table-cell>
              <table:table-cell office:value-type="float" office:value="87.3627372258064">
                <text:p>87.3627372258064</text:p>
              </table:table-cell>
              <table:table-cell office:value-type="float" office:value="25000">
                <text:p>25000</text:p>
              </table:table-cell>
              <table:table-cell office:value-type="float" office:value="130.11461956809">
                <text:p>130.11461956809</text:p>
              </table:table-cell>
              <table:table-cell office:value-type="float" office:value="25000">
                <text:p>25000</text:p>
              </table:table-cell>
              <table:table-cell office:value-type="float" office:value="136.624613158214">
                <text:p>136.624613158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0">
                <text:p>27500</text:p>
              </table:table-cell>
              <table:table-cell office:value-type="float" office:value="1009.02881262642">
                <text:p>1009.0288126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0">
                <text:p>27500</text:p>
              </table:table-cell>
              <table:table-cell office:value-type="float" office:value="96.115175559119">
                <text:p>96.115175559119</text:p>
              </table:table-cell>
              <table:table-cell office:value-type="float" office:value="27500">
                <text:p>27500</text:p>
              </table:table-cell>
              <table:table-cell office:value-type="float" office:value="158.330300441418">
                <text:p>158.330300441418</text:p>
              </table:table-cell>
              <table:table-cell office:value-type="float" office:value="27500">
                <text:p>27500</text:p>
              </table:table-cell>
              <table:table-cell office:value-type="float" office:value="148.590244627187">
                <text:p>148.590244627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1109.88097197634">
                <text:p>1109.88097197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">
                <text:p>30000</text:p>
              </table:table-cell>
              <table:table-cell office:value-type="float" office:value="113.327691773662">
                <text:p>113.327691773662</text:p>
              </table:table-cell>
              <table:table-cell office:value-type="float" office:value="30000">
                <text:p>30000</text:p>
              </table:table-cell>
              <table:table-cell office:value-type="float" office:value="169.906740107892">
                <text:p>169.906740107892</text:p>
              </table:table-cell>
              <table:table-cell office:value-type="float" office:value="30000">
                <text:p>30000</text:p>
              </table:table-cell>
              <table:table-cell office:value-type="float" office:value="171.231180580807">
                <text:p>171.231180580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00">
                <text:p>32500</text:p>
              </table:table-cell>
              <table:table-cell office:value-type="float" office:value="1218.56741697591">
                <text:p>1218.56741697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">
                <text:p>32500</text:p>
              </table:table-cell>
              <table:table-cell office:value-type="float" office:value="121.457442333446">
                <text:p>121.457442333446</text:p>
              </table:table-cell>
              <table:table-cell office:value-type="float" office:value="32500">
                <text:p>32500</text:p>
              </table:table-cell>
              <table:table-cell office:value-type="float" office:value="204.771209496552">
                <text:p>204.771209496552</text:p>
              </table:table-cell>
              <table:table-cell office:value-type="float" office:value="32500">
                <text:p>32500</text:p>
              </table:table-cell>
              <table:table-cell office:value-type="float" office:value="183.178024656385">
                <text:p>183.178024656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00">
                <text:p>35000</text:p>
              </table:table-cell>
              <table:table-cell office:value-type="float" office:value="1445.27806180464">
                <text:p>1445.2780618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00">
                <text:p>35000</text:p>
              </table:table-cell>
              <table:table-cell office:value-type="float" office:value="135.154372364651">
                <text:p>135.154372364651</text:p>
              </table:table-cell>
              <table:table-cell office:value-type="float" office:value="35000">
                <text:p>35000</text:p>
              </table:table-cell>
              <table:table-cell office:value-type="float" office:value="209.162262175245">
                <text:p>209.162262175245</text:p>
              </table:table-cell>
              <table:table-cell office:value-type="float" office:value="35000">
                <text:p>35000</text:p>
              </table:table-cell>
              <table:table-cell office:value-type="float" office:value="201.847970861721">
                <text:p>201.847970861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00">
                <text:p>37500</text:p>
              </table:table-cell>
              <table:table-cell office:value-type="float" office:value="1577.19607283735">
                <text:p>1577.19607283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">
                <text:p>37500</text:p>
              </table:table-cell>
              <table:table-cell office:value-type="float" office:value="144.276705033169">
                <text:p>144.276705033169</text:p>
              </table:table-cell>
              <table:table-cell office:value-type="float" office:value="37500">
                <text:p>37500</text:p>
              </table:table-cell>
              <table:table-cell office:value-type="float" office:value="226.23383726305">
                <text:p>226.23383726305</text:p>
              </table:table-cell>
              <table:table-cell office:value-type="float" office:value="37500">
                <text:p>37500</text:p>
              </table:table-cell>
              <table:table-cell office:value-type="float" office:value="220.867921583522">
                <text:p>220.867921583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1695.96740348807">
                <text:p>1695.96740348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">
                <text:p>40000</text:p>
              </table:table-cell>
              <table:table-cell office:value-type="float" office:value="155.749499207299">
                <text:p>155.749499207299</text:p>
              </table:table-cell>
              <table:table-cell office:value-type="float" office:value="40000">
                <text:p>40000</text:p>
              </table:table-cell>
              <table:table-cell office:value-type="float" office:value="239.20473985266">
                <text:p>239.20473985266</text:p>
              </table:table-cell>
              <table:table-cell office:value-type="float" office:value="40000">
                <text:p>40000</text:p>
              </table:table-cell>
              <table:table-cell office:value-type="float" office:value="242.84413902078">
                <text:p>242.84413902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500">
                <text:p>42500</text:p>
              </table:table-cell>
              <table:table-cell office:value-type="float" office:value="1837.35430798958">
                <text:p>1837.35430798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">
                <text:p>42500</text:p>
              </table:table-cell>
              <table:table-cell office:value-type="float" office:value="167.232605197156">
                <text:p>167.232605197156</text:p>
              </table:table-cell>
              <table:table-cell office:value-type="float" office:value="42500">
                <text:p>42500</text:p>
              </table:table-cell>
              <table:table-cell office:value-type="float" office:value="259.090812249814">
                <text:p>259.090812249814</text:p>
              </table:table-cell>
              <table:table-cell office:value-type="float" office:value="42500">
                <text:p>42500</text:p>
              </table:table-cell>
              <table:table-cell office:value-type="float" office:value="262.158434699025">
                <text:p>262.158434699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00">
                <text:p>45000</text:p>
              </table:table-cell>
              <table:table-cell office:value-type="float" office:value="2019.2710981082">
                <text:p>2019.271098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178.000870757594">
                <text:p>178.000870757594</text:p>
              </table:table-cell>
              <table:table-cell office:value-type="float" office:value="45000">
                <text:p>45000</text:p>
              </table:table-cell>
              <table:table-cell office:value-type="float" office:value="292.564486158456">
                <text:p>292.564486158456</text:p>
              </table:table-cell>
              <table:table-cell office:value-type="float" office:value="45000">
                <text:p>45000</text:p>
              </table:table-cell>
              <table:table-cell office:value-type="float" office:value="284.820738746384">
                <text:p>284.820738746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00">
                <text:p>47500</text:p>
              </table:table-cell>
              <table:table-cell office:value-type="float" office:value="2115.33591950803">
                <text:p>2115.33591950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00">
                <text:p>47500</text:p>
              </table:table-cell>
              <table:table-cell office:value-type="float" office:value="187.177599563354">
                <text:p>187.177599563354</text:p>
              </table:table-cell>
              <table:table-cell office:value-type="float" office:value="47500">
                <text:p>47500</text:p>
              </table:table-cell>
              <table:table-cell office:value-type="float" office:value="303.031811856574">
                <text:p>303.031811856574</text:p>
              </table:table-cell>
              <table:table-cell office:value-type="float" office:value="47500">
                <text:p>47500</text:p>
              </table:table-cell>
              <table:table-cell office:value-type="float" office:value="305.127690590052">
                <text:p>305.1276905900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2283.32893300606">
                <text:p>2283.3289330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  <table:table-cell office:value-type="float" office:value="201.626088027079">
                <text:p>201.626088027079</text:p>
              </table:table-cell>
              <table:table-cell office:value-type="float" office:value="50000">
                <text:p>50000</text:p>
              </table:table-cell>
              <table:table-cell office:value-type="float" office:value="314.951632980652">
                <text:p>314.951632980652</text:p>
              </table:table-cell>
              <table:table-cell office:value-type="float" office:value="50000">
                <text:p>50000</text:p>
              </table:table-cell>
              <table:table-cell office:value-type="float" office:value="322.021563485698">
                <text:p>322.021563485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00">
                <text:p>52500</text:p>
              </table:table-cell>
              <table:table-cell office:value-type="float" office:value="2458.22668011066">
                <text:p>2458.2266801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">
                <text:p>52500</text:p>
              </table:table-cell>
              <table:table-cell office:value-type="float" office:value="221.510013148279">
                <text:p>221.510013148279</text:p>
              </table:table-cell>
              <table:table-cell office:value-type="float" office:value="52500">
                <text:p>52500</text:p>
              </table:table-cell>
              <table:table-cell office:value-type="float" office:value="334.443696721368">
                <text:p>334.443696721368</text:p>
              </table:table-cell>
              <table:table-cell office:value-type="float" office:value="52500">
                <text:p>52500</text:p>
              </table:table-cell>
              <table:table-cell office:value-type="float" office:value="345.826342525855">
                <text:p>345.826342525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000">
                <text:p>55000</text:p>
              </table:table-cell>
              <table:table-cell office:value-type="float" office:value="2623.87918639047">
                <text:p>2623.87918639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00">
                <text:p>55000</text:p>
              </table:table-cell>
              <table:table-cell office:value-type="float" office:value="242.072915359737">
                <text:p>242.072915359737</text:p>
              </table:table-cell>
              <table:table-cell office:value-type="float" office:value="55000">
                <text:p>55000</text:p>
              </table:table-cell>
              <table:table-cell office:value-type="float" office:value="361.680982784978">
                <text:p>361.680982784978</text:p>
              </table:table-cell>
              <table:table-cell office:value-type="float" office:value="55000">
                <text:p>55000</text:p>
              </table:table-cell>
              <table:table-cell office:value-type="float" office:value="380.543939243965">
                <text:p>380.543939243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500">
                <text:p>57500</text:p>
              </table:table-cell>
              <table:table-cell office:value-type="float" office:value="2728.98550431696">
                <text:p>2728.9855043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00">
                <text:p>57500</text:p>
              </table:table-cell>
              <table:table-cell office:value-type="float" office:value="255.051743969367">
                <text:p>255.051743969367</text:p>
              </table:table-cell>
              <table:table-cell office:value-type="float" office:value="57500">
                <text:p>57500</text:p>
              </table:table-cell>
              <table:table-cell office:value-type="float" office:value="388.735974445385">
                <text:p>388.735974445385</text:p>
              </table:table-cell>
              <table:table-cell office:value-type="float" office:value="57500">
                <text:p>57500</text:p>
              </table:table-cell>
              <table:table-cell office:value-type="float" office:value="392.963288560654">
                <text:p>392.963288560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">
                <text:p>60000</text:p>
              </table:table-cell>
              <table:table-cell office:value-type="float" office:value="2854.99923700362">
                <text:p>2854.9992370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256.739019338359">
                <text:p>256.739019338359</text:p>
              </table:table-cell>
              <table:table-cell office:value-type="float" office:value="60000">
                <text:p>60000</text:p>
              </table:table-cell>
              <table:table-cell office:value-type="float" office:value="406.113299633521">
                <text:p>406.113299633521</text:p>
              </table:table-cell>
              <table:table-cell office:value-type="float" office:value="60000">
                <text:p>60000</text:p>
              </table:table-cell>
              <table:table-cell office:value-type="float" office:value="429.532599391457">
                <text:p>429.532599391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00">
                <text:p>62500</text:p>
              </table:table-cell>
              <table:table-cell office:value-type="float" office:value="3012.13145244581">
                <text:p>3012.13145244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">
                <text:p>62500</text:p>
              </table:table-cell>
              <table:table-cell office:value-type="float" office:value="298.457546169508">
                <text:p>298.457546169508</text:p>
              </table:table-cell>
              <table:table-cell office:value-type="float" office:value="62500">
                <text:p>62500</text:p>
              </table:table-cell>
              <table:table-cell office:value-type="float" office:value="436.062708443874">
                <text:p>436.062708443874</text:p>
              </table:table-cell>
              <table:table-cell office:value-type="float" office:value="62500">
                <text:p>62500</text:p>
              </table:table-cell>
              <table:table-cell office:value-type="float" office:value="433.067650681532">
                <text:p>433.0676506815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000">
                <text:p>65000</text:p>
              </table:table-cell>
              <table:table-cell office:value-type="float" office:value="3259.23968053655">
                <text:p>3259.2396805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295.302376137684">
                <text:p>295.302376137684</text:p>
              </table:table-cell>
              <table:table-cell office:value-type="float" office:value="65000">
                <text:p>65000</text:p>
              </table:table-cell>
              <table:table-cell office:value-type="float" office:value="451.6691137964">
                <text:p>451.6691137964</text:p>
              </table:table-cell>
              <table:table-cell office:value-type="float" office:value="65000">
                <text:p>65000</text:p>
              </table:table-cell>
              <table:table-cell office:value-type="float" office:value="451.931872413379">
                <text:p>451.9318724133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500">
                <text:p>67500</text:p>
              </table:table-cell>
              <table:table-cell office:value-type="float" office:value="3456.45355296294">
                <text:p>3456.4535529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00">
                <text:p>67500</text:p>
              </table:table-cell>
              <table:table-cell office:value-type="float" office:value="308.17947026923">
                <text:p>308.17947026923</text:p>
              </table:table-cell>
              <table:table-cell office:value-type="float" office:value="67500">
                <text:p>67500</text:p>
              </table:table-cell>
              <table:table-cell office:value-type="float" office:value="473.139783605379">
                <text:p>473.139783605379</text:p>
              </table:table-cell>
              <table:table-cell office:value-type="float" office:value="67500">
                <text:p>67500</text:p>
              </table:table-cell>
              <table:table-cell office:value-type="float" office:value="505.316138059123">
                <text:p>505.3161380591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000">
                <text:p>70000</text:p>
              </table:table-cell>
              <table:table-cell office:value-type="float" office:value="3694.58333491657">
                <text:p>3694.5833349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  <table:table-cell office:value-type="float" office:value="324.718121004461">
                <text:p>324.718121004461</text:p>
              </table:table-cell>
              <table:table-cell office:value-type="float" office:value="70000">
                <text:p>70000</text:p>
              </table:table-cell>
              <table:table-cell office:value-type="float" office:value="498.181207159058">
                <text:p>498.181207159058</text:p>
              </table:table-cell>
              <table:table-cell office:value-type="float" office:value="70000">
                <text:p>70000</text:p>
              </table:table-cell>
              <table:table-cell office:value-type="float" office:value="509.50555956598">
                <text:p>509.50555956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500">
                <text:p>72500</text:p>
              </table:table-cell>
              <table:table-cell office:value-type="float" office:value="3902.5284896959">
                <text:p>3902.5284896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">
                <text:p>72500</text:p>
              </table:table-cell>
              <table:table-cell office:value-type="float" office:value="335.24420856138">
                <text:p>335.24420856138</text:p>
              </table:table-cell>
              <table:table-cell office:value-type="float" office:value="72500">
                <text:p>72500</text:p>
              </table:table-cell>
              <table:table-cell office:value-type="float" office:value="542.733895817321">
                <text:p>542.733895817321</text:p>
              </table:table-cell>
              <table:table-cell office:value-type="float" office:value="72500">
                <text:p>72500</text:p>
              </table:table-cell>
              <table:table-cell office:value-type="float" office:value="533.251727858625">
                <text:p>533.251727858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00">
                <text:p>75000</text:p>
              </table:table-cell>
              <table:table-cell office:value-type="float" office:value="4020.78961386176">
                <text:p>4020.78961386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00">
                <text:p>75000</text:p>
              </table:table-cell>
              <table:table-cell office:value-type="float" office:value="338.213306455733">
                <text:p>338.213306455733</text:p>
              </table:table-cell>
              <table:table-cell office:value-type="float" office:value="75000">
                <text:p>75000</text:p>
              </table:table-cell>
              <table:table-cell office:value-type="float" office:value="544.109062820584">
                <text:p>544.109062820584</text:p>
              </table:table-cell>
              <table:table-cell office:value-type="float" office:value="75000">
                <text:p>75000</text:p>
              </table:table-cell>
              <table:table-cell office:value-type="float" office:value="547.432715598897">
                <text:p>547.4327155988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500">
                <text:p>77500</text:p>
              </table:table-cell>
              <table:table-cell office:value-type="float" office:value="4215.50334681381">
                <text:p>4215.5033468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00">
                <text:p>77500</text:p>
              </table:table-cell>
              <table:table-cell office:value-type="float" office:value="364.417405241391">
                <text:p>364.417405241391</text:p>
              </table:table-cell>
              <table:table-cell office:value-type="float" office:value="77500">
                <text:p>77500</text:p>
              </table:table-cell>
              <table:table-cell office:value-type="float" office:value="574.034241657279">
                <text:p>574.034241657279</text:p>
              </table:table-cell>
              <table:table-cell office:value-type="float" office:value="77500">
                <text:p>77500</text:p>
              </table:table-cell>
              <table:table-cell office:value-type="float" office:value="578.495198199644">
                <text:p>578.4951981996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00">
                <text:p>80000</text:p>
              </table:table-cell>
              <table:table-cell office:value-type="float" office:value="4337.37720047731">
                <text:p>4337.3772004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">
                <text:p>80000</text:p>
              </table:table-cell>
              <table:table-cell office:value-type="float" office:value="382.474953362242">
                <text:p>382.474953362242</text:p>
              </table:table-cell>
              <table:table-cell office:value-type="float" office:value="80000">
                <text:p>80000</text:p>
              </table:table-cell>
              <table:table-cell office:value-type="float" office:value="582.242796160529">
                <text:p>582.242796160529</text:p>
              </table:table-cell>
              <table:table-cell office:value-type="float" office:value="80000">
                <text:p>80000</text:p>
              </table:table-cell>
              <table:table-cell office:value-type="float" office:value="600.30208255616">
                <text:p>600.302082556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500">
                <text:p>82500</text:p>
              </table:table-cell>
              <table:table-cell office:value-type="float" office:value="4574.67940444074">
                <text:p>4574.679404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">
                <text:p>82500</text:p>
              </table:table-cell>
              <table:table-cell office:value-type="float" office:value="404.313752733471">
                <text:p>404.313752733471</text:p>
              </table:table-cell>
              <table:table-cell office:value-type="float" office:value="82500">
                <text:p>82500</text:p>
              </table:table-cell>
              <table:table-cell office:value-type="float" office:value="630.54033595369">
                <text:p>630.54033595369</text:p>
              </table:table-cell>
              <table:table-cell office:value-type="float" office:value="82500">
                <text:p>82500</text:p>
              </table:table-cell>
              <table:table-cell office:value-type="float" office:value="642.246673267013">
                <text:p>642.246673267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000">
                <text:p>85000</text:p>
              </table:table-cell>
              <table:table-cell office:value-type="float" office:value="4778.07124775445">
                <text:p>4778.0712477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402.107894215463">
                <text:p>402.107894215463</text:p>
              </table:table-cell>
              <table:table-cell office:value-type="float" office:value="85000">
                <text:p>85000</text:p>
              </table:table-cell>
              <table:table-cell office:value-type="float" office:value="650.2637048852">
                <text:p>650.2637048852</text:p>
              </table:table-cell>
              <table:table-cell office:value-type="float" office:value="85000">
                <text:p>85000</text:p>
              </table:table-cell>
              <table:table-cell office:value-type="float" office:value="662.876159598031">
                <text:p>662.876159598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500">
                <text:p>87500</text:p>
              </table:table-cell>
              <table:table-cell office:value-type="float" office:value="4954.79005514889">
                <text:p>4954.7900551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00">
                <text:p>87500</text:p>
              </table:table-cell>
              <table:table-cell office:value-type="float" office:value="399.979258206947">
                <text:p>399.979258206947</text:p>
              </table:table-cell>
              <table:table-cell office:value-type="float" office:value="87500">
                <text:p>87500</text:p>
              </table:table-cell>
              <table:table-cell office:value-type="float" office:value="681.247893774405">
                <text:p>681.247893774405</text:p>
              </table:table-cell>
              <table:table-cell office:value-type="float" office:value="87500">
                <text:p>87500</text:p>
              </table:table-cell>
              <table:table-cell office:value-type="float" office:value="685.689501116921">
                <text:p>685.689501116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00">
                <text:p>90000</text:p>
              </table:table-cell>
              <table:table-cell office:value-type="float" office:value="5210.64295127405">
                <text:p>5210.6429512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">
                <text:p>90000</text:p>
              </table:table-cell>
              <table:table-cell office:value-type="float" office:value="434.716201104575">
                <text:p>434.716201104575</text:p>
              </table:table-cell>
              <table:table-cell office:value-type="float" office:value="90000">
                <text:p>90000</text:p>
              </table:table-cell>
              <table:table-cell office:value-type="float" office:value="696.47872608542">
                <text:p>696.47872608542</text:p>
              </table:table-cell>
              <table:table-cell office:value-type="float" office:value="90000">
                <text:p>90000</text:p>
              </table:table-cell>
              <table:table-cell office:value-type="float" office:value="691.912391761617">
                <text:p>691.9123917616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500">
                <text:p>92500</text:p>
              </table:table-cell>
              <table:table-cell office:value-type="float" office:value="5389.73422183434">
                <text:p>5389.7342218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">
                <text:p>92500</text:p>
              </table:table-cell>
              <table:table-cell office:value-type="float" office:value="479.568371599555">
                <text:p>479.568371599555</text:p>
              </table:table-cell>
              <table:table-cell office:value-type="float" office:value="92500">
                <text:p>92500</text:p>
              </table:table-cell>
              <table:table-cell office:value-type="float" office:value="737.033903982169">
                <text:p>737.033903982169</text:p>
              </table:table-cell>
              <table:table-cell office:value-type="float" office:value="92500">
                <text:p>92500</text:p>
              </table:table-cell>
              <table:table-cell office:value-type="float" office:value="726.349057660608">
                <text:p>726.349057660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000">
                <text:p>95000</text:p>
              </table:table-cell>
              <table:table-cell office:value-type="float" office:value="5525.12814241202">
                <text:p>5525.1281424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00">
                <text:p>95000</text:p>
              </table:table-cell>
              <table:table-cell office:value-type="float" office:value="531.339193476198">
                <text:p>531.339193476198</text:p>
              </table:table-cell>
              <table:table-cell office:value-type="float" office:value="95000">
                <text:p>95000</text:p>
              </table:table-cell>
              <table:table-cell office:value-type="float" office:value="748.3597699726">
                <text:p>748.3597699726</text:p>
              </table:table-cell>
              <table:table-cell office:value-type="float" office:value="95000">
                <text:p>95000</text:p>
              </table:table-cell>
              <table:table-cell office:value-type="float" office:value="747.222106032477">
                <text:p>747.222106032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7500">
                <text:p>97500</text:p>
              </table:table-cell>
              <table:table-cell office:value-type="float" office:value="5787.07309767538">
                <text:p>5787.0730976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00">
                <text:p>97500</text:p>
              </table:table-cell>
              <table:table-cell office:value-type="float" office:value="462.601389837984">
                <text:p>462.601389837984</text:p>
              </table:table-cell>
              <table:table-cell office:value-type="float" office:value="97500">
                <text:p>97500</text:p>
              </table:table-cell>
              <table:table-cell office:value-type="float" office:value="758.043418265092">
                <text:p>758.043418265092</text:p>
              </table:table-cell>
              <table:table-cell office:value-type="float" office:value="97500">
                <text:p>97500</text:p>
              </table:table-cell>
              <table:table-cell office:value-type="float" office:value="779.69395615237">
                <text:p>779.69395615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00">
                <text:p>100000</text:p>
              </table:table-cell>
              <table:table-cell office:value-type="float" office:value="5948.72139988828">
                <text:p>5948.7213998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">
                <text:p>100000</text:p>
              </table:table-cell>
              <table:table-cell office:value-type="float" office:value="494.690076210525">
                <text:p>494.690076210525</text:p>
              </table:table-cell>
              <table:table-cell office:value-type="float" office:value="100000">
                <text:p>100000</text:p>
              </table:table-cell>
              <table:table-cell office:value-type="float" office:value="797.890486171613">
                <text:p>797.890486171613</text:p>
              </table:table-cell>
              <table:table-cell office:value-type="float" office:value="100000">
                <text:p>100000</text:p>
              </table:table-cell>
              <table:table-cell office:value-type="float" office:value="852.444904748236">
                <text:p>852.444904748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